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384061F7F4D3CD0E99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8.714cm"/>
    </style:style>
    <style:style style:name="gr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5" style:family="graphic" style:parent-style-name="standard">
      <style:graphic-properties draw:stroke="none" svg:stroke-width="0cm" dr3d:depth="0.379cm" dr3d:close-front="true" dr3d:close-back="true" dr3d:texture-generation-mode-x="parallel" dr3d:texture-generation-mode-y="parallel"/>
    </style:style>
    <style:style style:name="gr6" style:family="graphic" style:parent-style-name="standard">
      <style:graphic-properties draw:stroke="none" draw:fill="solid" draw:fill-color="#000000" draw:shadow="hidden" dr3d:depth="0.427cm" dr3d:close-front="true" dr3d:close-back="true" dr3d:texture-generation-mode-x="parallel" dr3d:texture-generation-mode-y="parallel"/>
    </style:style>
    <style:style style:name="gr7" style:family="graphic" style:parent-style-name="standard">
      <style:graphic-properties draw:stroke="none" svg:stroke-width="0cm" draw:fill-color="#006600" dr3d:depth="0.37cm" dr3d:close-front="true" dr3d:close-back="true" dr3d:texture-generation-mode-x="parallel" dr3d:texture-generation-mode-y="parallel"/>
    </style:style>
    <style:style style:name="gr8" style:family="graphic" style:parent-style-name="standard">
      <style:graphic-properties draw:stroke="none" draw:fill="solid" draw:fill-color="#ffffff" draw:shadow="hidden" dr3d:depth="0.416cm" dr3d:close-front="true" dr3d:close-back="true" dr3d:texture-generation-mode-x="parallel" dr3d:texture-generation-mode-y="parallel"/>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0" style:family="graphic" style:parent-style-name="standard">
      <style:graphic-properties draw:stroke="none" svg:stroke-width="0cm" draw:shadow="hidden" dr3d:depth="0.237cm" dr3d:close-front="true" dr3d:close-back="true" dr3d:texture-generation-mode-x="parallel" dr3d:texture-generation-mode-y="parallel"/>
    </style:style>
    <style:style style:name="gr11" style:family="graphic" style:parent-style-name="standard">
      <style:graphic-properties draw:stroke="none" svg:stroke-width="0cm" draw:fill-color="#99ff33" dr3d:depth="0.349cm" dr3d:close-front="true" dr3d:close-back="true" dr3d:texture-generation-mode-x="parallel" dr3d:texture-generation-mode-y="parallel"/>
    </style:style>
    <style:style style:name="gr12" style:family="graphic" style:parent-style-name="standard">
      <style:graphic-properties draw:stroke="none" draw:fill="solid" draw:fill-color="#000000" draw:shadow="hidden" dr3d:depth="0.393cm" dr3d:close-front="true" dr3d:close-back="true" dr3d:texture-generation-mode-x="parallel" dr3d:texture-generation-mode-y="parallel"/>
    </style:style>
    <style:style style:name="gr13" style:family="graphic" style:parent-style-name="standard">
      <style:graphic-properties draw:stroke="none"/>
    </style:style>
    <style:style style:name="gr14" style:family="graphic" style:parent-style-name="standard">
      <style:graphic-properties draw:stroke="none" svg:stroke-width="0cm" draw:shadow="hidden" dr3d:depth="1.222cm" dr3d:close-front="true" dr3d:close-back="true" dr3d:texture-generation-mode-x="parallel" dr3d:texture-generation-mode-y="parallel"/>
    </style:style>
    <style:style style:name="gr15" style:family="graphic" style:parent-style-name="standard">
      <style:graphic-properties draw:stroke="none" svg:stroke-color="#000000" draw:fill="none" draw:fill-color="#ffffff" draw:textarea-vertical-align="middle" fo:min-height="1.888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line-height="100%" fo:text-align="center"/>
      <style:text-properties fo:font-size="14pt" fo:font-weight="bold" style:font-size-asian="14pt" style:font-weight-asian="bold" style:font-size-complex="14pt" style:font-weight-complex="bold"/>
    </style:style>
    <style:style style:name="P4" style:family="paragraph">
      <style:paragraph-properties fo:line-height="100%" fo:text-align="start"/>
      <style:text-properties fo:font-size="14pt" fo:font-weight="bold" style:font-size-asian="14pt" style:font-weight-asian="bold" style:font-size-complex="14pt" style:font-weight-complex="bold"/>
    </style:style>
    <style:style style:name="P5" style:family="paragraph">
      <loext:graphic-properties draw:fill="none" draw:fill-color="#ffffff"/>
      <style:paragraph-properties fo:line-height="100%" fo:text-align="center"/>
      <style:text-properties fo:font-size="14pt" fo:font-weight="bold" style:font-size-asian="14pt" style:font-weight-asian="bold" style:font-size-complex="14pt" style:font-weight-complex="bold"/>
    </style:style>
    <style:style style:name="T1" style:family="text">
      <style:text-properties style:font-name="Utopia" fo:font-size="14pt" fo:font-weight="bold" style:font-size-asian="14pt" style:font-weight-asian="bold" style:font-size-complex="14pt" style:font-weight-complex="bold"/>
    </style:style>
    <style:style style:name="T2" style:family="text">
      <style:text-properties style:font-name="Utopia"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35cm" svg:y1="5.434cm" svg:x2="7.35cm" svg:y2="7.974cm">
          <text:p/>
        </draw:line>
        <draw:frame draw:style-name="gr2" draw:text-style-name="P1" draw:layer="layout" svg:width="15.582cm" svg:height="3.424cm" svg:x="6.119cm" svg:y="2.651cm">
          <draw:image xlink:href="Pictures/10000201000004B000000384061F7F4D3CD0E99D.png" xlink:type="simple" xlink:show="embed" xlink:actuate="onLoad">
            <text:p/>
          </draw:image>
        </draw:frame>
        <draw:frame draw:style-name="gr3" draw:text-style-name="P2" draw:layer="layout" svg:width="9.214cm" svg:height="0.962cm" svg:x="9.393cm" svg:y="1.243cm">
          <draw:text-box>
            <text:p>Audio Fingerprinting Technique</text:p>
          </draw:text-box>
        </draw:frame>
        <dr3d:scene draw:style-name="gr4" svg:width="2.777cm" svg:height="0.607cm" svg:x="6.461cm" svg:y="6.578cm" dr3d:transform="matrix (1 0 0 0 0.939692620785931 0.342020143325607 0 -0.342020143325607 0.939692620785931 -7.8485cm 7.29033047454636cm 2.42626133627453cm)" dr3d:vrp="(0 0 8364.14285714286)" dr3d:vpn="(0 0 7937.14285714286)" dr3d:projection="perspective" dr3d:distance="0.42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6460 -7984 2777 607" svg:d="M6460-7984v607h2777v-607z"/>
          <dr3d:extrude draw:style-name="gr6" draw:layer="layout" svg:viewBox="7580.265625 -7830.5 184.453125 231.125" svg:d="M7764.71875-7764.625l-0.09521484375-3.8671875-0.28564453125-3.76171875-0.47607421875-3.65625-0.66650390625-3.55078125-0.85693359375-3.4453125-1.04736328125-3.33984375-1.23779296875-3.234375-1.42822265625-3.12890625-1.609130859375-3.00881958007812-1.780517578125-2.88595581054687-1.951904296875-2.76327514648437-2.123291015625-2.64077758789062-2.294677734375-2.51846313476562-2.466064453125-2.39633178710937-2.637451171875-2.27438354492187-2.808837890625-2.15261840820312-2.97140502929687-2.03030395507812-3.13674926757812-1.90744018554688-3.30191040039062-1.78475952148438-3.46688842773437-1.66226196289063-3.63168334960937-1.53994750976563-3.79629516601562-1.41781616210938-3.96072387695312-1.29586791992188-4.12496948242188-1.17410278320313-4.28317260742188-1.03341674804688-4.43533325195313-0.897003173828125-4.58731079101563-0.760406494140625-4.73910522460938-0.623626708984375-9.932861328125-0.836181640625-10.537841796875-0.286865234375-9.474609375 0.1962890625-8.994140625 0.5654296875-8.513671875 0.9345703125-8.033203125 1.3037109375-3.837158203125 0.806396484375-3.718505859375 0.919189453125-3.599853515625 1.031982421875-3.481201171875 1.144775390625-3.362548828125 1.257568359375-3.243896484375 1.370361328125-3.125244140625 1.483154296875-3.006591796875 1.595947265625-2.88204956054687 1.72344970703125-2.76321411132812 1.85418701171875-2.64419555664062 1.98529052734375-2.52499389648437 2.11676025390625-2.40560913085937 2.24859619140625-2.28604125976562 2.38079833984375-2.16629028320312 2.51336669921875-2.04635620117187 2.64630126953125-1.92041015625 2.78836059570312-1.78857421875 2.93942260742187-1.65673828125 3.09066772460937-1.52490234375 3.24209594726562-1.39306640625 3.39370727539062-1.26123046875 3.54550170898437-1.12939453125 3.69747924804687-0.99755859375 3.84963989257812 32.84375 6.40625 1.34698486328125-4.33883666992188 1.66229248046875-4.03982543945313 1.97796630859375-3.74063110351562 1.10747528076172-1.75806045532227 1.18653106689453-1.68319320678711 1.26563262939453-1.60830307006836 1.34477996826172-1.53339004516602 1.42397308349609-1.45845413208008 1.50321197509766-1.38349533081055 1.58249664306641-1.30851364135742 1.66182708740234-1.2335090637207 3.56182861328125-2.24191284179687 3.90090942382812-1.96072387695313 4.26144409179688-1.69869995117188 4.62216186523438-1.43685913085938 4.98306274414063-1.17520141601563 5.34414672851563-0.913726806640625 5.70541381835938-0.652435302734375 6.06686401367188-0.391326904296875 6.42849731445313-0.130401611328125 5.865234375 0.102783203125 5.619140625 0.309326171875 5.373046875 0.517333984375 5.126953125 0.726806640625 2.4638671875 0.452667236328125 2.3759765625 0.526092529296875 2.2880859375 0.599700927734375 2.2001953125 0.673492431640625 2.1123046875 0.747467041015625 2.0244140625 0.821624755859375 1.9365234375 0.895965576171875 1.8486328125 0.970489501953125 1.76004028320313 1.049560546875 1.65914916992188 1.133056640625 1.55844116210938 1.216552734375 1.45791625976563 1.300048828125 1.35757446289063 1.383544921875 1.25741577148438 1.467041015625 1.15744018554688 1.550537109375 1.05764770507813 1.634033203125 0.94482421875 1.72628784179688 0.81884765625 1.82717895507813 0.69287109375 1.92788696289063 0.56689453125 2.02841186523437 0.44091796875 2.12875366210937 0.31494140625 2.22891235351562 0.18896484375 2.32888793945312 0.06298828125 2.42868041992187-0.074676513671875 2.46966552734375-0.223907470703125 2.35797119140625-0.372955322265625 2.24591064453125-0.521820068359375 2.13348388671875-0.670501708984375 2.02069091796875-0.819000244140625 1.90753173828125-0.967315673828125 1.79400634765625-1.11544799804688 1.68011474609375-1.247314453125 1.59451293945313-1.363037109375 1.52584838867188-1.478759765625 1.45736694335938-1.594482421875 1.38906860351563-1.710205078125 1.32095336914063-1.825927734375 1.25302124023438-1.941650390625 1.18527221679688-2.057373046875 1.11770629882813-2.17166137695312 1.06637573242188-2.28463745117187 1.03103637695313-4.908935546875 1.955322265625-5.363037109375 1.811767578125-5.818603515625 1.666748046875-26.53125 7.140625-26.65625 7.828125-3.264404296875 1.12789916992188-3.183837890625 1.21560668945313-3.103271484375 1.30313110351563-3.022705078125 1.39047241210938-2.942138671875 1.47763061523438-2.861572265625 1.56460571289063-2.781005859375 1.65139770507813-2.700439453125 1.73800659179688-2.59201049804687 1.83468627929688-2.46731567382812 1.94143676757813-2.34243774414062 2.04800415039062-2.21737670898437 2.15438842773437-2.09213256835937 2.26058959960937-1.96670532226563 2.36660766601562-1.84109497070313 2.47244262695312-1.71530151367188 2.57809448242187-1.549072265625 2.72021484375-1.342529296875 2.88720703125-1.135986328125 3.05419921875-0.929443359375 3.22119140625-0.722900390625 3.38818359375-0.516357421875 3.55517578125-0.309814453125 3.72216796875-0.103271484375 3.88916015625 0.340545654296875 7.41287231445313 0.425647735595703 3.5356559753418 0.595867156982422 3.42183303833008 0.766063690185547 3.30803298950195 0.936237335205078 3.19425582885742 1.10638809204102 3.08050155639648 1.27651596069336 2.96677017211914 1.44662094116211 2.85306167602539 1.61670303344727 2.73937606811523 1.78676223754883 2.62571334838867 1.9567985534668 2.5120735168457 2.12681198120117 2.39845657348633 2.29680252075195 2.28486251831055 2.46677017211914 2.17129135131836 2.63671493530273 2.05774307250977 2.80242919921875 1.93835830688477 2.95806884765625 1.81313705444336 3.11370849609375 1.68793869018555 3.26934814453125 1.56276321411133 7.005615234375 2.75009155273437 7.628173828125 2.24966430664062 8.250732421875 1.74942016601563 8.873291015625 1.24935913085938 9.495849609375 0.749481201171875 10.118408203125 0.249786376953125 9.00363159179688-0.203582763671875 8.53030395507813-0.610626220703125 8.05679321289063-1.01748657226563 7.58309936523438-1.42416381835938 7.10922241210938-1.83065795898438 6.63516235351563-2.23696899414062 6.16091918945313-2.64309692382812 5.68649291992188-3.04904174804687 2.66199111938477-1.68749237060547 2.53676986694336-1.81049346923828 2.41157150268555-1.93344879150391 2.28639602661133-2.05635833740234 2.1612434387207-2.17922210693359 2.03611373901367-2.30204010009766 1.91100692749023-2.42481231689453 1.78592300415039-2.54753875732422 1.66086196899414-2.67021942138672 1.53582382202148-2.79285430908203 1.41080856323242-2.91544342041016 1.28581619262695-3.03798675537109 2.19674682617187-6.44342041015625 1.69705200195313-6.93304443359375-33.46875-4.125-0.51190185546875 2.12405395507812-0.60968017578125 2.03634643554687-0.70709228515625 1.94882202148438-0.80413818359375 1.86148071289063-0.90081787109375 1.77432250976563-0.99713134765625 1.68734741210938-1.09307861328125 1.60055541992188-1.18865966796875 1.51394653320313-1.26925659179688 1.43484497070313-1.33499145507813 1.36325073242188-1.40054321289063 1.29183959960938-1.46591186523438 1.22061157226563-1.53109741210938 1.14956665039063-1.59609985351563 1.07870483398438-1.66091918945313 1.00802612304688-1.72555541992188 0.937530517578125-1.77978515625 0.875274658203125-1.83544921875 0.809539794921875-1.89111328125 0.743988037109375-1.94677734375 0.678619384765625-2.00244140625 0.613433837890625-2.05810546875 0.548431396484375-2.11376953125 0.483612060546875-2.16943359375 0.418975830078125-4.4384765625 0.6767578125-4.5263671875 0.4833984375-4.6142578125 0.2900390625-4.7021484375 0.0966796875-6.09228515625-0.119384765625-5.67919921875-0.358154296875-5.26611328125-0.596923828125-4.85302734375-0.835693359375-4.43994140625-1.074462890625-4.02685546875-1.313232421875-3.61376953125-1.552001953125-1.6519775390625-0.86553955078125-1.5487060546875-0.92523193359375-1.45037460327148-0.985660552978516-1.35696792602539-1.04684066772461-1.2635383605957-1.1080436706543-1.17008590698242-1.16926956176758-1.07661056518555-1.23051834106445-0.983112335205078-1.29179000854492-0.889591217041016-1.35308456420898-0.796047210693359-1.41440200805664-0.702480316162109-1.47574234008789-0.608890533447266-1.53710556030273-0.515277862548828-1.59849166870117-0.421642303466797-1.6599006652832-0.327983856201172-1.72133255004883-0.234302520751953-1.78278732299805-0.140598297119141-1.84426498413086-0.0468711853027344-1.90576553344727 0.069549560546875-2.22360229492187 0.208526611328125-2.12380981445312 0.347320556640625-2.02383422851562 0.485931396484375-1.92367553710938 0.624359130859375-1.82333374023438 0.762603759765625-1.72280883789063 0.900665283203125-1.62210083007813 1.03854370117188-1.52120971679688 1.16751098632813-1.44210815429688 1.27609252929688-1.38479614257813 1.38485717773438-1.32730102539063 1.49380493164063-1.26962280273438 1.60293579101563-1.21176147460938 1.71224975585938-1.15371704101563 1.82174682617188-1.09548950195313 1.93142700195313-1.03707885742188 4.174560546875-1.942138671875 4.577392578125-1.817626953125 4.978759765625-1.691650390625 5.378662109375-1.564208984375 24.578125-6.296875 18.171875-4.859375 4.61767578125-1.353515625 4.55029296875-1.482421875 4.48583984375-1.611328125 4.42431640625-1.740234375 4.327392578125-1.883544921875 4.194091796875-2.040283203125 4.062255859375-2.195556640625 3.931884765625-2.349365234375 1.90802001953125-1.24365234375 1.84539794921875-1.30517578125 1.78314208984375-1.36669921875 1.72125244140625-1.42822265625 1.65972900390625-1.48974609375 1.59857177734375-1.55126953125 1.53778076171875-1.61279296875 1.47735595703125-1.67431640625 1.41058349609375-1.74026489257813 1.33697509765625-1.81076049804688 1.26300048828125-1.88143920898438 1.18865966796875-1.95230102539063 1.11395263671875-2.02334594726562 1.03887939453125-2.09457397460937 0.96343994140625-2.16598510742187 0.88763427734375-2.23757934570312 0.796844482421875-2.31298828125 0.691192626953125-2.40380859375 0.585357666015625-2.49462890625 0.479339599609375-2.58544921875 0.373138427734375-2.67626953125 0.266754150390625-2.76708984375 0.160186767578125-2.85791015625z"/>
          <dr3d:extrude draw:style-name="gr6" draw:layer="layout" svg:viewBox="7786.484375 -7826.171875 112.15625 306.671875" svg:d="M7855.0625-7629.5v-196.671875h-37.171875v196.671875h-31.40625v27.09375h31.40625v25.296875l0.140869140625 5.996826171875 0.423583984375 5.778564453125 0.707763671875 5.558837890625 0.993408203125 5.337646484375 0.627716064453125 2.57666015625 0.746551513671875 2.49169921875 0.865570068359375 2.40673828125 0.984771728515625 2.32177734375 1.10415649414063 2.23681640625 1.22372436523438 2.15185546875 1.34347534179688 2.06689453125 1.46340942382813 1.98193359375 1.59298706054688 1.893310546875 1.73196411132813 1.789306640625 1.87075805664063 1.685302734375 2.00936889648437 1.581298828125 2.14779663085937 1.477294921875 2.28604125976562 1.373291015625 2.42410278320312 1.269287109375 2.56198120117187 1.165283203125 2.73336791992187 1.04885864257813 2.92654418945312 0.908416748046875 3.11953735351562 0.768157958984375 3.31234741210937 0.628082275390625 3.50497436523437 0.488189697265625 3.69741821289062 0.348480224609375 3.88967895507812 0.208953857421875 4.08175659179688 0.069610595703125 3.3369140625-0.038330078125 3.4013671875-0.115966796875 3.4658203125-0.195068359375 3.5302734375-0.275634765625 3.453857421875-0.35205078125 3.235595703125-0.42529296875 3.015869140625-0.50146484375 2.794677734375-0.58056640625v-28.34375l-1.828125 0.307861328125-1.96875 0.291748046875-4.359375 0.541015625-2.261962890625 0.2255859375-2.146240234375 0.1611328125-2.031982421875 0.0966796875-1.919189453125 0.0322265625-2.02081298828125-0.035888671875-1.92596435546875-0.107666015625-1.83148193359375-0.179443359375-1.73736572265625-0.251220703125-1.64361572265625-0.322998046875-1.55023193359375-0.394775390625-1.45721435546875-0.466552734375-1.36456298828125-0.538330078125-1.28250122070313-0.59979248046875-1.21090698242188-0.66241455078125-1.13949584960938-0.72467041015625-1.06826782226563-0.78656005859375-0.997222900390625-0.84808349609375-0.926361083984375-0.90924072265625-0.855682373046875-0.97003173828125-0.785186767578125-1.03045654296875-0.720733642578125-1.09133911132813-0.662322998046875-1.15304565429688-0.604095458984375-1.21493530273438-0.546051025390625-1.27700805664063-0.488189697265625-1.33926391601563-0.430511474609375-1.40170288085938-0.373016357421875-1.46432495117188-0.315704345703125-1.52713012695313-0.4921875-3.22509765625-0.3515625-3.46240234375-0.2109375-3.69677734375-0.0703125-3.92822265625v-20.125h43.578125v-27.09375z"/>
          <dr3d:extrude draw:style-name="gr6" draw:layer="layout" svg:viewBox="7896.484375 -7826.171875 112.15625 306.671875" svg:d="M7965.0625-7629.5v-196.671875h-37.171875v196.671875h-31.40625v27.09375h31.40625v25.296875l0.140869140625 5.996826171875 0.423583984375 5.778564453125 0.707763671875 5.558837890625 0.993408203125 5.337646484375 0.627716064453125 2.57666015625 0.746551513671875 2.49169921875 0.865570068359375 2.40673828125 0.984771728515625 2.32177734375 1.10415649414063 2.23681640625 1.22372436523438 2.15185546875 1.34347534179688 2.06689453125 1.46340942382813 1.98193359375 1.59298706054688 1.893310546875 1.73196411132813 1.789306640625 1.87075805664063 1.685302734375 2.00936889648437 1.581298828125 2.14779663085937 1.477294921875 2.28604125976562 1.373291015625 2.42410278320312 1.269287109375 2.56198120117187 1.165283203125 2.73336791992187 1.04885864257813 2.92654418945312 0.908416748046875 3.11953735351562 0.768157958984375 3.31234741210937 0.628082275390625 3.50497436523437 0.488189697265625 3.69741821289062 0.348480224609375 3.88967895507812 0.208953857421875 4.08175659179688 0.069610595703125 3.3369140625-0.038330078125 3.4013671875-0.115966796875 3.4658203125-0.195068359375 3.5302734375-0.275634765625 3.453857421875-0.35205078125 3.235595703125-0.42529296875 3.015869140625-0.50146484375 2.794677734375-0.58056640625v-28.34375l-1.828125 0.307861328125-1.96875 0.291748046875-4.359375 0.541015625-2.261962890625 0.2255859375-2.146240234375 0.1611328125-2.031982421875 0.0966796875-1.919189453125 0.0322265625-2.02081298828125-0.035888671875-1.92596435546875-0.107666015625-1.83148193359375-0.179443359375-1.73736572265625-0.251220703125-1.64361572265625-0.322998046875-1.55023193359375-0.394775390625-1.45721435546875-0.466552734375-1.36456298828125-0.538330078125-1.28250122070313-0.59979248046875-1.21090698242188-0.66241455078125-1.13949584960938-0.72467041015625-1.06826782226563-0.78656005859375-0.997222900390625-0.84808349609375-0.926361083984375-0.90924072265625-0.855682373046875-0.97003173828125-0.785186767578125-1.03045654296875-0.720733642578125-1.09133911132813-0.662322998046875-1.15304565429688-0.604095458984375-1.21493530273438-0.546051025390625-1.27700805664063-0.488189697265625-1.33926391601563-0.430511474609375-1.40170288085938-0.373016357421875-1.46432495117188-0.315704345703125-1.52713012695313-0.4921875-3.22509765625-0.3515625-3.46240234375-0.2109375-3.69677734375-0.0703125-3.92822265625v-20.125h43.578125v-27.09375z"/>
          <dr3d:extrude draw:style-name="gr6" draw:layer="layout" svg:viewBox="8014.90625 -7829.5 108.015625 277.5" svg:d="M8122.921875-7824.53125l-4.2509765625-1.078369140625-4.2919921875-0.962646484375-4.3330078125-0.848388671875-4.3740234375-0.735595703125-4.55859375-0.576904296875-4.91015625-0.417236328125-5.26171875-0.256103515625-5.61328125-0.093505859375-5.40105819702148 0.200511932373047-5.05276870727539 0.595722198486328-4.7044563293457 0.991001129150391-4.35612106323242 1.38634872436523-4.00776290893555 1.78176498413086-3.65938186645508 2.17724990844727-3.31097793579102 2.57280349731445-2.96255111694336 2.96842575073242-2.61410140991211 3.36411666870117-2.26562881469727 3.7598762512207-1.91713333129883 4.15570449829102-1.5686149597168 4.55160140991211-1.22007369995117 4.94756698608398-0.871509552001953 5.34360122680664-0.522922515869141 5.73970413208008-0.174312591552734 6.1358757019043v149.328125h-25.8125v27.09375h27.265625l10.9375 50.40625h24.796875v-50.40625h41.296875v-27.09375h-41.296875v-141.25l0.082061767578125-3.881103515625 0.246307373046875-3.580810546875 0.410736083984375-3.280517578125 0.575347900390625-2.980224609375 0.740142822265625-2.679931640625 0.431926727294922-1.22735595703125 0.473194122314453-1.15228271484375 0.514484405517578-1.07720947265625 0.555797576904297-1.00213623046875 0.597133636474609-0.92706298828125 0.638492584228516-0.85198974609375 0.689216613769531-0.78900146484375 0.749320983886719-0.73809814453125 0.809471130371094-0.68719482421875 0.869667053222656-0.63629150390625 0.929908752441406-0.58538818359375 0.990196228027344-0.53448486328125 1.05052947998047-0.48358154296875 1.11090850830078-0.43267822265625 1.17133331298828-0.38177490234375 1.23180389404297-0.33087158203125 2.64520263671875-0.509033203125 2.88763427734375-0.305419921875 3.13043212890625-0.101806640625 2.665771484375 0.052490234375 2.629150390625 0.156494140625 2.591064453125 0.259033203125 2.551513671875 0.360107421875 11.046875 2.0625z"/>
        </dr3d:scene>
        <dr3d:scene draw:style-name="gr4" svg:width="2.832cm" svg:height="0.634cm" svg:x="7.35cm" svg:y="7.948cm" dr3d:transform="matrix (1 0 0 0 0.939692620785931 0.342020143325607 0 -0.342020143325607 0.939692620785931 -8.7375cm 8.60308106578431cm 2.9040634765004cm)" dr3d:vrp="(0 0 8364.14285714286)" dr3d:vpn="(0 0 7937.14285714286)" dr3d:projection="perspective" dr3d:distance="0.42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dr3d:transform="matrix (1 0 0 0 1 0 0 0 1 0.0335078539747938cm 0.0165356753041988cm -0.00601849361421773cm)" svg:viewBox="7349 -9381 2777 607" svg:d="M7349-9381v607h2777v-607z"/>
          <dr3d:extrude draw:style-name="gr6" draw:layer="layout" svg:viewBox="8469.265625 -9227.5 184.453125 231.125" svg:d="M8653.71875-9161.625l-0.09521484375-3.8671875-0.28564453125-3.76171875-0.47607421875-3.65625-0.66650390625-3.55078125-0.85693359375-3.4453125-1.04736328125-3.33984375-1.23779296875-3.234375-1.42822265625-3.12890625-1.609130859375-3.00881958007812-1.780517578125-2.88595581054687-1.951904296875-2.76327514648437-2.123291015625-2.64077758789062-2.294677734375-2.51846313476562-2.466064453125-2.39633178710937-2.637451171875-2.27438354492187-2.808837890625-2.15261840820312-2.97140502929687-2.03030395507812-3.13674926757812-1.90744018554688-3.30191040039062-1.78475952148438-3.46688842773437-1.66226196289063-3.63168334960937-1.53994750976563-3.79629516601562-1.41781616210938-3.96072387695312-1.29586791992188-4.12496948242188-1.17410278320313-4.28317260742188-1.03341674804688-4.43533325195313-0.897003173828125-4.58731079101563-0.760406494140625-4.73910522460938-0.623626708984375-9.932861328125-0.836181640625-10.537841796875-0.286865234375-9.474609375 0.1962890625-8.994140625 0.5654296875-8.513671875 0.9345703125-8.033203125 1.3037109375-3.837158203125 0.806396484375-3.718505859375 0.919189453125-3.599853515625 1.031982421875-3.481201171875 1.144775390625-3.362548828125 1.257568359375-3.243896484375 1.370361328125-3.125244140625 1.483154296875-3.006591796875 1.595947265625-2.88204956054687 1.72344970703125-2.76321411132812 1.85418701171875-2.64419555664062 1.98529052734375-2.52499389648437 2.11676025390625-2.40560913085937 2.24859619140625-2.28604125976562 2.38079833984375-2.16629028320312 2.51336669921875-2.04635620117187 2.64630126953125-1.92041015625 2.78836059570312-1.78857421875 2.93942260742187-1.65673828125 3.09066772460937-1.52490234375 3.24209594726562-1.39306640625 3.39370727539062-1.26123046875 3.54550170898437-1.12939453125 3.69747924804687-0.99755859375 3.84963989257812 32.84375 6.40625 1.34698486328125-4.33883666992188 1.66229248046875-4.03982543945313 1.97796630859375-3.74063110351562 1.10747528076172-1.75806045532227 1.18653106689453-1.68319320678711 1.26563262939453-1.60830307006836 1.34477996826172-1.53339004516602 1.42397308349609-1.45845413208008 1.50321197509766-1.38349533081055 1.58249664306641-1.30851364135742 1.66182708740234-1.2335090637207 3.56182861328125-2.24191284179687 3.90090942382812-1.96072387695313 4.26144409179688-1.69869995117188 4.62216186523438-1.43685913085938 4.98306274414063-1.17520141601563 5.34414672851563-0.913726806640625 5.70541381835938-0.652435302734375 6.06686401367188-0.391326904296875 6.42849731445313-0.130401611328125 5.865234375 0.102783203125 5.619140625 0.309326171875 5.373046875 0.517333984375 5.126953125 0.726806640625 2.4638671875 0.452667236328125 2.3759765625 0.526092529296875 2.2880859375 0.599700927734375 2.2001953125 0.673492431640625 2.1123046875 0.747467041015625 2.0244140625 0.821624755859375 1.9365234375 0.895965576171875 1.8486328125 0.970489501953125 1.76004028320313 1.049560546875 1.65914916992188 1.133056640625 1.55844116210938 1.216552734375 1.45791625976563 1.300048828125 1.35757446289063 1.383544921875 1.25741577148438 1.467041015625 1.15744018554688 1.550537109375 1.05764770507813 1.634033203125 0.94482421875 1.72628784179688 0.81884765625 1.82717895507813 0.69287109375 1.92788696289063 0.56689453125 2.02841186523437 0.44091796875 2.12875366210937 0.31494140625 2.22891235351562 0.18896484375 2.32888793945312 0.06298828125 2.42868041992187-0.074676513671875 2.46966552734375-0.223907470703125 2.35797119140625-0.372955322265625 2.24591064453125-0.521820068359375 2.13348388671875-0.670501708984375 2.02069091796875-0.819000244140625 1.90753173828125-0.967315673828125 1.79400634765625-1.11544799804688 1.68011474609375-1.247314453125 1.59451293945313-1.363037109375 1.52584838867188-1.478759765625 1.45736694335938-1.594482421875 1.38906860351563-1.710205078125 1.32095336914063-1.825927734375 1.25302124023438-1.941650390625 1.18527221679688-2.057373046875 1.11770629882813-2.17166137695312 1.06637573242188-2.28463745117187 1.03103637695313-4.908935546875 1.955322265625-5.363037109375 1.811767578125-5.818603515625 1.666748046875-26.53125 7.140625-26.65625 7.828125-3.264404296875 1.12789916992188-3.183837890625 1.21560668945313-3.103271484375 1.30313110351563-3.022705078125 1.39047241210938-2.942138671875 1.47763061523438-2.861572265625 1.56460571289063-2.781005859375 1.65139770507813-2.700439453125 1.73800659179688-2.59201049804687 1.83468627929688-2.46731567382812 1.94143676757813-2.34243774414062 2.04800415039062-2.21737670898437 2.15438842773437-2.09213256835937 2.26058959960937-1.96670532226563 2.36660766601562-1.84109497070313 2.47244262695312-1.71530151367188 2.57809448242187-1.549072265625 2.72021484375-1.342529296875 2.88720703125-1.135986328125 3.05419921875-0.929443359375 3.22119140625-0.722900390625 3.38818359375-0.516357421875 3.55517578125-0.309814453125 3.72216796875-0.103271484375 3.88916015625 0.340545654296875 7.41287231445313 0.425647735595703 3.5356559753418 0.595867156982422 3.42183303833008 0.766063690185547 3.30803298950195 0.936237335205078 3.19425582885742 1.10638809204102 3.08050155639648 1.27651596069336 2.96677017211914 1.44662094116211 2.85306167602539 1.61670303344727 2.73937606811523 1.78676223754883 2.62571334838867 1.9567985534668 2.5120735168457 2.12681198120117 2.39845657348633 2.29680252075195 2.28486251831055 2.46677017211914 2.17129135131836 2.63671493530273 2.05774307250977 2.80242919921875 1.93835830688477 2.95806884765625 1.81313705444336 3.11370849609375 1.68793869018555 3.26934814453125 1.56276321411133 7.005615234375 2.75009155273437 7.628173828125 2.24966430664062 8.250732421875 1.74942016601563 8.873291015625 1.24935913085938 9.495849609375 0.749481201171875 10.118408203125 0.249786376953125 9.00363159179688-0.203582763671875 8.53030395507813-0.610626220703125 8.05679321289063-1.01748657226563 7.58309936523438-1.42416381835938 7.10922241210938-1.83065795898438 6.63516235351563-2.23696899414062 6.16091918945313-2.64309692382812 5.68649291992188-3.04904174804687 2.66199111938477-1.68749237060547 2.53676986694336-1.81049346923828 2.41157150268555-1.93344879150391 2.28639602661133-2.05635833740234 2.1612434387207-2.17922210693359 2.03611373901367-2.30204010009766 1.91100692749023-2.42481231689453 1.78592300415039-2.54753875732422 1.66086196899414-2.67021942138672 1.53582382202148-2.79285430908203 1.41080856323242-2.91544342041016 1.28581619262695-3.03798675537109 2.19674682617187-6.44342041015625 1.69705200195313-6.93304443359375-33.46875-4.125-0.51190185546875 2.12405395507812-0.60968017578125 2.03634643554687-0.70709228515625 1.94882202148438-0.80413818359375 1.86148071289063-0.90081787109375 1.77432250976563-0.99713134765625 1.68734741210938-1.09307861328125 1.60055541992188-1.18865966796875 1.51394653320313-1.26925659179688 1.43484497070313-1.33499145507813 1.36325073242188-1.40054321289063 1.29183959960938-1.46591186523438 1.22061157226563-1.53109741210938 1.14956665039063-1.59609985351563 1.07870483398438-1.66091918945313 1.00802612304688-1.72555541992188 0.937530517578125-1.77978515625 0.875274658203125-1.83544921875 0.809539794921875-1.89111328125 0.743988037109375-1.94677734375 0.678619384765625-2.00244140625 0.613433837890625-2.05810546875 0.548431396484375-2.11376953125 0.483612060546875-2.16943359375 0.418975830078125-4.4384765625 0.6767578125-4.5263671875 0.4833984375-4.6142578125 0.2900390625-4.7021484375 0.0966796875-6.09228515625-0.119384765625-5.67919921875-0.358154296875-5.26611328125-0.596923828125-4.85302734375-0.835693359375-4.43994140625-1.074462890625-4.02685546875-1.313232421875-3.61376953125-1.552001953125-1.6519775390625-0.86553955078125-1.5487060546875-0.92523193359375-1.45037460327148-0.985660552978516-1.35696792602539-1.04684066772461-1.2635383605957-1.1080436706543-1.17008590698242-1.16926956176758-1.07661056518555-1.23051834106445-0.983112335205078-1.29179000854492-0.889591217041016-1.35308456420898-0.796047210693359-1.41440200805664-0.702480316162109-1.47574234008789-0.608890533447266-1.53710556030273-0.515277862548828-1.59849166870117-0.421642303466797-1.6599006652832-0.327983856201172-1.72133255004883-0.234302520751953-1.78278732299805-0.140598297119141-1.84426498413086-0.0468711853027344-1.90576553344727 0.069549560546875-2.22360229492187 0.208526611328125-2.12380981445312 0.347320556640625-2.02383422851562 0.485931396484375-1.92367553710938 0.624359130859375-1.82333374023438 0.762603759765625-1.72280883789063 0.900665283203125-1.62210083007813 1.03854370117188-1.52120971679688 1.16751098632813-1.44210815429688 1.27609252929688-1.38479614257813 1.38485717773438-1.32730102539063 1.49380493164063-1.26962280273438 1.60293579101563-1.21176147460938 1.71224975585938-1.15371704101563 1.82174682617188-1.09548950195313 1.93142700195313-1.03707885742188 4.174560546875-1.942138671875 4.577392578125-1.817626953125 4.978759765625-1.691650390625 5.378662109375-1.564208984375 24.578125-6.296875 18.171875-4.859375 4.61767578125-1.353515625 4.55029296875-1.482421875 4.48583984375-1.611328125 4.42431640625-1.740234375 4.327392578125-1.883544921875 4.194091796875-2.040283203125 4.062255859375-2.195556640625 3.931884765625-2.349365234375 1.90802001953125-1.24365234375 1.84539794921875-1.30517578125 1.78314208984375-1.36669921875 1.72125244140625-1.42822265625 1.65972900390625-1.48974609375 1.59857177734375-1.55126953125 1.53778076171875-1.61279296875 1.47735595703125-1.67431640625 1.41058349609375-1.74026489257813 1.33697509765625-1.81076049804688 1.26300048828125-1.88143920898438 1.18865966796875-1.95230102539063 1.11395263671875-2.02334594726562 1.03887939453125-2.09457397460937 0.96343994140625-2.16598510742187 0.88763427734375-2.23757934570312 0.796844482421875-2.31298828125 0.691192626953125-2.40380859375 0.585357666015625-2.49462890625 0.479339599609375-2.58544921875 0.373138427734375-2.67626953125 0.266754150390625-2.76708984375 0.160186767578125-2.85791015625z"/>
          <dr3d:extrude draw:style-name="gr6" draw:layer="layout" svg:viewBox="8675.484375 -9223.171875 112.15625 306.671875" svg:d="M8744.0625-9026.5v-196.671875h-37.171875v196.671875h-31.40625v27.09375h31.40625v25.296875l0.140869140625 5.996826171875 0.423583984375 5.778564453125 0.707763671875 5.558837890625 0.993408203125 5.337646484375 0.627716064453125 2.57666015625 0.746551513671875 2.49169921875 0.865570068359375 2.40673828125 0.984771728515625 2.32177734375 1.10415649414063 2.23681640625 1.22372436523438 2.15185546875 1.34347534179688 2.06689453125 1.46340942382813 1.98193359375 1.59298706054688 1.893310546875 1.73196411132813 1.789306640625 1.87075805664063 1.685302734375 2.00936889648437 1.581298828125 2.14779663085937 1.477294921875 2.28604125976562 1.373291015625 2.42410278320312 1.269287109375 2.56198120117187 1.165283203125 2.73336791992187 1.04885864257813 2.92654418945312 0.908416748046875 3.11953735351562 0.768157958984375 3.31234741210937 0.628082275390625 3.50497436523437 0.488189697265625 3.69741821289062 0.348480224609375 3.88967895507812 0.208953857421875 4.08175659179688 0.069610595703125 3.3369140625-0.038330078125 3.4013671875-0.115966796875 3.4658203125-0.195068359375 3.5302734375-0.275634765625 3.453857421875-0.35205078125 3.235595703125-0.42529296875 3.015869140625-0.50146484375 2.794677734375-0.58056640625v-28.34375l-1.828125 0.307861328125-1.96875 0.291748046875-4.359375 0.541015625-2.261962890625 0.2255859375-2.146240234375 0.1611328125-2.031982421875 0.0966796875-1.919189453125 0.0322265625-2.02081298828125-0.035888671875-1.92596435546875-0.107666015625-1.83148193359375-0.179443359375-1.73736572265625-0.251220703125-1.64361572265625-0.322998046875-1.55023193359375-0.394775390625-1.45721435546875-0.466552734375-1.36456298828125-0.538330078125-1.28250122070313-0.59979248046875-1.21090698242188-0.66241455078125-1.13949584960938-0.72467041015625-1.06826782226563-0.78656005859375-0.997222900390625-0.84808349609375-0.926361083984375-0.90924072265625-0.855682373046875-0.97003173828125-0.785186767578125-1.03045654296875-0.720733642578125-1.09133911132813-0.662322998046875-1.15304565429688-0.604095458984375-1.21493530273438-0.546051025390625-1.27700805664063-0.488189697265625-1.33926391601563-0.430511474609375-1.40170288085938-0.373016357421875-1.46432495117188-0.315704345703125-1.52713012695313-0.4921875-3.22509765625-0.3515625-3.46240234375-0.2109375-3.69677734375-0.0703125-3.92822265625v-20.125h43.578125v-27.09375z"/>
          <dr3d:extrude draw:style-name="gr6" draw:layer="layout" svg:viewBox="8785.484375 -9223.171875 112.15625 306.671875" svg:d="M8854.0625-9026.5v-196.671875h-37.171875v196.671875h-31.40625v27.09375h31.40625v25.296875l0.140869140625 5.996826171875 0.423583984375 5.778564453125 0.707763671875 5.558837890625 0.993408203125 5.337646484375 0.627716064453125 2.57666015625 0.746551513671875 2.49169921875 0.865570068359375 2.40673828125 0.984771728515625 2.32177734375 1.10415649414063 2.23681640625 1.22372436523438 2.15185546875 1.34347534179688 2.06689453125 1.46340942382813 1.98193359375 1.59298706054688 1.893310546875 1.73196411132813 1.789306640625 1.87075805664063 1.685302734375 2.00936889648437 1.581298828125 2.14779663085937 1.477294921875 2.28604125976562 1.373291015625 2.42410278320312 1.269287109375 2.56198120117187 1.165283203125 2.73336791992187 1.04885864257813 2.92654418945312 0.908416748046875 3.11953735351562 0.768157958984375 3.31234741210937 0.628082275390625 3.50497436523437 0.488189697265625 3.69741821289062 0.348480224609375 3.88967895507812 0.208953857421875 4.08175659179688 0.069610595703125 3.3369140625-0.038330078125 3.4013671875-0.115966796875 3.4658203125-0.195068359375 3.5302734375-0.275634765625 3.453857421875-0.35205078125 3.235595703125-0.42529296875 3.015869140625-0.50146484375 2.794677734375-0.58056640625v-28.34375l-1.828125 0.307861328125-1.96875 0.291748046875-4.359375 0.541015625-2.261962890625 0.2255859375-2.146240234375 0.1611328125-2.031982421875 0.0966796875-1.919189453125 0.0322265625-2.02081298828125-0.035888671875-1.92596435546875-0.107666015625-1.83148193359375-0.179443359375-1.73736572265625-0.251220703125-1.64361572265625-0.322998046875-1.55023193359375-0.394775390625-1.45721435546875-0.466552734375-1.36456298828125-0.538330078125-1.28250122070313-0.59979248046875-1.21090698242188-0.66241455078125-1.13949584960938-0.72467041015625-1.06826782226563-0.78656005859375-0.997222900390625-0.84808349609375-0.926361083984375-0.90924072265625-0.855682373046875-0.97003173828125-0.785186767578125-1.03045654296875-0.720733642578125-1.09133911132813-0.662322998046875-1.15304565429688-0.604095458984375-1.21493530273438-0.546051025390625-1.27700805664063-0.488189697265625-1.33926391601563-0.430511474609375-1.40170288085938-0.373016357421875-1.46432495117188-0.315704345703125-1.52713012695313-0.4921875-3.22509765625-0.3515625-3.46240234375-0.2109375-3.69677734375-0.0703125-3.92822265625v-20.125h43.578125v-27.09375z"/>
          <dr3d:extrude draw:style-name="gr6" draw:layer="layout" svg:viewBox="8903.90625 -9226.5 108.015625 277.5" svg:d="M9011.921875-9221.53125l-4.2509765625-1.078369140625-4.2919921875-0.962646484375-4.3330078125-0.848388671875-4.3740234375-0.735595703125-4.55859375-0.576904296875-4.91015625-0.417236328125-5.26171875-0.256103515625-5.61328125-0.093505859375-5.40105819702148 0.200511932373047-5.05276870727539 0.595722198486328-4.7044563293457 0.991001129150391-4.35612106323242 1.38634872436523-4.00776290893555 1.78176498413086-3.65938186645508 2.17724990844727-3.31097793579102 2.57280349731445-2.96255111694336 2.96842575073242-2.61410140991211 3.36411666870117-2.26562881469727 3.7598762512207-1.91713333129883 4.15570449829102-1.5686149597168 4.55160140991211-1.22007369995117 4.94756698608398-0.871509552001953 5.34360122680664-0.522922515869141 5.73970413208008-0.174312591552734 6.1358757019043v149.328125h-25.8125v27.09375h27.265625l10.9375 50.40625h24.796875v-50.40625h41.296875v-27.09375h-41.296875v-141.25l0.082061767578125-3.881103515625 0.246307373046875-3.580810546875 0.410736083984375-3.280517578125 0.575347900390625-2.980224609375 0.740142822265625-2.679931640625 0.431926727294922-1.22735595703125 0.473194122314453-1.15228271484375 0.514484405517578-1.07720947265625 0.555797576904297-1.00213623046875 0.597133636474609-0.92706298828125 0.638492584228516-0.85198974609375 0.689216613769531-0.78900146484375 0.749320983886719-0.73809814453125 0.809471130371094-0.68719482421875 0.869667053222656-0.63629150390625 0.929908752441406-0.58538818359375 0.990196228027344-0.53448486328125 1.05052947998047-0.48358154296875 1.11090850830078-0.43267822265625 1.17133331298828-0.38177490234375 1.23180389404297-0.33087158203125 2.64520263671875-0.509033203125 2.88763427734375-0.305419921875 3.13043212890625-0.101806640625 2.665771484375 0.052490234375 2.629150390625 0.156494140625 2.591064453125 0.259033203125 2.551513671875 0.360107421875 11.046875 2.0625z"/>
        </dr3d:scene>
        <draw:line draw:style-name="gr1" draw:text-style-name="P1" draw:layer="layout" svg:x1="6.715cm" svg:y1="5.407cm" svg:x2="6.715cm" svg:y2="6.55cm">
          <text:p/>
        </draw:line>
        <draw:line draw:style-name="gr1" draw:text-style-name="P1" draw:layer="layout" svg:x1="8.874cm" svg:y1="5.534cm" svg:x2="8.874cm" svg:y2="6.55cm">
          <text:p/>
        </draw:line>
        <draw:line draw:style-name="gr1" draw:text-style-name="P1" draw:layer="layout" svg:x1="10.044cm" svg:y1="5.434cm" svg:x2="10.044cm" svg:y2="7.974cm">
          <text:p/>
        </draw:line>
        <dr3d:scene draw:style-name="gr4" svg:width="2.832cm" svg:height="0.634cm" svg:x="8.201cm" svg:y="9.344cm" dr3d:transform="matrix (1 0 0 0 0.939692620785931 0.342020143325607 0 -0.342020143325607 0.939692620785931 -8.7375cm 8.60308106578431cm 2.9040634765004cm)" dr3d:vrp="(0 0 8364.14285714286)" dr3d:vpn="(0 0 7937.14285714286)" dr3d:projection="perspective" dr3d:distance="0.42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dr3d:transform="matrix (1 0 0 0 1 0 0 0 1 0.0335078539747938cm 0.0165356753041988cm -0.00601849361421773cm)" svg:viewBox="7349 -9381 2777 607" svg:d="M7349-9381v607h2777v-607z"/>
          <dr3d:extrude draw:style-name="gr6" draw:layer="layout" svg:viewBox="8469.265625 -9227.5 184.453125 231.125" svg:d="M8653.71875-9161.625l-0.09521484375-3.8671875-0.28564453125-3.76171875-0.47607421875-3.65625-0.66650390625-3.55078125-0.85693359375-3.4453125-1.04736328125-3.33984375-1.23779296875-3.234375-1.42822265625-3.12890625-1.609130859375-3.00881958007812-1.780517578125-2.88595581054687-1.951904296875-2.76327514648437-2.123291015625-2.64077758789062-2.294677734375-2.51846313476562-2.466064453125-2.39633178710937-2.637451171875-2.27438354492187-2.808837890625-2.15261840820312-2.97140502929687-2.03030395507812-3.13674926757812-1.90744018554688-3.30191040039062-1.78475952148438-3.46688842773437-1.66226196289063-3.63168334960937-1.53994750976563-3.79629516601562-1.41781616210938-3.96072387695312-1.29586791992188-4.12496948242188-1.17410278320313-4.28317260742188-1.03341674804688-4.43533325195313-0.897003173828125-4.58731079101563-0.760406494140625-4.73910522460938-0.623626708984375-9.932861328125-0.836181640625-10.537841796875-0.286865234375-9.474609375 0.1962890625-8.994140625 0.5654296875-8.513671875 0.9345703125-8.033203125 1.3037109375-3.837158203125 0.806396484375-3.718505859375 0.919189453125-3.599853515625 1.031982421875-3.481201171875 1.144775390625-3.362548828125 1.257568359375-3.243896484375 1.370361328125-3.125244140625 1.483154296875-3.006591796875 1.595947265625-2.88204956054687 1.72344970703125-2.76321411132812 1.85418701171875-2.64419555664062 1.98529052734375-2.52499389648437 2.11676025390625-2.40560913085937 2.24859619140625-2.28604125976562 2.38079833984375-2.16629028320312 2.51336669921875-2.04635620117187 2.64630126953125-1.92041015625 2.78836059570312-1.78857421875 2.93942260742187-1.65673828125 3.09066772460937-1.52490234375 3.24209594726562-1.39306640625 3.39370727539062-1.26123046875 3.54550170898437-1.12939453125 3.69747924804687-0.99755859375 3.84963989257812 32.84375 6.40625 1.34698486328125-4.33883666992188 1.66229248046875-4.03982543945313 1.97796630859375-3.74063110351562 1.10747528076172-1.75806045532227 1.18653106689453-1.68319320678711 1.26563262939453-1.60830307006836 1.34477996826172-1.53339004516602 1.42397308349609-1.45845413208008 1.50321197509766-1.38349533081055 1.58249664306641-1.30851364135742 1.66182708740234-1.2335090637207 3.56182861328125-2.24191284179687 3.90090942382812-1.96072387695313 4.26144409179688-1.69869995117188 4.62216186523438-1.43685913085938 4.98306274414063-1.17520141601563 5.34414672851563-0.913726806640625 5.70541381835938-0.652435302734375 6.06686401367188-0.391326904296875 6.42849731445313-0.130401611328125 5.865234375 0.102783203125 5.619140625 0.309326171875 5.373046875 0.517333984375 5.126953125 0.726806640625 2.4638671875 0.452667236328125 2.3759765625 0.526092529296875 2.2880859375 0.599700927734375 2.2001953125 0.673492431640625 2.1123046875 0.747467041015625 2.0244140625 0.821624755859375 1.9365234375 0.895965576171875 1.8486328125 0.970489501953125 1.76004028320313 1.049560546875 1.65914916992188 1.133056640625 1.55844116210938 1.216552734375 1.45791625976563 1.300048828125 1.35757446289063 1.383544921875 1.25741577148438 1.467041015625 1.15744018554688 1.550537109375 1.05764770507813 1.634033203125 0.94482421875 1.72628784179688 0.81884765625 1.82717895507813 0.69287109375 1.92788696289063 0.56689453125 2.02841186523437 0.44091796875 2.12875366210937 0.31494140625 2.22891235351562 0.18896484375 2.32888793945312 0.06298828125 2.42868041992187-0.074676513671875 2.46966552734375-0.223907470703125 2.35797119140625-0.372955322265625 2.24591064453125-0.521820068359375 2.13348388671875-0.670501708984375 2.02069091796875-0.819000244140625 1.90753173828125-0.967315673828125 1.79400634765625-1.11544799804688 1.68011474609375-1.247314453125 1.59451293945313-1.363037109375 1.52584838867188-1.478759765625 1.45736694335938-1.594482421875 1.38906860351563-1.710205078125 1.32095336914063-1.825927734375 1.25302124023438-1.941650390625 1.18527221679688-2.057373046875 1.11770629882813-2.17166137695312 1.06637573242188-2.28463745117187 1.03103637695313-4.908935546875 1.955322265625-5.363037109375 1.811767578125-5.818603515625 1.666748046875-26.53125 7.140625-26.65625 7.828125-3.264404296875 1.12789916992188-3.183837890625 1.21560668945313-3.103271484375 1.30313110351563-3.022705078125 1.39047241210938-2.942138671875 1.47763061523438-2.861572265625 1.56460571289063-2.781005859375 1.65139770507813-2.700439453125 1.73800659179688-2.59201049804687 1.83468627929688-2.46731567382812 1.94143676757813-2.34243774414062 2.04800415039062-2.21737670898437 2.15438842773437-2.09213256835937 2.26058959960937-1.96670532226563 2.36660766601562-1.84109497070313 2.47244262695312-1.71530151367188 2.57809448242187-1.549072265625 2.72021484375-1.342529296875 2.88720703125-1.135986328125 3.05419921875-0.929443359375 3.22119140625-0.722900390625 3.38818359375-0.516357421875 3.55517578125-0.309814453125 3.72216796875-0.103271484375 3.88916015625 0.340545654296875 7.41287231445313 0.425647735595703 3.5356559753418 0.595867156982422 3.42183303833008 0.766063690185547 3.30803298950195 0.936237335205078 3.19425582885742 1.10638809204102 3.08050155639648 1.27651596069336 2.96677017211914 1.44662094116211 2.85306167602539 1.61670303344727 2.73937606811523 1.78676223754883 2.62571334838867 1.9567985534668 2.5120735168457 2.12681198120117 2.39845657348633 2.29680252075195 2.28486251831055 2.46677017211914 2.17129135131836 2.63671493530273 2.05774307250977 2.80242919921875 1.93835830688477 2.95806884765625 1.81313705444336 3.11370849609375 1.68793869018555 3.26934814453125 1.56276321411133 7.005615234375 2.75009155273437 7.628173828125 2.24966430664062 8.250732421875 1.74942016601563 8.873291015625 1.24935913085938 9.495849609375 0.749481201171875 10.118408203125 0.249786376953125 9.00363159179688-0.203582763671875 8.53030395507813-0.610626220703125 8.05679321289063-1.01748657226563 7.58309936523438-1.42416381835938 7.10922241210938-1.83065795898438 6.63516235351563-2.23696899414062 6.16091918945313-2.64309692382812 5.68649291992188-3.04904174804687 2.66199111938477-1.68749237060547 2.53676986694336-1.81049346923828 2.41157150268555-1.93344879150391 2.28639602661133-2.05635833740234 2.1612434387207-2.17922210693359 2.03611373901367-2.30204010009766 1.91100692749023-2.42481231689453 1.78592300415039-2.54753875732422 1.66086196899414-2.67021942138672 1.53582382202148-2.79285430908203 1.41080856323242-2.91544342041016 1.28581619262695-3.03798675537109 2.19674682617187-6.44342041015625 1.69705200195313-6.93304443359375-33.46875-4.125-0.51190185546875 2.12405395507812-0.60968017578125 2.03634643554687-0.70709228515625 1.94882202148438-0.80413818359375 1.86148071289063-0.90081787109375 1.77432250976563-0.99713134765625 1.68734741210938-1.09307861328125 1.60055541992188-1.18865966796875 1.51394653320313-1.26925659179688 1.43484497070313-1.33499145507813 1.36325073242188-1.40054321289063 1.29183959960938-1.46591186523438 1.22061157226563-1.53109741210938 1.14956665039063-1.59609985351563 1.07870483398438-1.66091918945313 1.00802612304688-1.72555541992188 0.937530517578125-1.77978515625 0.875274658203125-1.83544921875 0.809539794921875-1.89111328125 0.743988037109375-1.94677734375 0.678619384765625-2.00244140625 0.613433837890625-2.05810546875 0.548431396484375-2.11376953125 0.483612060546875-2.16943359375 0.418975830078125-4.4384765625 0.6767578125-4.5263671875 0.4833984375-4.6142578125 0.2900390625-4.7021484375 0.0966796875-6.09228515625-0.119384765625-5.67919921875-0.358154296875-5.26611328125-0.596923828125-4.85302734375-0.835693359375-4.43994140625-1.074462890625-4.02685546875-1.313232421875-3.61376953125-1.552001953125-1.6519775390625-0.86553955078125-1.5487060546875-0.92523193359375-1.45037460327148-0.985660552978516-1.35696792602539-1.04684066772461-1.2635383605957-1.1080436706543-1.17008590698242-1.16926956176758-1.07661056518555-1.23051834106445-0.983112335205078-1.29179000854492-0.889591217041016-1.35308456420898-0.796047210693359-1.41440200805664-0.702480316162109-1.47574234008789-0.608890533447266-1.53710556030273-0.515277862548828-1.59849166870117-0.421642303466797-1.6599006652832-0.327983856201172-1.72133255004883-0.234302520751953-1.78278732299805-0.140598297119141-1.84426498413086-0.0468711853027344-1.90576553344727 0.069549560546875-2.22360229492187 0.208526611328125-2.12380981445312 0.347320556640625-2.02383422851562 0.485931396484375-1.92367553710938 0.624359130859375-1.82333374023438 0.762603759765625-1.72280883789063 0.900665283203125-1.62210083007813 1.03854370117188-1.52120971679688 1.16751098632813-1.44210815429688 1.27609252929688-1.38479614257813 1.38485717773438-1.32730102539063 1.49380493164063-1.26962280273438 1.60293579101563-1.21176147460938 1.71224975585938-1.15371704101563 1.82174682617188-1.09548950195313 1.93142700195313-1.03707885742188 4.174560546875-1.942138671875 4.577392578125-1.817626953125 4.978759765625-1.691650390625 5.378662109375-1.564208984375 24.578125-6.296875 18.171875-4.859375 4.61767578125-1.353515625 4.55029296875-1.482421875 4.48583984375-1.611328125 4.42431640625-1.740234375 4.327392578125-1.883544921875 4.194091796875-2.040283203125 4.062255859375-2.195556640625 3.931884765625-2.349365234375 1.90802001953125-1.24365234375 1.84539794921875-1.30517578125 1.78314208984375-1.36669921875 1.72125244140625-1.42822265625 1.65972900390625-1.48974609375 1.59857177734375-1.55126953125 1.53778076171875-1.61279296875 1.47735595703125-1.67431640625 1.41058349609375-1.74026489257813 1.33697509765625-1.81076049804688 1.26300048828125-1.88143920898438 1.18865966796875-1.95230102539063 1.11395263671875-2.02334594726562 1.03887939453125-2.09457397460937 0.96343994140625-2.16598510742187 0.88763427734375-2.23757934570312 0.796844482421875-2.31298828125 0.691192626953125-2.40380859375 0.585357666015625-2.49462890625 0.479339599609375-2.58544921875 0.373138427734375-2.67626953125 0.266754150390625-2.76708984375 0.160186767578125-2.85791015625z"/>
          <dr3d:extrude draw:style-name="gr6" draw:layer="layout" svg:viewBox="8675.484375 -9223.171875 112.15625 306.671875" svg:d="M8744.0625-9026.5v-196.671875h-37.171875v196.671875h-31.40625v27.09375h31.40625v25.296875l0.140869140625 5.996826171875 0.423583984375 5.778564453125 0.707763671875 5.558837890625 0.993408203125 5.337646484375 0.627716064453125 2.57666015625 0.746551513671875 2.49169921875 0.865570068359375 2.40673828125 0.984771728515625 2.32177734375 1.10415649414063 2.23681640625 1.22372436523438 2.15185546875 1.34347534179688 2.06689453125 1.46340942382813 1.98193359375 1.59298706054688 1.893310546875 1.73196411132813 1.789306640625 1.87075805664063 1.685302734375 2.00936889648437 1.581298828125 2.14779663085937 1.477294921875 2.28604125976562 1.373291015625 2.42410278320312 1.269287109375 2.56198120117187 1.165283203125 2.73336791992187 1.04885864257813 2.92654418945312 0.908416748046875 3.11953735351562 0.768157958984375 3.31234741210937 0.628082275390625 3.50497436523437 0.488189697265625 3.69741821289062 0.348480224609375 3.88967895507812 0.208953857421875 4.08175659179688 0.069610595703125 3.3369140625-0.038330078125 3.4013671875-0.115966796875 3.4658203125-0.195068359375 3.5302734375-0.275634765625 3.453857421875-0.35205078125 3.235595703125-0.42529296875 3.015869140625-0.50146484375 2.794677734375-0.58056640625v-28.34375l-1.828125 0.307861328125-1.96875 0.291748046875-4.359375 0.541015625-2.261962890625 0.2255859375-2.146240234375 0.1611328125-2.031982421875 0.0966796875-1.919189453125 0.0322265625-2.02081298828125-0.035888671875-1.92596435546875-0.107666015625-1.83148193359375-0.179443359375-1.73736572265625-0.251220703125-1.64361572265625-0.322998046875-1.55023193359375-0.394775390625-1.45721435546875-0.466552734375-1.36456298828125-0.538330078125-1.28250122070313-0.59979248046875-1.21090698242188-0.66241455078125-1.13949584960938-0.72467041015625-1.06826782226563-0.78656005859375-0.997222900390625-0.84808349609375-0.926361083984375-0.90924072265625-0.855682373046875-0.97003173828125-0.785186767578125-1.03045654296875-0.720733642578125-1.09133911132813-0.662322998046875-1.15304565429688-0.604095458984375-1.21493530273438-0.546051025390625-1.27700805664063-0.488189697265625-1.33926391601563-0.430511474609375-1.40170288085938-0.373016357421875-1.46432495117188-0.315704345703125-1.52713012695313-0.4921875-3.22509765625-0.3515625-3.46240234375-0.2109375-3.69677734375-0.0703125-3.92822265625v-20.125h43.578125v-27.09375z"/>
          <dr3d:extrude draw:style-name="gr6" draw:layer="layout" svg:viewBox="8785.484375 -9223.171875 112.15625 306.671875" svg:d="M8854.0625-9026.5v-196.671875h-37.171875v196.671875h-31.40625v27.09375h31.40625v25.296875l0.140869140625 5.996826171875 0.423583984375 5.778564453125 0.707763671875 5.558837890625 0.993408203125 5.337646484375 0.627716064453125 2.57666015625 0.746551513671875 2.49169921875 0.865570068359375 2.40673828125 0.984771728515625 2.32177734375 1.10415649414063 2.23681640625 1.22372436523438 2.15185546875 1.34347534179688 2.06689453125 1.46340942382813 1.98193359375 1.59298706054688 1.893310546875 1.73196411132813 1.789306640625 1.87075805664063 1.685302734375 2.00936889648437 1.581298828125 2.14779663085937 1.477294921875 2.28604125976562 1.373291015625 2.42410278320312 1.269287109375 2.56198120117187 1.165283203125 2.73336791992187 1.04885864257813 2.92654418945312 0.908416748046875 3.11953735351562 0.768157958984375 3.31234741210937 0.628082275390625 3.50497436523437 0.488189697265625 3.69741821289062 0.348480224609375 3.88967895507812 0.208953857421875 4.08175659179688 0.069610595703125 3.3369140625-0.038330078125 3.4013671875-0.115966796875 3.4658203125-0.195068359375 3.5302734375-0.275634765625 3.453857421875-0.35205078125 3.235595703125-0.42529296875 3.015869140625-0.50146484375 2.794677734375-0.58056640625v-28.34375l-1.828125 0.307861328125-1.96875 0.291748046875-4.359375 0.541015625-2.261962890625 0.2255859375-2.146240234375 0.1611328125-2.031982421875 0.0966796875-1.919189453125 0.0322265625-2.02081298828125-0.035888671875-1.92596435546875-0.107666015625-1.83148193359375-0.179443359375-1.73736572265625-0.251220703125-1.64361572265625-0.322998046875-1.55023193359375-0.394775390625-1.45721435546875-0.466552734375-1.36456298828125-0.538330078125-1.28250122070313-0.59979248046875-1.21090698242188-0.66241455078125-1.13949584960938-0.72467041015625-1.06826782226563-0.78656005859375-0.997222900390625-0.84808349609375-0.926361083984375-0.90924072265625-0.855682373046875-0.97003173828125-0.785186767578125-1.03045654296875-0.720733642578125-1.09133911132813-0.662322998046875-1.15304565429688-0.604095458984375-1.21493530273438-0.546051025390625-1.27700805664063-0.488189697265625-1.33926391601563-0.430511474609375-1.40170288085938-0.373016357421875-1.46432495117188-0.315704345703125-1.52713012695313-0.4921875-3.22509765625-0.3515625-3.46240234375-0.2109375-3.69677734375-0.0703125-3.92822265625v-20.125h43.578125v-27.09375z"/>
          <dr3d:extrude draw:style-name="gr6" draw:layer="layout" svg:viewBox="8903.90625 -9226.5 108.015625 277.5" svg:d="M9011.921875-9221.53125l-4.2509765625-1.078369140625-4.2919921875-0.962646484375-4.3330078125-0.848388671875-4.3740234375-0.735595703125-4.55859375-0.576904296875-4.91015625-0.417236328125-5.26171875-0.256103515625-5.61328125-0.093505859375-5.40105819702148 0.200511932373047-5.05276870727539 0.595722198486328-4.7044563293457 0.991001129150391-4.35612106323242 1.38634872436523-4.00776290893555 1.78176498413086-3.65938186645508 2.17724990844727-3.31097793579102 2.57280349731445-2.96255111694336 2.96842575073242-2.61410140991211 3.36411666870117-2.26562881469727 3.7598762512207-1.91713333129883 4.15570449829102-1.5686149597168 4.55160140991211-1.22007369995117 4.94756698608398-0.871509552001953 5.34360122680664-0.522922515869141 5.73970413208008-0.174312591552734 6.1358757019043v149.328125h-25.8125v27.09375h27.265625l10.9375 50.40625h24.796875v-50.40625h41.296875v-27.09375h-41.296875v-141.25l0.082061767578125-3.881103515625 0.246307373046875-3.580810546875 0.410736083984375-3.280517578125 0.575347900390625-2.980224609375 0.740142822265625-2.679931640625 0.431926727294922-1.22735595703125 0.473194122314453-1.15228271484375 0.514484405517578-1.07720947265625 0.555797576904297-1.00213623046875 0.597133636474609-0.92706298828125 0.638492584228516-0.85198974609375 0.689216613769531-0.78900146484375 0.749320983886719-0.73809814453125 0.809471130371094-0.68719482421875 0.869667053222656-0.63629150390625 0.929908752441406-0.58538818359375 0.990196228027344-0.53448486328125 1.05052947998047-0.48358154296875 1.11090850830078-0.43267822265625 1.17133331298828-0.38177490234375 1.23180389404297-0.33087158203125 2.64520263671875-0.509033203125 2.88763427734375-0.305419921875 3.13043212890625-0.101806640625 2.665771484375 0.052490234375 2.629150390625 0.156494140625 2.591064453125 0.259033203125 2.551513671875 0.360107421875 11.046875 2.0625z"/>
        </dr3d:scene>
        <draw:line draw:style-name="gr1" draw:text-style-name="P1" draw:layer="layout" svg:x1="8.185cm" svg:y1="5.534cm" svg:x2="8.266cm" svg:y2="9.343cm">
          <text:p/>
        </draw:line>
        <draw:line draw:style-name="gr1" draw:text-style-name="P1" draw:layer="layout" svg:x1="10.933cm" svg:y1="5.434cm" svg:x2="10.933cm" svg:y2="9.371cm">
          <text:p/>
        </draw:line>
        <dr3d:scene draw:style-name="gr4" svg:width="2.674cm" svg:height="0.769cm" svg:x="8.363cm" svg:y="11.251cm" dr3d:transform="matrix (1 0 0 0 0.939692620785931 0.342020143325607 0 -0.342020143325607 0.939692620785931 -9.6985cm 11.9469755313043cm 4.12699450622555cm)" dr3d:vrp="(0 0 8038.85714285714)" dr3d:vpn="(0 0 7622.85714285714)" dr3d:projection="perspective" dr3d:distance="0.4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1 0 0 0 1 0 0 0 1 0cm 0.00355094586314772cm -0.00129243859767666cm)" svg:viewBox="8365 -13019 2667 762" svg:d="M8365-13019v762h2667v-762z"/>
          <dr3d:extrude draw:style-name="gr8" draw:layer="layout" svg:viewBox="8800.953125 -12778.5 223.765625 319" svg:d="M8838.171875-12778.5l16.921875 16.484375 5.714599609375-3.13528442382812 6.120361328125-3.00656127929687 6.655029296875-2.78866577148437 7.318603515625-2.48159790039062 8.111083984375-2.08535766601562 9.032470703125-1.59994506835938 10.082763671875-1.02536010742188 11.261962890625-0.361602783203125 10.4551734924316 0.324592590332031 10.2250328063965 1.00505828857422 9.93357467651367 1.73244476318359 9.5807991027832 2.50675201416016 9.16670608520508 3.32798004150391 8.6912956237793 4.19612884521484 8.15456771850586 5.11119842529297 7.55652236938477 6.07318878173828 6.89715957641602 7.08209991455078 6.17647933959961 8.13793182373047 5.39448165893555 9.24068450927734 4.55116653442383 10.3903579711914 3.64653396606445 11.5869522094727 2.68058395385742 12.8304672241211 1.65331649780273 14.1209030151367 0.564731597900391 15.4582595825195-0.385040283203125 11.9775695800781-1.66403198242188 15.2941589355469-1.55018997192383 8.41753005981445-2.15620040893555 8.67875289916992-2.85763168334961 8.75066757202148-3.65448379516602 8.63327407836914-4.54675674438477 8.32657241821289-5.53445053100586 7.83056259155273-6.6175651550293 7.14524459838867-7.79610061645508 6.2706184387207-9.0700569152832 5.20668411254883-10.4394340515137 3.95344161987305-11.9042320251465 2.51089096069336-13.4644508361816 0.879032135009766-5.94179534912109-0.235122680664062-5.77054595947266-0.673934936523438-5.59613800048828-1.06559753417969-5.41857147216797-1.41011047363281-5.23784637451172-1.70747375488281-5.05396270751953-1.95768737792969-9.54364013671875-4.4774169921875-8.77020263671875-4.9124755859375-7.97149658203125-4.9703369140625-13.44580078125-8.60546875v129.453125l-2.96875 2.5625-66.40625-10.625v-10.625l16.078125-1.703125 3.7396240234375-0.545745849609375 1.59382629394531-0.350772857666016 1.42143249511719-0.428432464599609 1.25773620605469-0.525386810302734 1.10273742675781-0.641635894775391 0.495962142944336-0.37044095993042 0.460474014282227-0.406738758087158 0.42607307434082-0.445448398590088 0.392759323120117-0.486569881439209 0.689926147460938-1.10615158081055 0.569717407226563-1.29957962036133 0.458206176757813-1.51230239868164 0.355392456054687-1.74431991577148 0.261276245117187-1.99563217163086 0.175857543945313-2.26623916625977 0.1302490234375-5.42147827148438v-273.5zM8870.328125-12638.0625l0.184814453125 7.2783203125 0.260955810546875 3.2147216796875 0.399932861328125 2.9913330078125 0.558868408203125 2.8126220703125 0.737762451171875 2.6785888671875 0.936614990234375 2.5892333984375 1.15542602539063 2.5445556640625 1.99030685424805 3.67734909057617 2.16652297973633 3.4223518371582 2.34024429321289 3.16980361938477 2.51147079467773 2.91970443725586 2.68020248413086 2.67205429077148 2.84643936157227 2.42685317993164 3.01018142700195 2.18410110473633 3.17142868041992 1.94379806518555 3.33018112182617 1.7059440612793 3.4864387512207 1.47053909301758 3.64020156860352 1.23758316040039 3.79146957397461 1.00707626342773 3.94024276733398 0.779018402099609 4.08652114868164 0.553409576416016 4.23030471801758 0.330249786376953 4.3715934753418 0.109539031982422 3.47109985351562-0.132026672363281 3.85360717773437-0.448112487792969 4.15243530273438-0.842247009277344 4.36758422851563-1.31443023681641 4.49905395507813-1.86466217041016 4.54684448242188-2.49294281005859 4.51095581054688-3.19927215576172 4.39138793945313-3.98365020751953 4.18814086914063-4.84607696533203 3.90121459960937-5.78655242919922 3.53060913085937-6.80507659912109 3.07632446289062-7.90164947509766 2.53836059570312-9.07627105712891 1.91671752929688-10.3289413452148 1.21139526367188-11.6596603393555 0.422393798828125-13.0684280395508-0.90020751953125-21.8641357421875-1.13356781005859-9.92411804199219-1.59659576416016-9.24104309082031-2.06516265869141-8.54963684082031-2.53926849365234-7.84989929199219-3.01891326904297-7.14183044433594-3.50409698486328-6.42543029785156-3.99481964111328-5.70069885253906-4.49108123779297-4.96763610839844-4.99288177490234-4.22624206542969-5.50022125244141-3.47651672363281-6.01309967041016-2.71846008300781-6.53151702880859-1.95207214355469-7.05547332763672-1.17735290527344-7.58496856689453-0.394302368164062-4.13380813598633 0.133075714111328-3.9903678894043 0.397594451904297-3.84264755249023 0.659664154052734-3.69064712524414 0.919284820556641-3.53436660766602 1.17645645141602-3.37380599975586 1.43117904663086-3.20896530151367 1.68345260620117-3.03984451293945 1.93327713012695-2.8664436340332 2.1806526184082-2.68876266479492 2.42557907104492-2.50680160522461 2.66805648803711-2.32056045532227 2.90808486938477-2.13003921508789 3.14566421508789-1.93523788452148 3.38079452514648-1.73615646362305 3.61347579956055-1.53279495239258 3.84370803833008-0.8536376953125 2.906982421875-0.6756591796875 3.025634765625-0.5174560546875 3.144287109375-0.3790283203125 3.262939453125-0.421875 6.8818359375-0.10546875 7.3564453125z"/>
          <dr3d:extrude draw:style-name="gr8" draw:layer="layout" svg:viewBox="9067.21875 -12778.5 201.34375 217" svg:d="M9191.578125-12713.046875l-0.298477172851562-6.11478805541992-0.860336303710938-5.54594802856445-1.36955261230469-5.00116348266602-1.82612609863281-4.48043441772461-2.23005676269531-3.98376083374023-2.58134460449219-3.51114273071289-2.87998962402344-3.06258010864258-3.12599182128906-2.6380729675293-3.31935119628906-2.23762130737305-3.46006774902344-1.86122512817383-3.54814147949219-1.50888442993164-3.58357238769531-1.18059921264648-3.56636047363281-0.876369476318359-3.49650573730469-0.596195220947266-3.37400817871094-0.340076446533203-3.19886779785156-0.108013153076172-4.75782775878906 0.214717864990234-4.44224548339844 0.632175445556641-4.12785339355469 1.03166580200195-3.81465148925781 1.41318893432617-3.50263977050781 1.7767448425293-3.19181823730469 2.12233352661133-2.88218688964844 2.44995498657227-2.57374572753906 2.75960922241211-2.26649475097656 3.05129623413086-1.96043395996094 3.32501602172852-1.65556335449219 3.58076858520508-1.35188293457031 3.81855392456055-1.04939270019531 4.03837203979492-0.748092651367188 4.2402229309082-0.447982788085938 4.42410659790039-0.149063110351563 4.59002304077148 0.110366821289063 3.6088752746582 0.336044311523437 3.39347457885742 0.569137573242188 3.19045639038086 0.809646606445313 2.99982070922852 1.05757141113281 2.82156753540039 1.31291198730469 2.65569686889648 1.57566833496094 2.5022087097168 1.84584045410156 2.36110305786133 2.12342834472656 2.23237991333008 2.40843200683594 2.11603927612305 2.70085144042969 2.01208114624023 3.00068664550781 1.92050552368164 3.30793762207031 1.84131240844727 3.62260437011719 1.77450180053711 8.2188720703125 3.39810180664062 27.1796875 10.283203125 12.318359375 5.200927734375 5.077392578125 2.45956420898437 4.065185546875 2.30630493164062zM9229.65625-12617.671875l-0.361083984375 9.44332885742188-0.567535400390625 4.83247756958008-0.928802490234375 4.83039474487305-1.36752319335938 4.77134323120117-1.88369750976563 4.65532302856445-2.47732543945312 4.48233413696289-3.14840698242187 4.25237655639648-3.89694213867187 3.96545028686523-4.72293090820313 3.62155532836914-5.62637329101563 3.2206916809082-6.60726928710938 2.76285934448242-7.66561889648438 2.2480583190918-8.80142211914063 1.67628860473633-10.0146789550781 1.04755020141602-11.3053894042969 0.361843109130859-8.83636093139648-0.285728454589844-8.55838394165039-0.831153869628906-8.2401008605957-1.33753204345703-7.88151168823242-1.80486297607422-7.48261642456055-2.23314666748047-7.04341506958008-2.62238311767578-6.56390762329102-2.97257232666016-6.04409408569336-3.28371429443359-5.48397445678711-3.55580902099609-4.88354873657227-3.78885650634766-4.24281692504883-3.98285675048828-3.5617790222168-4.13780975341797-2.84043502807617-4.25371551513672-2.07878494262695-4.33057403564453-0.741178035736084-2.18190670013428-0.535650730133057-2.18647861480713-0.325085163116455-2.18616962432861-0.109481334686279-2.18097972869873 0.177787780761719-2.44741058349609 0.510627746582031-2.28055572509766 0.809364318847656-2.11493682861328 1.07399749755859-1.95055389404297 1.30452728271484-1.78740692138672 1.50095367431641-1.62549591064453 1.66327667236328-1.46482086181641 1.79149627685547-1.30538177490234 1.88561248779297-1.14717864990234 1.94562530517578-0.990211486816406 1.97153472900391-0.834480285644531 1.96334075927734-0.679985046386719 1.92104339599609-0.526725769042969 1.84464263916016-0.374702453613281 1.73413848876953-0.223915100097656 1.58953094482422-0.0743637084960938 1.59392166137695 0.0538673400878906 1.45359420776367 0.159542083740234 1.32198715209961 0.262126922607422 1.19910049438477 0.361621856689453 1.08493423461914 0.458026885986328 0.979488372802734 0.551342010498047 0.882762908935547 0.641567230224609 0.794757843017578 0.728702545166016 0.715473175048828 0.812747955322266 0.644908905029297 0.893703460693359 0.583065032958984 0.971569061279297 0.529941558837891 1.04634475708008 0.935394287109375 2.30465698242187 0.827545166015625 2.56668090820312 1.83539581298828 5.61175155639648 2.01158905029297 5.13309097290039 2.17537689208984 4.6705207824707 2.32675933837891 4.22404098510742 2.46573638916016 3.79365158081055 2.59230804443359 3.37935256958008 2.70647430419922 2.98114395141602 2.80823516845703 2.59902572631836 2.89759063720703 2.23299789428711 2.97454071044922 1.88306045532227 3.03908538818359 1.54921340942383 3.09122467041016 1.2314567565918 3.13095855712891 0.929790496826172 3.15828704833984 0.644214630126953 3.17321014404297 0.374729156494141 3.17572784423828 0.121334075927734 3.12288665771484-0.103000640869141 3.15927886962891-0.325496673583984 3.16284942626953-0.572734832763672 3.13359832763672-0.844715118408203 3.07152557373047-1.14143753051758 2.97663116455078-1.4629020690918 2.84891510009766-1.80910873413086 2.68837738037109-2.18005752563477 2.49501800537109-2.57574844360352 2.26883697509766-2.99618148803711 2.00983428955078-3.44135665893555 1.71800994873047-3.91127395629883 1.39336395263672-4.40593338012695 1.03589630126953-4.92533493041992 0.645606994628906-5.46947860717773 0.222496032714844-6.03836441040039v-17.71875l-2.33097457885742-2.05197525024414-2.98894119262695-2.04302597045898-3.59112930297852-2.03464889526367-4.13753890991211-2.0268440246582-9.69119262695313-4.03256225585938-11.2074890136719-4.00820922851563-51.068359375-15.880859375-5.46036911010742-1.87547302246094-4.97356033325195-2.13319396972656-4.50531387329102-2.37178039550781-4.05562973022461-2.59123229980469-3.62450790405273-2.79154968261719-3.21194839477539-2.97273254394531-2.81795120239258-3.13478088378906-2.4425163269043-3.27769470214844-2.08564376831055-3.40147399902344-1.74733352661133-3.50611877441406-1.42758560180664-3.59162902832031-1.12639999389648-3.65800476074219-0.843776702880859-3.70524597167969-0.579715728759766-3.73335266113281-0.334217071533203-3.74232482910156-0.107280731201172-3.73216247558594 0.247299194335937-5.89026641845703 0.739395141601563-5.77532196044922 1.22773742675781-5.62380218505859 1.71232604980469-5.43570709228516 2.19316101074219-5.21103668212891 2.67024230957031-4.94979095458984 3.14356994628906-4.65196990966797 3.61314392089844-4.31757354736328 4.07896423339844-3.94660186767578 4.54103088378906-3.53905487060547 4.99934387207031-3.09493255615234 5.45390319824219-2.61423492431641 5.90470886230469-2.09696197509766 6.35176086425781-1.54311370849609 6.79505920410156-0.952690124511719 7.23460388183594-0.325691223144531 4.88250350952148 0.326339721679687 4.80301284790039 0.641555786132813 4.7136116027832 0.925186157226563 4.61429977416992 1.17723083496094 8.89102172851563 2.9842529296875 8.37484741210938 3.6134033203125 7.77938842773438 3.9898681640625 7.10464477539063 4.1136474609375 11.867919921875 7.587890625 2.27432250976562-5.58023071289063 2.43783569335937-4.98056030273438 1.30661392211914-2.25149917602539 1.37914657592773-2.08489608764648 1.46223068237305-1.9127311706543 1.55586624145508-1.73500442504883 1.66005325317383-1.55171585083008 1.7747917175293-1.36286544799805 1.90008163452148-1.16845321655273 2.03592300415039-0.968479156494141 2.18231582641602-0.762943267822266 2.33926010131836-0.551845550537109 2.50675582885742-0.335186004638672 2.6848030090332-0.112964630126953 5.98065185546875 0.215118408203125 6.16339111328125 0.635711669921875 6.29156494140625 1.04183959960938 6.36517333984375 1.43350219726563 6.38421630859375 1.81069946289063 6.34869384765625 2.17343139648437 6.25860595703125 2.52169799804687 6.11395263671875 2.85549926757812-2.53125 10.140625-2.36721801757812-0.450714111328125-2.61056518554687-0.386444091796875-2.77938842773437-0.297454833984375-2.87368774414062-0.183746337890625-2.89346313476562-0.045318603515625-2.83871459960937 0.117828369140625-2.70944213867187 0.305694580078125-1.28295516967773 0.231021881103516-1.22269058227539 0.287258148193359-1.42016220092773 0.393726348876953-1.40036392211914 0.560283660888672-1.37065505981445 0.744716644287109-1.33103561401367 0.947025299072266-1.2815055847168 1.16720962524414-1.22206497192383 1.40526962280273-1.15271377563477 1.66120529174805-1.07345199584961 1.93501663208008-0.984279632568359 2.22670364379883-0.885196685791016 2.5362663269043-0.776203155517578 2.86370468139648-0.657299041748047 3.20901870727539-0.918243408203125 7.52548217773438-0.323699951171875 9.12124633789063z"/>
          <dr3d:extrude draw:style-name="gr8" draw:layer="layout" svg:viewBox="9280.03125 -12773.5 149.734375 212" svg:d="M9346.4375-12561.5l-64.296875-10.578125v-10.578125l16.078125-2.109375 3.7396240234375-0.68255615234375 1.59382629394531-0.402137756347656 1.42143249511719-0.467552185058594 1.25773620605469-0.551597595214844 1.10273742675781-0.654273986816406 0.956436157226563-0.775581359863281 0.42607307434082-0.439103126525879 0.392759323120117-0.47641658782959 0.689926147460938-1.07408905029297 0.569717407226563-1.25128936767578 0.458206176757813-1.44712066650391 0.355392456054687-1.66158294677734 0.261276245117187-1.89467620849609 0.175857543945313-2.14640045166016 0.1302490234375-5.12249755859375v-132.953125l-0.148468017578125-7.1422119140625-0.241374969482422-2.92469787597656-0.402393341064453-2.53660583496094-0.600605010986328-2.18064880371094-0.386254787445068-0.966882705688477-0.449755191802979-0.889944076538086-0.517904758453369-0.817022323608398-0.59070348739624-0.748117446899414-0.668151378631592-0.683229446411133-0.750248432159424-0.622358322143555-0.836994647979736-0.56550407409668-0.928390026092529-0.512666702270508-2.14956283569336-0.882888793945313-2.5709342956543-0.719741821289063-3.02949905395508-0.588729858398438-7.58346557617188-0.9129638671875-9.86404418945313-0.7745361328125v-12.265625h111.671875v12.265625l-12.5382690429688 0.7745361328125-9.62725830078125 0.9129638671875-3.84136199951172 0.588729858398438-3.25684356689453 0.719741821289063-2.72006988525391 0.882888793945313-2.23104095458984 1.07817077636719-0.947054862976074 0.622358322143555-0.84270191192627 0.683229446411133-0.744317054748535 0.748117446899414-0.651900291442871 0.817022323608398-0.565451622009277 0.889944076538086-0.484971046447754 0.966882705688477-0.752372741699219 2.18064880371094-0.502067565917969 2.53660583496094-0.299507141113281 2.92469787597656-0.18231201171875 7.1422119140625v98.765625l0.163814544677734 5.8469352722168 0.472873687744141 5.35774612426758 0.754077911376953 4.88400650024414 1.00742721557617 4.42571640014648 1.2329216003418 3.98287582397461 1.43056106567383 3.55548477172852 1.60034561157227 3.1435432434082 1.74227523803711 2.74705123901367 1.85634994506836 2.36600875854492 1.94256973266602 2.00041580200195 2.00093460083008 1.65027236938477 2.03144454956055 1.31557846069336 2.03409957885742 0.996334075927734 2.0088996887207 0.692539215087891 1.95584487915039 0.404193878173828 1.87493515014648 0.131298065185547 2.566650390625-0.121978759765625 2.661865234375-0.379241943359375 2.811279296875-0.656463623046875 3.014892578125-0.953643798828125 3.272705078125-1.27078247070313 3.584716796875-1.60787963867188 8.322265625-4.306884765625 1.12457275390625-0.580291748046875 1.14544677734375-0.470245361328125 1.14617919921875-0.370269775390625 1.12677001953125-0.280364990234375 1.08721923828125-0.200531005859375 1.02752685546875-0.130767822265625 0.94769287109375-0.071075439453125 0.84771728515625-0.021453857421875 1.89216613769531 0.121997833251953 1.85966491699219 0.358135223388672 1.81480407714844 0.582485198974609 1.75758361816406 0.795047760009766 1.68800354003906 0.995822906494141 1.60606384277344 1.18481063842773 1.51176452636719 1.36201095581055 1.40510559082031 1.52742385864258 1.28608703613281 1.68104934692383 1.15470886230469 1.8228874206543 1.01097106933594 1.95293807983398 0.854873657226563 2.07120132446289 0.686416625976563 2.17767715454102 0.505599975585938 2.27236557006836 0.312423706054687 2.35526657104492 0.106887817382813 2.4263801574707-0.0705299377441406 1.76750946044922-0.216121673583984 1.79712677001953-0.368511199951172 1.80692291259766-0.527698516845703 1.79689788818359-0.693683624267578 1.76705169677734-0.866466522216797 1.71738433837891-1.04604721069336 1.64789581298828-1.23242568969727 1.55858612060547-1.42560195922852 1.44945526123047-1.62557601928711 1.32050323486328-1.83234786987305 1.17173004150391-2.04591751098633 1.00313568115234-2.26628494262695 0.814720153808594-2.49345016479492 0.606483459472656-2.72741317749023 0.378425598144531-2.96817398071289 0.130546569824219-2.83094024658203-0.110572814941406-2.79729461669922-0.337486267089844-2.78969573974609-0.573051452636719-2.80814361572266-0.817268371582031-2.85263824462891-1.07013702392578-2.92317962646484-1.33165740966797-3.01976776123047-1.60182952880859-3.14240264892578-1.88065338134766-6.75689697265625-4.63238525390625-7.55999755859375-5.85150146484375-18.36279296875-15.63720703125z"/>
          <dr3d:extrude draw:style-name="gr8" draw:layer="layout" svg:viewBox="9439.953125 -12775.5 219.109375 316" svg:d="M9471.671875-12736.796875l-0.113861083984375-7.13702392578125-0.203678131103516-2.92253875732422-0.356044769287109-2.53467559814453-0.549312591552734-2.17890167236328-0.359913349151611-0.966063499450684-0.423568248748779-0.889153480529785-0.492335796356201-0.816254615783691-0.566215991973877-0.747366905212402-0.645208835601807-0.682490348815918-0.72931432723999-0.621624946594238-0.818532466888428-0.564770698547363-0.912863254547119-0.511927604675293-2.12916946411133-0.881370544433594-2.56784439086914-0.718132019042969-3.04742050170898-0.586982727050781-7.69717407226563-0.90887451171875-10.1062927246094-0.76934814453125v-12.265625h103.21875v12.265625l-9.99032592773438 0.76934814453125-7.64419555664063 0.90887451171875-3.03997421264648 0.586982727050781-2.57065200805664 0.718132019042969-2.14039993286133 0.881370544433594-0.921064853668213 0.511927604675293-0.828153133392334 0.564770698547363-0.740125179290772 0.621624946594238-0.656980991363525 0.682490348815918-0.578720569610596 0.747366905212402-0.505343914031982 0.816254615783691-0.436851024627686 0.889153480529785-0.373241901397705 0.966063499450684-0.575191497802734 2.17890167236328-0.379360198974609 2.53467559814453-0.222599029541016 2.92253875732422-0.131195068359375 7.13702392578125v70.359375h0.84375l7.05816650390625-10.6473693847656 8.00482177734375-11.2386169433594 17.87841796875-23.147216796875 18.75146484375-22.200927734375 17.68212890625-19.047119140625 5.9031982421875-5.36700439453125 5.9376220703125-4.45477294921875 5.9273681640625-3.61614990234375 5.8724365234375-2.85113525390625 5.7728271484375-2.15972900390625 5.6285400390625-1.54193115234375 5.4395751953125-0.99774169921875 5.2059326171875-0.52716064453125 31.71875-1.265625v11.84375l-4.66799926757813 1.40557861328125-4.52462768554688 1.72674560546875-4.43563842773438 2.09222412109375-4.40103149414063 2.50201416015625-4.42080688476563 2.95611572265625-4.49496459960938 3.45452880859375-4.62350463867188 3.99725341796875-4.80642700195313 4.58428955078125-20.565185546875 21.454345703125-20.885986328125 23.864013671875-18.984619140625 23.322021484375-14.861083984375 19.828369140625-0.7242431640625 1.080322265625-0.303665161132812 0.522857666015625-0.257247924804687 0.517913818359375-0.205245971679687 0.517913818359375-0.147659301757813 0.522857666015625-0.0844879150390625 0.532745361328125-0.0157318115234375 0.547576904296875 0.0586090087890625 0.567352294921875 0.138534545898438 0.592071533203125 0.224044799804687 0.621734619140625 0.315139770507812 0.656341552734375 0.411819458007813 0.695892333984375 0.514083862304688 0.740386962890625 1.3572998046875 1.634033203125 14.0732421875 15.5439453125 12.2509765625 12.2919921875 5.66552734375 5.1993408203125 5.47802734375 4.7137451171875 10.7509765625 8.4072265625 5.247314453125 3.71990966796875 5.099365234375 3.23760986328125 5.159423828125 2.79010009765625 5.427490234375 2.37738037109375 5.903564453125 1.99945068359375 6.587646484375 1.65631103515625 7.479736328125 1.34796142578125 8.579833984375 1.07440185546875v11.859375h-43.5625l-4.92971801757813-0.11114501953125-4.11544799804688-0.37957763671875-1.80827713012695-0.312080383300781-1.67179489135742-0.405143737792969-1.55767440795898-0.506858825683594-1.46591567993164-0.617225646972656-1.39651870727539-0.736244201660156-1.34948348999023-0.863914489746094-1.32481002807617-1.00023651123047-1.3224983215332-1.14521026611328-2.72750854492187-2.75994873046875-2.98660278320312-3.44366455078125-32.88671875-41.017578125-18.6259765625-23.944580078125-12.3623046875-16.756591796875h-0.84375v198.453125l-2.953125 2.546875-66.421875-10.625v-10.609375l16.078125-1.703125 3.7396240234375-0.54058837890625 1.59382629394531-0.348686218261719 1.42143249511719-0.426643371582031 1.25773620605469-0.523872375488281 1.10273742675781-0.640373229980469 0.495962142944336-0.36989688873291 0.460474014282227-0.406249046325684 0.42607307434082-0.445010185241699 0.392759323120117-0.486180305480957 0.689926147460938-1.10550689697266 0.569717407226563-1.29909515380859 0.458206176757813-1.51195526123047 0.355392456054687-1.74408721923828 0.261276245117187-1.99549102783203 0.175857543945313-2.26616668701172 0.1302490234375-5.42144775390625z"/>
          <dr3d:extrude draw:style-name="gr8" draw:layer="layout" svg:viewBox="9671.375 -12778.5 149.3125 217" svg:d="M9806.734375-12625.265625v49.375l-2.70308303833008 1.83531188964844-2.86689376831055 1.69898986816406-3.01580429077148 1.56513977050781-3.14981460571289 1.43376159667969-6.64205932617188 2.4832763671875-6.99929809570313 1.9874267578125-7.23733520507813 1.5113525390625-7.35617065429688 1.0550537109375-7.35580444335938 0.6185302734375-7.23623657226563 0.2017822265625-8.38900375366211-0.251945495605469-8.01892471313477-0.752876281738281-7.62593460083008-1.24936676025391-7.21003341674805-1.74141693115234-6.77122116088867-2.22902679443359-6.30949783325195-2.71219635009766-5.82486343383789-3.19092559814453-5.31731796264648-3.66521453857422-4.78686141967773-4.13506317138672-4.23349380493164-4.60047149658203-3.6572151184082-5.06143951416016-3.05802536010742-5.51796722412109-2.4359245300293-5.97005462646484-1.79091262817383-6.41770172119141-1.12298965454102-6.86090850830078-0.432155609130859-7.29967498779297 0.400970458984375-6.34444046020508 1.02407836914063-5.91059494018555 1.61624145507813-5.49773788452148 2.17745971679687-5.10586929321289 2.70773315429687-4.73498916625977 3.20706176757812-4.38509750366211 3.67544555664062-4.05619430541992 4.11288452148438-3.7482795715332 4.51937866210938-3.46135330200195 4.89492797851563-3.19541549682617 5.23953247070313-2.95046615600586 5.55319213867188-2.72650527954102 11.923583984375-4.86508178710938 12.806884765625-4.22109985351563 7.43167114257813-2.42251586914062 7.74240112304688-2.95663452148437 7.65194702148438-3.66891479492187 3.66668319702148-2.1572380065918 3.49362564086914-2.40211868286133 3.27042007446289-2.66926956176758 2.99706649780273-2.95869064331055 2.67356491088867-3.27038192749023 2.2999153137207-3.60434341430664 1.87611770629883-3.96057510375977 1.40217208862305-4.33907699584961 0.878078460693359-4.73984909057617 0.303836822509766-5.16289138793945-0.195510864257813-3.94165802001953-0.575363159179688-3.74541473388672-0.938461303710938-3.54116058349609-1.28480529785156-3.32889556884766-1.61439514160156-3.10861968994141-1.92723083496094-2.88033294677734-2.22331237792969-2.64403533935547-2.50263977050781-2.39972686767578-2.76521301269531-2.14740753173828-3.01103210449219-1.88707733154297-3.24009704589844-1.61873626708984-3.45240783691406-1.34238433837891-3.64796447753906-1.05802154541016-3.82676696777344-0.765647888183594-3.98881530761719-0.465263366699219-4.13410949707031-0.156867980957031-6.24758911132813 0.288467407226562-5.89767456054688 0.851791381835938-5.55453491210938 1.39469909667969-5.21817016601563 1.91719055175781-4.88858032226563 2.41926574707031-4.56576538085938 2.90092468261719-4.24972534179688 3.36216735839844-3.94046020507812 3.80299377441406-3.63796997070312 4.22340393066406-3.34225463867187 4.62339782714844-3.05331420898437 5.00297546386719-2.77114868164062 5.36213684082031-2.49575805664062 5.70088195800781-2.22714233398437 6.01921081542969-3.675537109375 12.9117431640625h-12.265625l4.234375-55.296875 2.9748649597168-2.45507431030273 3.20637893676758-2.29684829711914 3.42111587524414-2.13859939575195 3.61907577514648-1.98032760620117 7.76492309570313-3.48574829101562 8.35543823242188-2.85238647460937 8.81173706054688-2.21884155273437 9.13381958007813-1.58511352539063 9.32168579101563-0.951202392578125 9.37533569335938-0.317108154296875 9.18207931518555 0.307594299316406 8.66615676879883 0.905845642089844 8.13968276977539 1.47869110107422 7.60265731811523 2.02613067626953 7.05508041381836 2.54816436767578 6.49695205688477 3.04479217529297 5.92827224731445 3.51601409912109 5.34904098510742 3.96183013916016 4.75925827026367 4.38224029541016 4.1589241027832 4.77724456787109 3.54803848266602 5.14684295654297 2.92660140991211 5.49103546142578 2.29461288452148 5.80982208251953 1.65207290649414 6.10320281982422 0.998981475830078 6.37117767333984 0.335338592529297 6.61374664306641-0.267009735107422 6.73067855834961-0.798999786376953 6.28076553344727-1.32794570922852 5.85554885864258-1.85384750366211 5.45502853393555-2.37670516967773 5.07920455932617-2.89651870727539 4.72807693481445-3.41328811645508 4.40164566040039-3.9270133972168 4.09991073608398-4.43769454956055 3.82287216186523-4.94533157348633 3.57052993774414-5.44992446899414 3.3428840637207-5.95147323608398 3.13993453979492-13.3954162597656 5.76980590820313-15.3650817871094 5.25436401367188-6.924560546875 2.23712158203125-7.465087890625 2.68719482421875-7.554443359375 3.27093505859375-3.66973876953125 1.89614105224609-3.52288818359375 2.09220123291016-3.31964111328125 2.30496978759766-3.05999755859375 2.53444671630859-2.74395751953125 2.78063201904297-2.37152099609375 3.04352569580078-1.94268798828125 3.32312774658203-1.45745849609375 3.61943817138672-0.91583251953125 3.93245697021484-0.31781005859375 4.26218414306641 0.264728546142578 3.99913024902344 0.624828338623047 3.76832580566406 0.968196868896484 3.53376770019531 1.29483413696289 3.29545593261719 1.60474014282227 3.05339050292969 1.89791488647461 2.80757141113281 2.17435836791992 2.55799865722656 2.4340705871582 2.30467224121094 2.67705154418945 2.04759216308594 2.90330123901367 1.78675842285156 3.11281967163086 1.52217102050781 3.30560684204102 1.25382995605469 3.48166275024414 0.981735229492188 3.64098739624023 0.705886840820313 3.7835807800293 0.426284790039063 3.90944290161133 0.142929077148438 5.44842529296875-0.267040252685547 5.08770751953125-0.780902862548828 4.73321533203125-1.26443862915039 4.38494873046875-1.71764755249023 4.04290771484375-2.14052963256836 3.70709228515625-2.53308486938477 3.37750244140625-2.89531326293945 3.05413818359375-3.22721481323242 2.73699951171875-3.52878952026367 2.42608642578125-3.8000373840332 2.12139892578125-4.04095840454102 1.82293701171875-4.25155258178711 1.53070068359375-4.43181991577148 1.24468994140625-4.58176040649414 0.96490478515625-4.70137405395508 0.69134521484375-4.7906608581543z"/>
          <dr3d:extrude draw:style-name="gr8" draw:layer="layout" svg:viewBox="9859.21875 -12778.5 179.359375 217" svg:d="M9965.390625-12756.515625l-8.99203872680664 0.597354888916016-8.12908554077148 1.72860336303711-7.30515670776367 2.7646598815918-6.5202522277832 3.70552444458008-5.77437210083008 4.55119705200195-5.0675163269043 5.30167770385742-4.39968490600586 5.95696640014648-3.77087783813477 6.51706314086914-3.18109512329102 6.98196792602539-2.63033676147461 7.35168075561523-2.11860275268555 7.62620162963867-1.64589309692383 7.8055305480957-2.02975463867187 15.7682800292969-0.607208251953125 15.3432922363281 0.287361145019531 11.3520431518555 0.841850280761719 10.4899368286133 1.36598968505859 9.64572906494141 1.85977935791016 8.81941986083984 2.32321929931641 8.01100921630859 2.75630950927734 7.22049713134766 3.15904998779297 6.44788360595703 3.53144073486328 5.69316864013672 3.87348175048828 4.95635223388672 4.18517303466797 4.23743438720703 4.46651458740234 3.53641510009766 4.71750640869141 2.85329437255859 4.93814849853516 2.18807220458984 5.12844085693359 1.54074859619141 5.28838348388672 0.911323547363281 5.41797637939453 0.299797058105469 3.56406021118164-0.161914825439453 3.40056991577148-0.480815887451172 3.24204635620117-0.792324066162109 3.0884895324707-1.09643936157227 2.93989944458008-1.39316177368164 2.7962760925293-1.68249130249023 2.65761947631836-1.96442794799805 2.52392959594727-2.23897171020508 2.39520645141602-2.50612258911133 2.27145004272461-2.7658805847168 2.15266036987305-3.01824569702148 2.03883743286133-3.26321792602539 3.75607299804687-7.23178100585938 3.36038208007812-8.12295532226563 0.96063232421875-2.4093017578125 1.02618408203125-2.1522216796875 0.557701110839844-0.973526000976563 0.598121643066406-0.901840209960938 0.646553039550781-0.827682495117188 0.702995300292969-0.751052856445313 0.767448425292969-0.671951293945313 0.839912414550781-0.590377807617188 0.920387268066406-0.506332397460938 1.00887298583984-0.419815063476563 1.10536956787109-0.330825805664062 1.20987701416016-0.239364624023437 1.32239532470703-0.145431518554688 1.44292449951172-0.0490264892578125 1.67326736450195 0.0655059814453125 1.82590866088867 0.201461791992187 1.94259262084961 0.344833374023437 2.02331924438477 0.495620727539063 2.06808853149414 0.653823852539063 2.07690048217773 0.819442749023438 2.04975509643555 0.992477416992188 1.98665237426758 1.17292785644531 1.88759231567383 1.36079406738281 1.7525749206543 1.55607604980469 1.58160018920898 1.75877380371094 1.37466812133789 1.96888732910156 1.13177871704102 2.18641662597656 0.852931976318359 2.41136169433594 0.538127899169922 2.64372253417969 0.187366485595703 2.88349914550781-0.0814919471740723 1.82634878158569-0.243234157562256 1.8345513343811-0.964244842529297 3.67634963989258-1.58886337280273 3.65707778930664-2.19858169555664 3.60308456420898-2.79339981079102 3.51436996459961-3.37331771850586 3.39093399047852-3.93833541870117 3.2327766418457-4.48845291137695 3.03989791870117-5.0236701965332 2.81229782104492-5.54398727416992 2.54997634887695-6.04940414428711 2.25293350219727-6.53992080688477 1.92116928100586-7.01553726196289 1.55468368530273-7.47625350952148 1.15347671508789-7.92206954956055 0.717548370361328-8.35298538208008 0.246898651123047-13.8436660766602-0.625587463378906-12.6808090209961-1.82515716552734-11.5551681518555-2.94731903076172-10.4667434692383-3.99207305908203-9.41553497314453-4.95941925048828-8.40154266357422-5.84935760498047-7.42476654052734-6.66188812255859-6.48520660400391-7.39701080322266-5.58286285400391-8.05472564697266-4.71773529052734-8.63503265380859-3.88982391357422-9.13793182373047-3.09912872314453-9.56342315673828-2.34564971923828-9.91150665283203-1.62938690185547-10.1821823120117-0.950340270996094-10.3754501342773-0.308509826660156-10.4913101196289 0.405048370361328-12.8077087402344 1.2093620300293-11.9960021972656 2.00500106811523-11.1822814941406 2.79196548461914-10.3665466308594 3.57025527954102-9.54879760742188 4.33987045288086-8.72903442382813 5.10081100463867-7.90725708007813 5.85307693481445-7.08346557617188 6.5966682434082-6.25765991210938 7.33158493041992-5.42984008789063 8.05782699584961-4.60000610351563 8.77539443969727-3.76815795898437 9.48428726196289-2.93429565429687 10.1845054626465-2.09841918945312 10.876049041748-1.26052856445313 11.5589179992676-0.420623779296875 5.66147994995117 0.186679840087891 5.8437385559082 0.573604583740234 5.97021865844727 0.980876922607422 6.04092025756836 1.40849685668945 6.05584335327148 1.85646438598633 6.01498794555664 2.32477951049805 5.91835403442383 2.81344223022461 5.76594161987305 3.32245254516602 5.5577507019043 3.85181045532227 5.29378128051758 4.40151596069336 4.97403335571289 4.9715690612793 4.59850692749023 5.56196975708008 4.16720199584961 6.1727180480957 3.68011856079102 6.80381393432617 3.13725662231445 7.45525741577148 2.53861618041992 8.12704849243164-12.265625 5.90625-5.11968994140625-10.40087890625-2.73052215576172-4.69351196289063-2.86414337158203-4.35385131835938-3.01264190673828-4.01290893554688-3.17601776123047-3.67068481445312-3.35427093505859-3.32717895507812-3.54740142822266-2.98239135742187-3.75540924072266-2.63632202148437-3.97829437255859-2.28897094726562-4.21605682373047-1.94033813476563-4.46869659423828-1.59042358398438-4.73621368408203-1.23922729492188-5.01860809326172-0.886749267578125-5.31587982177734-0.532989501953125z"/>
          <dr3d:extrude draw:style-name="gr8" draw:layer="layout" svg:viewBox="10070.21875 -12778.5 201.34375 217" svg:d="M10194.578125-12713.046875l-0.298477172851562-6.11478805541992-0.860336303710938-5.54594802856445-1.36955261230469-5.00116348266602-1.82612609863281-4.48043441772461-2.23005676269531-3.98376083374023-2.58134460449219-3.51114273071289-2.87998962402344-3.06258010864258-3.12599182128906-2.6380729675293-3.31935119628906-2.23762130737305-3.46006774902344-1.86122512817383-3.54814147949219-1.50888442993164-3.58357238769531-1.18059921264648-3.56636047363281-0.876369476318359-3.49650573730469-0.596195220947266-3.37400817871094-0.340076446533203-3.19886779785156-0.108013153076172-4.75782775878906 0.214717864990234-4.44224548339844 0.632175445556641-4.12785339355469 1.03166580200195-3.81465148925781 1.41318893432617-3.50263977050781 1.7767448425293-3.19181823730469 2.12233352661133-2.88218688964844 2.44995498657227-2.57374572753906 2.75960922241211-2.26649475097656 3.05129623413086-1.96043395996094 3.32501602172852-1.65556335449219 3.58076858520508-1.35188293457031 3.81855392456055-1.04939270019531 4.03837203979492-0.748092651367188 4.2402229309082-0.447982788085938 4.42410659790039-0.149063110351563 4.59002304077148 0.110366821289063 3.6088752746582 0.336044311523437 3.39347457885742 0.569137573242188 3.19045639038086 0.809646606445313 2.99982070922852 1.05757141113281 2.82156753540039 1.31291198730469 2.65569686889648 1.57566833496094 2.5022087097168 1.84584045410156 2.36110305786133 2.12342834472656 2.23237991333008 2.40843200683594 2.11603927612305 2.70085144042969 2.01208114624023 3.00068664550781 1.92050552368164 3.30793762207031 1.84131240844727 3.62260437011719 1.77450180053711 8.2188720703125 3.39810180664062 27.1796875 10.283203125 12.318359375 5.200927734375 5.077392578125 2.45956420898437 4.065185546875 2.30630493164062zM10232.65625-12617.671875l-0.361083984375 9.44332885742188-0.567535400390625 4.83247756958008-0.928802490234375 4.83039474487305-1.36752319335938 4.77134323120117-1.88369750976563 4.65532302856445-2.47732543945312 4.48233413696289-3.14840698242187 4.25237655639648-3.89694213867187 3.96545028686523-4.72293090820313 3.62155532836914-5.62637329101563 3.2206916809082-6.60726928710938 2.76285934448242-7.66561889648438 2.2480583190918-8.80142211914063 1.67628860473633-10.0146789550781 1.04755020141602-11.3053894042969 0.361843109130859-8.83636093139648-0.285728454589844-8.55838394165039-0.831153869628906-8.2401008605957-1.33753204345703-7.88151168823242-1.80486297607422-7.48261642456055-2.23314666748047-7.04341506958008-2.62238311767578-6.56390762329102-2.97257232666016-6.04409408569336-3.28371429443359-5.48397445678711-3.55580902099609-4.88354873657227-3.78885650634766-4.24281692504883-3.98285675048828-3.5617790222168-4.13780975341797-2.84043502807617-4.25371551513672-2.07878494262695-4.33057403564453-0.741178035736084-2.18190670013428-0.535650730133057-2.18647861480713-0.325085163116455-2.18616962432861-0.109481334686279-2.18097972869873 0.177787780761719-2.44741058349609 0.510627746582031-2.28055572509766 0.809364318847656-2.11493682861328 1.07399749755859-1.95055389404297 1.30452728271484-1.78740692138672 1.50095367431641-1.62549591064453 1.66327667236328-1.46482086181641 1.79149627685547-1.30538177490234 1.88561248779297-1.14717864990234 1.94562530517578-0.990211486816406 1.97153472900391-0.834480285644531 1.96334075927734-0.679985046386719 1.92104339599609-0.526725769042969 1.84464263916016-0.374702453613281 1.73413848876953-0.223915100097656 1.58953094482422-0.0743637084960938 1.59392166137695 0.0538673400878906 1.45359420776367 0.159542083740234 1.32198715209961 0.262126922607422 1.19910049438477 0.361621856689453 1.08493423461914 0.458026885986328 0.979488372802734 0.551342010498047 0.882762908935547 0.641567230224609 0.794757843017578 0.728702545166016 0.715473175048828 0.812747955322266 0.644908905029297 0.893703460693359 0.583065032958984 0.971569061279297 0.529941558837891 1.04634475708008 0.935394287109375 2.30465698242187 0.827545166015625 2.56668090820312 1.83539581298828 5.61175155639648 2.01158905029297 5.13309097290039 2.17537689208984 4.6705207824707 2.32675933837891 4.22404098510742 2.46573638916016 3.79365158081055 2.59230804443359 3.37935256958008 2.70647430419922 2.98114395141602 2.80823516845703 2.59902572631836 2.89759063720703 2.23299789428711 2.97454071044922 1.88306045532227 3.03908538818359 1.54921340942383 3.09122467041016 1.2314567565918 3.13095855712891 0.929790496826172 3.15828704833984 0.644214630126953 3.17321014404297 0.374729156494141 3.17572784423828 0.121334075927734 3.12288665771484-0.103000640869141 3.15927886962891-0.325496673583984 3.16284942626953-0.572734832763672 3.13359832763672-0.844715118408203 3.07152557373047-1.14143753051758 2.97663116455078-1.4629020690918 2.84891510009766-1.80910873413086 2.68837738037109-2.18005752563477 2.49501800537109-2.57574844360352 2.26883697509766-2.99618148803711 2.00983428955078-3.44135665893555 1.71800994873047-3.91127395629883 1.39336395263672-4.40593338012695 1.03589630126953-4.92533493041992 0.645606994628906-5.46947860717773 0.222496032714844-6.03836441040039v-17.71875l-2.33097457885742-2.05197525024414-2.98894119262695-2.04302597045898-3.59112930297852-2.03464889526367-4.13753890991211-2.0268440246582-9.69119262695313-4.03256225585938-11.2074890136719-4.00820922851563-51.068359375-15.880859375-5.46036911010742-1.87547302246094-4.97356033325195-2.13319396972656-4.50531387329102-2.37178039550781-4.05562973022461-2.59123229980469-3.62450790405273-2.79154968261719-3.21194839477539-2.97273254394531-2.81795120239258-3.13478088378906-2.4425163269043-3.27769470214844-2.08564376831055-3.40147399902344-1.74733352661133-3.50611877441406-1.42758560180664-3.59162902832031-1.12639999389648-3.65800476074219-0.843776702880859-3.70524597167969-0.579715728759766-3.73335266113281-0.334217071533203-3.74232482910156-0.107280731201172-3.73216247558594 0.247299194335937-5.89026641845703 0.739395141601563-5.77532196044922 1.22773742675781-5.62380218505859 1.71232604980469-5.43570709228516 2.19316101074219-5.21103668212891 2.67024230957031-4.94979095458984 3.14356994628906-4.65196990966797 3.61314392089844-4.31757354736328 4.07896423339844-3.94660186767578 4.54103088378906-3.53905487060547 4.99934387207031-3.09493255615234 5.45390319824219-2.61423492431641 5.90470886230469-2.09696197509766 6.35176086425781-1.54311370849609 6.79505920410156-0.952690124511719 7.23460388183594-0.325691223144531 4.88250350952148 0.326339721679687 4.80301284790039 0.641555786132813 4.7136116027832 0.925186157226563 4.61429977416992 1.17723083496094 8.89102172851563 2.9842529296875 8.37484741210938 3.6134033203125 7.77938842773438 3.9898681640625 7.10464477539063 4.1136474609375 11.867919921875 7.587890625 2.27432250976562-5.58023071289063 2.43783569335937-4.98056030273438 1.30661392211914-2.25149917602539 1.37914657592773-2.08489608764648 1.46223068237305-1.9127311706543 1.55586624145508-1.73500442504883 1.66005325317383-1.55171585083008 1.7747917175293-1.36286544799805 1.90008163452148-1.16845321655273 2.03592300415039-0.968479156494141 2.18231582641602-0.762943267822266 2.33926010131836-0.551845550537109 2.50675582885742-0.335186004638672 2.6848030090332-0.112964630126953 5.98065185546875 0.215118408203125 6.16339111328125 0.635711669921875 6.29156494140625 1.04183959960938 6.36517333984375 1.43350219726563 6.38421630859375 1.81069946289063 6.34869384765625 2.17343139648437 6.25860595703125 2.52169799804687 6.11395263671875 2.85549926757812-2.53125 10.140625-2.36721801757812-0.450714111328125-2.61056518554687-0.386444091796875-2.77938842773437-0.297454833984375-2.87368774414062-0.183746337890625-2.89346313476562-0.045318603515625-2.83871459960937 0.117828369140625-2.70944213867187 0.305694580078125-1.28295516967773 0.231021881103516-1.22269058227539 0.287258148193359-1.42016220092773 0.393726348876953-1.40036392211914 0.560283660888672-1.37065505981445 0.744716644287109-1.33103561401367 0.947025299072266-1.2815055847168 1.16720962524414-1.22206497192383 1.40526962280273-1.15271377563477 1.66120529174805-1.07345199584961 1.93501663208008-0.984279632568359 2.22670364379883-0.885196685791016 2.5362663269043-0.776203155517578 2.86370468139648-0.657299041748047 3.20901870727539-0.918243408203125 7.52548217773438-0.323699951171875 9.12124633789063z"/>
          <dr3d:extrude draw:style-name="gr8" draw:layer="layout" svg:viewBox="10277.953125 -12773.5 103.21875 314" svg:d="M10349.4375-12462.046875l-2.953125 2.546875-66.421875-10.59375v-10.578125l16.078125-1.6875 3.7396240234375-0.54046630859375 1.59382629394531-0.348396301269531 1.42143249511719-0.426078796386719 1.25773620605469-0.522941589355469 1.10273742675781-0.638984680175781 0.495962142944336-0.369002342224121 0.460474014282227-0.405205726623535 0.42607307434082-0.443806648254395 0.392759323120117-0.484805107116699 0.689926147460938-1.10219573974609 0.569717407226563-1.29496002197266 0.458206176757813-1.50690460205078 0.355392456054687-1.73802947998047 0.261276245117187-1.98833465576172 0.175857543945313-2.25782012939453 0.1302490234375-5.40081787109375v-234.875l-0.113861083984375-7.162841796875-0.203678131103516-2.93304443359375-0.356044769287109-2.54376220703125-0.549312591552734-2.18670654296875-0.359913349151611-0.969528198242188-0.423568248748779-0.892349243164063-0.492335796356201-0.819198608398438-0.566215991973877-0.750076293945313-0.645208835601807-0.684982299804688-0.72931432723999-0.623916625976563-0.818532466888428-0.566879272460938-0.912863254547119-0.513870239257813-2.12916946411133-0.88482666015625-2.56784439086914-0.72113037109375-3.04742050170898-0.58966064453125-7.69717407226563-0.913818359375-10.1062927246094-0.774658203125v-12.265625h103.21875v12.265625l-9.99032592773438 0.774658203125-7.64419555664063 0.913818359375-3.03997421264648 0.58966064453125-2.57065200805664 0.72113037109375-2.14039993286133 0.88482666015625-0.921064853668213 0.513870239257813-0.828153133392334 0.566879272460938-0.740125179290772 0.623916625976563-0.656980991363525 0.684982299804688-0.578720569610596 0.750076293945313-0.505343914031982 0.819198608398438-0.436851024627686 0.892349243164063-0.373241901397705 0.969528198242188-0.575191497802734 2.18670654296875-0.379360198974609 2.54376220703125-0.222599029541016 2.93304443359375-0.131195068359375 7.162841796875z"/>
          <dr3d:extrude draw:style-name="gr8" draw:layer="layout" svg:viewBox="10409.21875 -12778.5 182.734375 217" svg:d="M10575.03125-12662.5l3.27969360351562 0.117889404296875 1.58337020874023 0.168750762939453 1.53171157836914 0.260967254638672 1.46954727172852 0.367443084716797 1.39687728881836 0.488178253173828 1.31370162963867 0.623172760009766 1.22002029418945 0.772426605224609 1.1158332824707 0.935939788818359 1.00114059448242 1.11371231079102 0.875942230224609 1.30574417114258 0.740238189697266 1.51203536987305 0.594028472900391 1.73258590698242 0.437313079833984 1.9673957824707 0.270092010498047 2.21646499633789 0.0923652648925781 2.47979354858398-0.49627685546875 10.8049621582031-0.755134582519531 6.28794479370117-1.21294403076172 6.6924934387207-1.76061248779297 6.95772171020508-2.39813995361328 7.0836296081543-3.12552642822266 7.07021713256836-3.94277191162109 6.91748428344727-4.84987640380859 6.62543106079102-5.84683990478516 6.19405746459961-6.93366241455078 5.62336349487305-8.11034393310547 4.91334915161133-9.37688446044922 4.06401443481445-10.733283996582 3.07535934448242-12.1795425415039 1.94738388061523-13.7156600952148 0.680088043212891-11.9691543579102-0.542423248291016-11.1607894897461-1.59749984741211-10.3574142456055-2.6079216003418-9.55902862548828-3.57368850708008-8.76563262939453-4.49480056762695-7.97722625732422-5.37125778198242-7.19380950927734-6.20306015014648-6.41538238525391-6.99020767211914-5.64194488525391-7.73270034790039-4.87349700927734-8.43053817749023-4.11003875732422-9.08372116088867-3.35157012939453-9.6922492980957-2.59809112548828-10.2561225891113-1.84960174560547-10.7753410339355-1.10610198974609-11.2499046325684-0.367591857910156-11.6798133850098 0.339885711669922-12.1848297119141 1.03081130981445-11.5601654052734 1.73846817016602-10.9117889404297 2.46285629272461-10.2397003173828 3.20397567749023-9.54389953613281 3.96182632446289-8.82438659667969 4.73640823364258-8.08116149902344 5.5277214050293-7.31422424316406 6.33576583862305-6.52357482910156 7.16054153442383-5.70921325683594 8.00204849243164-4.87113952636719 8.86028671264648-4.00935363769531 9.73525619506836-3.12385559082031 10.6269569396973-2.21464538574219 11.5353889465332-1.28172302246094 12.4605522155762-0.325088500976562 8.53849029541016 0.371925354003906 8.01796722412109 0.940147399902344 7.51232147216797 1.48223114013672 7.02155303955078 1.99817657470703 6.54566192626953 2.48798370361328 6.08464813232422 2.95165252685547 5.63851165771484 3.38918304443359 5.20725250244141 3.80057525634766 4.79087066650391 4.18582916259766 4.38936614990234 4.54494476318359 4.00273895263672 4.87792205810547 3.63098907470703 5.18476104736328 3.27411651611328 5.46546173095703 2.93212127685547 5.72002410888672 2.60500335693359 5.94844818115234 2.29276275634766 6.15073394775391-12.6875 6.75-4.66549682617188-8.94088745117188-5.21609497070313-8.35769653320313-2.86252975463867-3.9015007019043-3.05778884887695-3.68532180786133-3.27225112915039-3.44568252563477-3.50591659545898-3.18258285522461-3.75878524780273-2.89602279663086-4.03085708618164-2.58600234985352-4.3221321105957-2.25252151489258-4.63261032104492-1.89558029174805-4.9622917175293-1.51517868041992-5.31117630004883-1.1113166809082-5.67926406860352-0.683994293212891-6.06655502319336-0.233211517333984-9.35166931152344 0.578895568847656-8.41481018066406 1.68068695068359-7.52253723144531 2.69847869873047-6.67485046386719 3.63227081298828-5.87174987792969 4.48206329345703-5.11323547363281 5.24785614013672-4.39930725097656 5.92964935302734-3.72996520996094 6.52744293212891-3.10520935058594 7.04123687744141-2.52503967285156 7.47103118896484-1.98945617675781 7.81682586669922-1.49845886230469 8.07862091064453-1.7022705078125 16.6066284179688-0.2733154296875 16.6458129882813zM10453.640625-12646.4375l0.358489990234375 7.98825073242188 1.31997680664063 10.2790832519531 1.13515853881836 5.67536544799805 1.51306533813477 5.86018753051758 1.93681716918945 5.91571426391602 2.40641403198242 5.84194564819336 2.92185592651367 5.63888168334961 3.4831428527832 5.30652236938477 4.09027481079102 4.84486770629883 4.74325180053711 4.2539176940918 2.63081884384155 1.86494779586792 2.81125497817993 1.66872453689575 2.9974217414856 1.45633935928345 3.18931913375854 1.22779226303101 3.38694715499878 0.983083248138428 3.5903058052063 0.722212314605713 7.8136100769043 0.597164154052734 6.97779083251953-0.454647064208984 6.20879364013672-1.30167007446289 5.48378753662109-2.0552864074707 4.80277252197266-2.71549606323242 4.16574859619141-3.28229904174805 3.57271575927734-3.75569534301758 3.02367401123047-4.13568496704102 2.51862335205078-4.42226791381836 2.05756378173828-4.61544418334961 1.64049530029297-4.71521377563477 1.26741790771484-4.72157669067383 0.938331604003906-4.6345329284668 1.06536865234375-8.63430786132813 0.27691650390625-7.16525268554688-0.031494140625-1.47272109985352-0.10107421875-1.40938949584961-0.1805419921875-1.3416862487793-0.2698974609375-1.26961135864258-0.369140625-1.19316482543945-0.478271484375-1.11234664916992-0.5972900390625-1.02715682983398-0.7261962890625-0.937595367431641-0.864990234375-0.843662261962891-1.013671875-0.745357513427734-1.1722412109375-0.642681121826172-1.3406982421875-0.535633087158203-1.51904296875-0.424213409423828-1.707275390625-0.308422088623047-1.9053955078125-0.188259124755859-2.1134033203125-0.0637245178222656z"/>
        </dr3d:scene>
        <dr3d:scene draw:style-name="gr9" svg:width="0.636cm" svg:height="1.001cm" svg:x="9.381cm" svg:y="12.107cm" dr3d:transform="matrix (1 0 0 0 0.939692620785931 0.342020143325607 0 -0.342020143325607 0.939692620785931 -9.599cm 10.8859917697849cm 3.83607190862936cm)" dr3d:vrp="(0 0 2054.14285714286)" dr3d:vpn="(0 0 1817.14285714286)" dr3d:projection="perspective" dr3d:distance="0.2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9281 -12177 636 1271" svg:d="M9440-10906v-953h-159l318-318 318 318h-159v953zM9281-10906zM9917-12177z"/>
        </dr3d:scene>
        <dr3d:scene draw:style-name="gr9" svg:width="0.636cm" svg:height="1.001cm" svg:x="9.381cm" svg:y="10.108cm" dr3d:transform="matrix (1 0 0 0 0.939692620785931 0.342020143325607 0 -0.342020143325607 0.939692620785931 -9.599cm 10.8859917697849cm 3.83607190862936cm)" dr3d:vrp="(0 0 2054.14285714286)" dr3d:vpn="(0 0 1817.14285714286)" dr3d:projection="perspective" dr3d:distance="0.2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9281 -12177 636 1271" svg:d="M9440-10906v-953h-159l318-318 318 318h-159v953zM9281-10906zM9917-12177z"/>
        </dr3d:scene>
        <dr3d:scene draw:style-name="gr4" svg:width="2.674cm" svg:height="0.769cm" svg:x="8.363cm" svg:y="11.252cm" dr3d:transform="matrix (1 0 0 0 0.939692620785931 0.342020143325607 0 -0.342020143325607 0.939692620785931 -9.6985cm 11.9469755313043cm 4.12699450622555cm)" dr3d:vrp="(0 0 8038.85714285714)" dr3d:vpn="(0 0 7622.85714285714)" dr3d:projection="perspective" dr3d:distance="0.4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1 0 0 0 1 0 0 0 1 0cm 0.00355094586314772cm -0.00129243859767666cm)" svg:viewBox="8365 -13019 2667 762" svg:d="M8365-13019v762h2667v-762z"/>
          <dr3d:extrude draw:style-name="gr8" draw:layer="layout" svg:viewBox="8800.953125 -12778.5 223.765625 319" svg:d="M8838.171875-12778.5l16.921875 16.484375 5.714599609375-3.13528442382812 6.120361328125-3.00656127929687 6.655029296875-2.78866577148437 7.318603515625-2.48159790039062 8.111083984375-2.08535766601562 9.032470703125-1.59994506835938 10.082763671875-1.02536010742188 11.261962890625-0.361602783203125 10.4551734924316 0.324592590332031 10.2250328063965 1.00505828857422 9.93357467651367 1.73244476318359 9.5807991027832 2.50675201416016 9.16670608520508 3.32798004150391 8.6912956237793 4.19612884521484 8.15456771850586 5.11119842529297 7.55652236938477 6.07318878173828 6.89715957641602 7.08209991455078 6.17647933959961 8.13793182373047 5.39448165893555 9.24068450927734 4.55116653442383 10.3903579711914 3.64653396606445 11.5869522094727 2.68058395385742 12.8304672241211 1.65331649780273 14.1209030151367 0.564731597900391 15.4582595825195-0.385040283203125 11.9775695800781-1.66403198242188 15.2941589355469-1.55018997192383 8.41753005981445-2.15620040893555 8.67875289916992-2.85763168334961 8.75066757202148-3.65448379516602 8.63327407836914-4.54675674438477 8.32657241821289-5.53445053100586 7.83056259155273-6.6175651550293 7.14524459838867-7.79610061645508 6.2706184387207-9.0700569152832 5.20668411254883-10.4394340515137 3.95344161987305-11.9042320251465 2.51089096069336-13.4644508361816 0.879032135009766-5.94179534912109-0.235122680664062-5.77054595947266-0.673934936523438-5.59613800048828-1.06559753417969-5.41857147216797-1.41011047363281-5.23784637451172-1.70747375488281-5.05396270751953-1.95768737792969-9.54364013671875-4.4774169921875-8.77020263671875-4.9124755859375-7.97149658203125-4.9703369140625-13.44580078125-8.60546875v129.453125l-2.96875 2.5625-66.40625-10.625v-10.625l16.078125-1.703125 3.7396240234375-0.545745849609375 1.59382629394531-0.350772857666016 1.42143249511719-0.428432464599609 1.25773620605469-0.525386810302734 1.10273742675781-0.641635894775391 0.495962142944336-0.37044095993042 0.460474014282227-0.406738758087158 0.42607307434082-0.445448398590088 0.392759323120117-0.486569881439209 0.689926147460938-1.10615158081055 0.569717407226563-1.29957962036133 0.458206176757813-1.51230239868164 0.355392456054687-1.74431991577148 0.261276245117187-1.99563217163086 0.175857543945313-2.26623916625977 0.1302490234375-5.42147827148438v-273.5zM8870.328125-12638.0625l0.184814453125 7.2783203125 0.260955810546875 3.2147216796875 0.399932861328125 2.9913330078125 0.558868408203125 2.8126220703125 0.737762451171875 2.6785888671875 0.936614990234375 2.5892333984375 1.15542602539063 2.5445556640625 1.99030685424805 3.67734909057617 2.16652297973633 3.4223518371582 2.34024429321289 3.16980361938477 2.51147079467773 2.91970443725586 2.68020248413086 2.67205429077148 2.84643936157227 2.42685317993164 3.01018142700195 2.18410110473633 3.17142868041992 1.94379806518555 3.33018112182617 1.7059440612793 3.4864387512207 1.47053909301758 3.64020156860352 1.23758316040039 3.79146957397461 1.00707626342773 3.94024276733398 0.779018402099609 4.08652114868164 0.553409576416016 4.23030471801758 0.330249786376953 4.3715934753418 0.109539031982422 3.47109985351562-0.132026672363281 3.85360717773437-0.448112487792969 4.15243530273438-0.842247009277344 4.36758422851563-1.31443023681641 4.49905395507813-1.86466217041016 4.54684448242188-2.49294281005859 4.51095581054688-3.19927215576172 4.39138793945313-3.98365020751953 4.18814086914063-4.84607696533203 3.90121459960937-5.78655242919922 3.53060913085937-6.80507659912109 3.07632446289062-7.90164947509766 2.53836059570312-9.07627105712891 1.91671752929688-10.3289413452148 1.21139526367188-11.6596603393555 0.422393798828125-13.0684280395508-0.90020751953125-21.8641357421875-1.13356781005859-9.92411804199219-1.59659576416016-9.24104309082031-2.06516265869141-8.54963684082031-2.53926849365234-7.84989929199219-3.01891326904297-7.14183044433594-3.50409698486328-6.42543029785156-3.99481964111328-5.70069885253906-4.49108123779297-4.96763610839844-4.99288177490234-4.22624206542969-5.50022125244141-3.47651672363281-6.01309967041016-2.71846008300781-6.53151702880859-1.95207214355469-7.05547332763672-1.17735290527344-7.58496856689453-0.394302368164062-4.13380813598633 0.133075714111328-3.9903678894043 0.397594451904297-3.84264755249023 0.659664154052734-3.69064712524414 0.919284820556641-3.53436660766602 1.17645645141602-3.37380599975586 1.43117904663086-3.20896530151367 1.68345260620117-3.03984451293945 1.93327713012695-2.8664436340332 2.1806526184082-2.68876266479492 2.42557907104492-2.50680160522461 2.66805648803711-2.32056045532227 2.90808486938477-2.13003921508789 3.14566421508789-1.93523788452148 3.38079452514648-1.73615646362305 3.61347579956055-1.53279495239258 3.84370803833008-0.8536376953125 2.906982421875-0.6756591796875 3.025634765625-0.5174560546875 3.144287109375-0.3790283203125 3.262939453125-0.421875 6.8818359375-0.10546875 7.3564453125z"/>
          <dr3d:extrude draw:style-name="gr8" draw:layer="layout" svg:viewBox="9067.21875 -12778.5 201.34375 217" svg:d="M9191.578125-12713.046875l-0.298477172851562-6.11478805541992-0.860336303710938-5.54594802856445-1.36955261230469-5.00116348266602-1.82612609863281-4.48043441772461-2.23005676269531-3.98376083374023-2.58134460449219-3.51114273071289-2.87998962402344-3.06258010864258-3.12599182128906-2.6380729675293-3.31935119628906-2.23762130737305-3.46006774902344-1.86122512817383-3.54814147949219-1.50888442993164-3.58357238769531-1.18059921264648-3.56636047363281-0.876369476318359-3.49650573730469-0.596195220947266-3.37400817871094-0.340076446533203-3.19886779785156-0.108013153076172-4.75782775878906 0.214717864990234-4.44224548339844 0.632175445556641-4.12785339355469 1.03166580200195-3.81465148925781 1.41318893432617-3.50263977050781 1.7767448425293-3.19181823730469 2.12233352661133-2.88218688964844 2.44995498657227-2.57374572753906 2.75960922241211-2.26649475097656 3.05129623413086-1.96043395996094 3.32501602172852-1.65556335449219 3.58076858520508-1.35188293457031 3.81855392456055-1.04939270019531 4.03837203979492-0.748092651367188 4.2402229309082-0.447982788085938 4.42410659790039-0.149063110351563 4.59002304077148 0.110366821289063 3.6088752746582 0.336044311523437 3.39347457885742 0.569137573242188 3.19045639038086 0.809646606445313 2.99982070922852 1.05757141113281 2.82156753540039 1.31291198730469 2.65569686889648 1.57566833496094 2.5022087097168 1.84584045410156 2.36110305786133 2.12342834472656 2.23237991333008 2.40843200683594 2.11603927612305 2.70085144042969 2.01208114624023 3.00068664550781 1.92050552368164 3.30793762207031 1.84131240844727 3.62260437011719 1.77450180053711 8.2188720703125 3.39810180664062 27.1796875 10.283203125 12.318359375 5.200927734375 5.077392578125 2.45956420898437 4.065185546875 2.30630493164062zM9229.65625-12617.671875l-0.361083984375 9.44332885742188-0.567535400390625 4.83247756958008-0.928802490234375 4.83039474487305-1.36752319335938 4.77134323120117-1.88369750976563 4.65532302856445-2.47732543945312 4.48233413696289-3.14840698242187 4.25237655639648-3.89694213867187 3.96545028686523-4.72293090820313 3.62155532836914-5.62637329101563 3.2206916809082-6.60726928710938 2.76285934448242-7.66561889648438 2.2480583190918-8.80142211914063 1.67628860473633-10.0146789550781 1.04755020141602-11.3053894042969 0.361843109130859-8.83636093139648-0.285728454589844-8.55838394165039-0.831153869628906-8.2401008605957-1.33753204345703-7.88151168823242-1.80486297607422-7.48261642456055-2.23314666748047-7.04341506958008-2.62238311767578-6.56390762329102-2.97257232666016-6.04409408569336-3.28371429443359-5.48397445678711-3.55580902099609-4.88354873657227-3.78885650634766-4.24281692504883-3.98285675048828-3.5617790222168-4.13780975341797-2.84043502807617-4.25371551513672-2.07878494262695-4.33057403564453-0.741178035736084-2.18190670013428-0.535650730133057-2.18647861480713-0.325085163116455-2.18616962432861-0.109481334686279-2.18097972869873 0.177787780761719-2.44741058349609 0.510627746582031-2.28055572509766 0.809364318847656-2.11493682861328 1.07399749755859-1.95055389404297 1.30452728271484-1.78740692138672 1.50095367431641-1.62549591064453 1.66327667236328-1.46482086181641 1.79149627685547-1.30538177490234 1.88561248779297-1.14717864990234 1.94562530517578-0.990211486816406 1.97153472900391-0.834480285644531 1.96334075927734-0.679985046386719 1.92104339599609-0.526725769042969 1.84464263916016-0.374702453613281 1.73413848876953-0.223915100097656 1.58953094482422-0.0743637084960938 1.59392166137695 0.0538673400878906 1.45359420776367 0.159542083740234 1.32198715209961 0.262126922607422 1.19910049438477 0.361621856689453 1.08493423461914 0.458026885986328 0.979488372802734 0.551342010498047 0.882762908935547 0.641567230224609 0.794757843017578 0.728702545166016 0.715473175048828 0.812747955322266 0.644908905029297 0.893703460693359 0.583065032958984 0.971569061279297 0.529941558837891 1.04634475708008 0.935394287109375 2.30465698242187 0.827545166015625 2.56668090820312 1.83539581298828 5.61175155639648 2.01158905029297 5.13309097290039 2.17537689208984 4.6705207824707 2.32675933837891 4.22404098510742 2.46573638916016 3.79365158081055 2.59230804443359 3.37935256958008 2.70647430419922 2.98114395141602 2.80823516845703 2.59902572631836 2.89759063720703 2.23299789428711 2.97454071044922 1.88306045532227 3.03908538818359 1.54921340942383 3.09122467041016 1.2314567565918 3.13095855712891 0.929790496826172 3.15828704833984 0.644214630126953 3.17321014404297 0.374729156494141 3.17572784423828 0.121334075927734 3.12288665771484-0.103000640869141 3.15927886962891-0.325496673583984 3.16284942626953-0.572734832763672 3.13359832763672-0.844715118408203 3.07152557373047-1.14143753051758 2.97663116455078-1.4629020690918 2.84891510009766-1.80910873413086 2.68837738037109-2.18005752563477 2.49501800537109-2.57574844360352 2.26883697509766-2.99618148803711 2.00983428955078-3.44135665893555 1.71800994873047-3.91127395629883 1.39336395263672-4.40593338012695 1.03589630126953-4.92533493041992 0.645606994628906-5.46947860717773 0.222496032714844-6.03836441040039v-17.71875l-2.33097457885742-2.05197525024414-2.98894119262695-2.04302597045898-3.59112930297852-2.03464889526367-4.13753890991211-2.0268440246582-9.69119262695313-4.03256225585938-11.2074890136719-4.00820922851563-51.068359375-15.880859375-5.46036911010742-1.87547302246094-4.97356033325195-2.13319396972656-4.50531387329102-2.37178039550781-4.05562973022461-2.59123229980469-3.62450790405273-2.79154968261719-3.21194839477539-2.97273254394531-2.81795120239258-3.13478088378906-2.4425163269043-3.27769470214844-2.08564376831055-3.40147399902344-1.74733352661133-3.50611877441406-1.42758560180664-3.59162902832031-1.12639999389648-3.65800476074219-0.843776702880859-3.70524597167969-0.579715728759766-3.73335266113281-0.334217071533203-3.74232482910156-0.107280731201172-3.73216247558594 0.247299194335937-5.89026641845703 0.739395141601563-5.77532196044922 1.22773742675781-5.62380218505859 1.71232604980469-5.43570709228516 2.19316101074219-5.21103668212891 2.67024230957031-4.94979095458984 3.14356994628906-4.65196990966797 3.61314392089844-4.31757354736328 4.07896423339844-3.94660186767578 4.54103088378906-3.53905487060547 4.99934387207031-3.09493255615234 5.45390319824219-2.61423492431641 5.90470886230469-2.09696197509766 6.35176086425781-1.54311370849609 6.79505920410156-0.952690124511719 7.23460388183594-0.325691223144531 4.88250350952148 0.326339721679687 4.80301284790039 0.641555786132813 4.7136116027832 0.925186157226563 4.61429977416992 1.17723083496094 8.89102172851563 2.9842529296875 8.37484741210938 3.6134033203125 7.77938842773438 3.9898681640625 7.10464477539063 4.1136474609375 11.867919921875 7.587890625 2.27432250976562-5.58023071289063 2.43783569335937-4.98056030273438 1.30661392211914-2.25149917602539 1.37914657592773-2.08489608764648 1.46223068237305-1.9127311706543 1.55586624145508-1.73500442504883 1.66005325317383-1.55171585083008 1.7747917175293-1.36286544799805 1.90008163452148-1.16845321655273 2.03592300415039-0.968479156494141 2.18231582641602-0.762943267822266 2.33926010131836-0.551845550537109 2.50675582885742-0.335186004638672 2.6848030090332-0.112964630126953 5.98065185546875 0.215118408203125 6.16339111328125 0.635711669921875 6.29156494140625 1.04183959960938 6.36517333984375 1.43350219726563 6.38421630859375 1.81069946289063 6.34869384765625 2.17343139648437 6.25860595703125 2.52169799804687 6.11395263671875 2.85549926757812-2.53125 10.140625-2.36721801757812-0.450714111328125-2.61056518554687-0.386444091796875-2.77938842773437-0.297454833984375-2.87368774414062-0.183746337890625-2.89346313476562-0.045318603515625-2.83871459960937 0.117828369140625-2.70944213867187 0.305694580078125-1.28295516967773 0.231021881103516-1.22269058227539 0.287258148193359-1.42016220092773 0.393726348876953-1.40036392211914 0.560283660888672-1.37065505981445 0.744716644287109-1.33103561401367 0.947025299072266-1.2815055847168 1.16720962524414-1.22206497192383 1.40526962280273-1.15271377563477 1.66120529174805-1.07345199584961 1.93501663208008-0.984279632568359 2.22670364379883-0.885196685791016 2.5362663269043-0.776203155517578 2.86370468139648-0.657299041748047 3.20901870727539-0.918243408203125 7.52548217773438-0.323699951171875 9.12124633789063z"/>
          <dr3d:extrude draw:style-name="gr8" draw:layer="layout" svg:viewBox="9280.03125 -12773.5 149.734375 212" svg:d="M9346.4375-12561.5l-64.296875-10.578125v-10.578125l16.078125-2.109375 3.7396240234375-0.68255615234375 1.59382629394531-0.402137756347656 1.42143249511719-0.467552185058594 1.25773620605469-0.551597595214844 1.10273742675781-0.654273986816406 0.956436157226563-0.775581359863281 0.42607307434082-0.439103126525879 0.392759323120117-0.47641658782959 0.689926147460938-1.07408905029297 0.569717407226563-1.25128936767578 0.458206176757813-1.44712066650391 0.355392456054687-1.66158294677734 0.261276245117187-1.89467620849609 0.175857543945313-2.14640045166016 0.1302490234375-5.12249755859375v-132.953125l-0.148468017578125-7.1422119140625-0.241374969482422-2.92469787597656-0.402393341064453-2.53660583496094-0.600605010986328-2.18064880371094-0.386254787445068-0.966882705688477-0.449755191802979-0.889944076538086-0.517904758453369-0.817022323608398-0.59070348739624-0.748117446899414-0.668151378631592-0.683229446411133-0.750248432159424-0.622358322143555-0.836994647979736-0.56550407409668-0.928390026092529-0.512666702270508-2.14956283569336-0.882888793945313-2.5709342956543-0.719741821289063-3.02949905395508-0.588729858398438-7.58346557617188-0.9129638671875-9.86404418945313-0.7745361328125v-12.265625h111.671875v12.265625l-12.5382690429688 0.7745361328125-9.62725830078125 0.9129638671875-3.84136199951172 0.588729858398438-3.25684356689453 0.719741821289063-2.72006988525391 0.882888793945313-2.23104095458984 1.07817077636719-0.947054862976074 0.622358322143555-0.84270191192627 0.683229446411133-0.744317054748535 0.748117446899414-0.651900291442871 0.817022323608398-0.565451622009277 0.889944076538086-0.484971046447754 0.966882705688477-0.752372741699219 2.18064880371094-0.502067565917969 2.53660583496094-0.299507141113281 2.92469787597656-0.18231201171875 7.1422119140625v98.765625l0.163814544677734 5.8469352722168 0.472873687744141 5.35774612426758 0.754077911376953 4.88400650024414 1.00742721557617 4.42571640014648 1.2329216003418 3.98287582397461 1.43056106567383 3.55548477172852 1.60034561157227 3.1435432434082 1.74227523803711 2.74705123901367 1.85634994506836 2.36600875854492 1.94256973266602 2.00041580200195 2.00093460083008 1.65027236938477 2.03144454956055 1.31557846069336 2.03409957885742 0.996334075927734 2.0088996887207 0.692539215087891 1.95584487915039 0.404193878173828 1.87493515014648 0.131298065185547 2.566650390625-0.121978759765625 2.661865234375-0.379241943359375 2.811279296875-0.656463623046875 3.014892578125-0.953643798828125 3.272705078125-1.27078247070313 3.584716796875-1.60787963867188 8.322265625-4.306884765625 1.12457275390625-0.580291748046875 1.14544677734375-0.470245361328125 1.14617919921875-0.370269775390625 1.12677001953125-0.280364990234375 1.08721923828125-0.200531005859375 1.02752685546875-0.130767822265625 0.94769287109375-0.071075439453125 0.84771728515625-0.021453857421875 1.89216613769531 0.121997833251953 1.85966491699219 0.358135223388672 1.81480407714844 0.582485198974609 1.75758361816406 0.795047760009766 1.68800354003906 0.995822906494141 1.60606384277344 1.18481063842773 1.51176452636719 1.36201095581055 1.40510559082031 1.52742385864258 1.28608703613281 1.68104934692383 1.15470886230469 1.8228874206543 1.01097106933594 1.95293807983398 0.854873657226563 2.07120132446289 0.686416625976563 2.17767715454102 0.505599975585938 2.27236557006836 0.312423706054687 2.35526657104492 0.106887817382813 2.4263801574707-0.0705299377441406 1.76750946044922-0.216121673583984 1.79712677001953-0.368511199951172 1.80692291259766-0.527698516845703 1.79689788818359-0.693683624267578 1.76705169677734-0.866466522216797 1.71738433837891-1.04604721069336 1.64789581298828-1.23242568969727 1.55858612060547-1.42560195922852 1.44945526123047-1.62557601928711 1.32050323486328-1.83234786987305 1.17173004150391-2.04591751098633 1.00313568115234-2.26628494262695 0.814720153808594-2.49345016479492 0.606483459472656-2.72741317749023 0.378425598144531-2.96817398071289 0.130546569824219-2.83094024658203-0.110572814941406-2.79729461669922-0.337486267089844-2.78969573974609-0.573051452636719-2.80814361572266-0.817268371582031-2.85263824462891-1.07013702392578-2.92317962646484-1.33165740966797-3.01976776123047-1.60182952880859-3.14240264892578-1.88065338134766-6.75689697265625-4.63238525390625-7.55999755859375-5.85150146484375-18.36279296875-15.63720703125z"/>
          <dr3d:extrude draw:style-name="gr8" draw:layer="layout" svg:viewBox="9439.953125 -12775.5 219.109375 316" svg:d="M9471.671875-12736.796875l-0.113861083984375-7.13702392578125-0.203678131103516-2.92253875732422-0.356044769287109-2.53467559814453-0.549312591552734-2.17890167236328-0.359913349151611-0.966063499450684-0.423568248748779-0.889153480529785-0.492335796356201-0.816254615783691-0.566215991973877-0.747366905212402-0.645208835601807-0.682490348815918-0.72931432723999-0.621624946594238-0.818532466888428-0.564770698547363-0.912863254547119-0.511927604675293-2.12916946411133-0.881370544433594-2.56784439086914-0.718132019042969-3.04742050170898-0.586982727050781-7.69717407226563-0.90887451171875-10.1062927246094-0.76934814453125v-12.265625h103.21875v12.265625l-9.99032592773438 0.76934814453125-7.64419555664063 0.90887451171875-3.03997421264648 0.586982727050781-2.57065200805664 0.718132019042969-2.14039993286133 0.881370544433594-0.921064853668213 0.511927604675293-0.828153133392334 0.564770698547363-0.740125179290772 0.621624946594238-0.656980991363525 0.682490348815918-0.578720569610596 0.747366905212402-0.505343914031982 0.816254615783691-0.436851024627686 0.889153480529785-0.373241901397705 0.966063499450684-0.575191497802734 2.17890167236328-0.379360198974609 2.53467559814453-0.222599029541016 2.92253875732422-0.131195068359375 7.13702392578125v70.359375h0.84375l7.05816650390625-10.6473693847656 8.00482177734375-11.2386169433594 17.87841796875-23.147216796875 18.75146484375-22.200927734375 17.68212890625-19.047119140625 5.9031982421875-5.36700439453125 5.9376220703125-4.45477294921875 5.9273681640625-3.61614990234375 5.8724365234375-2.85113525390625 5.7728271484375-2.15972900390625 5.6285400390625-1.54193115234375 5.4395751953125-0.99774169921875 5.2059326171875-0.52716064453125 31.71875-1.265625v11.84375l-4.66799926757813 1.40557861328125-4.52462768554688 1.72674560546875-4.43563842773438 2.09222412109375-4.40103149414063 2.50201416015625-4.42080688476563 2.95611572265625-4.49496459960938 3.45452880859375-4.62350463867188 3.99725341796875-4.80642700195313 4.58428955078125-20.565185546875 21.454345703125-20.885986328125 23.864013671875-18.984619140625 23.322021484375-14.861083984375 19.828369140625-0.7242431640625 1.080322265625-0.303665161132812 0.522857666015625-0.257247924804687 0.517913818359375-0.205245971679687 0.517913818359375-0.147659301757813 0.522857666015625-0.0844879150390625 0.532745361328125-0.0157318115234375 0.547576904296875 0.0586090087890625 0.567352294921875 0.138534545898438 0.592071533203125 0.224044799804687 0.621734619140625 0.315139770507812 0.656341552734375 0.411819458007813 0.695892333984375 0.514083862304688 0.740386962890625 1.3572998046875 1.634033203125 14.0732421875 15.5439453125 12.2509765625 12.2919921875 5.66552734375 5.1993408203125 5.47802734375 4.7137451171875 10.7509765625 8.4072265625 5.247314453125 3.71990966796875 5.099365234375 3.23760986328125 5.159423828125 2.79010009765625 5.427490234375 2.37738037109375 5.903564453125 1.99945068359375 6.587646484375 1.65631103515625 7.479736328125 1.34796142578125 8.579833984375 1.07440185546875v11.859375h-43.5625l-4.92971801757813-0.11114501953125-4.11544799804688-0.37957763671875-1.80827713012695-0.312080383300781-1.67179489135742-0.405143737792969-1.55767440795898-0.506858825683594-1.46591567993164-0.617225646972656-1.39651870727539-0.736244201660156-1.34948348999023-0.863914489746094-1.32481002807617-1.00023651123047-1.3224983215332-1.14521026611328-2.72750854492187-2.75994873046875-2.98660278320312-3.44366455078125-32.88671875-41.017578125-18.6259765625-23.944580078125-12.3623046875-16.756591796875h-0.84375v198.453125l-2.953125 2.546875-66.421875-10.625v-10.609375l16.078125-1.703125 3.7396240234375-0.54058837890625 1.59382629394531-0.348686218261719 1.42143249511719-0.426643371582031 1.25773620605469-0.523872375488281 1.10273742675781-0.640373229980469 0.495962142944336-0.36989688873291 0.460474014282227-0.406249046325684 0.42607307434082-0.445010185241699 0.392759323120117-0.486180305480957 0.689926147460938-1.10550689697266 0.569717407226563-1.29909515380859 0.458206176757813-1.51195526123047 0.355392456054687-1.74408721923828 0.261276245117187-1.99549102783203 0.175857543945313-2.26616668701172 0.1302490234375-5.42144775390625z"/>
          <dr3d:extrude draw:style-name="gr8" draw:layer="layout" svg:viewBox="9671.375 -12778.5 149.3125 217" svg:d="M9806.734375-12625.265625v49.375l-2.70308303833008 1.83531188964844-2.86689376831055 1.69898986816406-3.01580429077148 1.56513977050781-3.14981460571289 1.43376159667969-6.64205932617188 2.4832763671875-6.99929809570313 1.9874267578125-7.23733520507813 1.5113525390625-7.35617065429688 1.0550537109375-7.35580444335938 0.6185302734375-7.23623657226563 0.2017822265625-8.38900375366211-0.251945495605469-8.01892471313477-0.752876281738281-7.62593460083008-1.24936676025391-7.21003341674805-1.74141693115234-6.77122116088867-2.22902679443359-6.30949783325195-2.71219635009766-5.82486343383789-3.19092559814453-5.31731796264648-3.66521453857422-4.78686141967773-4.13506317138672-4.23349380493164-4.60047149658203-3.6572151184082-5.06143951416016-3.05802536010742-5.51796722412109-2.4359245300293-5.97005462646484-1.79091262817383-6.41770172119141-1.12298965454102-6.86090850830078-0.432155609130859-7.29967498779297 0.400970458984375-6.34444046020508 1.02407836914063-5.91059494018555 1.61624145507813-5.49773788452148 2.17745971679687-5.10586929321289 2.70773315429687-4.73498916625977 3.20706176757812-4.38509750366211 3.67544555664062-4.05619430541992 4.11288452148438-3.7482795715332 4.51937866210938-3.46135330200195 4.89492797851563-3.19541549682617 5.23953247070313-2.95046615600586 5.55319213867188-2.72650527954102 11.923583984375-4.86508178710938 12.806884765625-4.22109985351563 7.43167114257813-2.42251586914062 7.74240112304688-2.95663452148437 7.65194702148438-3.66891479492187 3.66668319702148-2.1572380065918 3.49362564086914-2.40211868286133 3.27042007446289-2.66926956176758 2.99706649780273-2.95869064331055 2.67356491088867-3.27038192749023 2.2999153137207-3.60434341430664 1.87611770629883-3.96057510375977 1.40217208862305-4.33907699584961 0.878078460693359-4.73984909057617 0.303836822509766-5.16289138793945-0.195510864257813-3.94165802001953-0.575363159179688-3.74541473388672-0.938461303710938-3.54116058349609-1.28480529785156-3.32889556884766-1.61439514160156-3.10861968994141-1.92723083496094-2.88033294677734-2.22331237792969-2.64403533935547-2.50263977050781-2.39972686767578-2.76521301269531-2.14740753173828-3.01103210449219-1.88707733154297-3.24009704589844-1.61873626708984-3.45240783691406-1.34238433837891-3.64796447753906-1.05802154541016-3.82676696777344-0.765647888183594-3.98881530761719-0.465263366699219-4.13410949707031-0.156867980957031-6.24758911132813 0.288467407226562-5.89767456054688 0.851791381835938-5.55453491210938 1.39469909667969-5.21817016601563 1.91719055175781-4.88858032226563 2.41926574707031-4.56576538085938 2.90092468261719-4.24972534179688 3.36216735839844-3.94046020507812 3.80299377441406-3.63796997070312 4.22340393066406-3.34225463867187 4.62339782714844-3.05331420898437 5.00297546386719-2.77114868164062 5.36213684082031-2.49575805664062 5.70088195800781-2.22714233398437 6.01921081542969-3.675537109375 12.9117431640625h-12.265625l4.234375-55.296875 2.9748649597168-2.45507431030273 3.20637893676758-2.29684829711914 3.42111587524414-2.13859939575195 3.61907577514648-1.98032760620117 7.76492309570313-3.48574829101562 8.35543823242188-2.85238647460937 8.81173706054688-2.21884155273437 9.13381958007813-1.58511352539063 9.32168579101563-0.951202392578125 9.37533569335938-0.317108154296875 9.18207931518555 0.307594299316406 8.66615676879883 0.905845642089844 8.13968276977539 1.47869110107422 7.60265731811523 2.02613067626953 7.05508041381836 2.54816436767578 6.49695205688477 3.04479217529297 5.92827224731445 3.51601409912109 5.34904098510742 3.96183013916016 4.75925827026367 4.38224029541016 4.1589241027832 4.77724456787109 3.54803848266602 5.14684295654297 2.92660140991211 5.49103546142578 2.29461288452148 5.80982208251953 1.65207290649414 6.10320281982422 0.998981475830078 6.37117767333984 0.335338592529297 6.61374664306641-0.267009735107422 6.73067855834961-0.798999786376953 6.28076553344727-1.32794570922852 5.85554885864258-1.85384750366211 5.45502853393555-2.37670516967773 5.07920455932617-2.89651870727539 4.72807693481445-3.41328811645508 4.40164566040039-3.9270133972168 4.09991073608398-4.43769454956055 3.82287216186523-4.94533157348633 3.57052993774414-5.44992446899414 3.3428840637207-5.95147323608398 3.13993453979492-13.3954162597656 5.76980590820313-15.3650817871094 5.25436401367188-6.924560546875 2.23712158203125-7.465087890625 2.68719482421875-7.554443359375 3.27093505859375-3.66973876953125 1.89614105224609-3.52288818359375 2.09220123291016-3.31964111328125 2.30496978759766-3.05999755859375 2.53444671630859-2.74395751953125 2.78063201904297-2.37152099609375 3.04352569580078-1.94268798828125 3.32312774658203-1.45745849609375 3.61943817138672-0.91583251953125 3.93245697021484-0.31781005859375 4.26218414306641 0.264728546142578 3.99913024902344 0.624828338623047 3.76832580566406 0.968196868896484 3.53376770019531 1.29483413696289 3.29545593261719 1.60474014282227 3.05339050292969 1.89791488647461 2.80757141113281 2.17435836791992 2.55799865722656 2.4340705871582 2.30467224121094 2.67705154418945 2.04759216308594 2.90330123901367 1.78675842285156 3.11281967163086 1.52217102050781 3.30560684204102 1.25382995605469 3.48166275024414 0.981735229492188 3.64098739624023 0.705886840820313 3.7835807800293 0.426284790039063 3.90944290161133 0.142929077148438 5.44842529296875-0.267040252685547 5.08770751953125-0.780902862548828 4.73321533203125-1.26443862915039 4.38494873046875-1.71764755249023 4.04290771484375-2.14052963256836 3.70709228515625-2.53308486938477 3.37750244140625-2.89531326293945 3.05413818359375-3.22721481323242 2.73699951171875-3.52878952026367 2.42608642578125-3.8000373840332 2.12139892578125-4.04095840454102 1.82293701171875-4.25155258178711 1.53070068359375-4.43181991577148 1.24468994140625-4.58176040649414 0.96490478515625-4.70137405395508 0.69134521484375-4.7906608581543z"/>
          <dr3d:extrude draw:style-name="gr8" draw:layer="layout" svg:viewBox="9859.21875 -12778.5 179.359375 217" svg:d="M9965.390625-12756.515625l-8.99203872680664 0.597354888916016-8.12908554077148 1.72860336303711-7.30515670776367 2.7646598815918-6.5202522277832 3.70552444458008-5.77437210083008 4.55119705200195-5.0675163269043 5.30167770385742-4.39968490600586 5.95696640014648-3.77087783813477 6.51706314086914-3.18109512329102 6.98196792602539-2.63033676147461 7.35168075561523-2.11860275268555 7.62620162963867-1.64589309692383 7.8055305480957-2.02975463867187 15.7682800292969-0.607208251953125 15.3432922363281 0.287361145019531 11.3520431518555 0.841850280761719 10.4899368286133 1.36598968505859 9.64572906494141 1.85977935791016 8.81941986083984 2.32321929931641 8.01100921630859 2.75630950927734 7.22049713134766 3.15904998779297 6.44788360595703 3.53144073486328 5.69316864013672 3.87348175048828 4.95635223388672 4.18517303466797 4.23743438720703 4.46651458740234 3.53641510009766 4.71750640869141 2.85329437255859 4.93814849853516 2.18807220458984 5.12844085693359 1.54074859619141 5.28838348388672 0.911323547363281 5.41797637939453 0.299797058105469 3.56406021118164-0.161914825439453 3.40056991577148-0.480815887451172 3.24204635620117-0.792324066162109 3.0884895324707-1.09643936157227 2.93989944458008-1.39316177368164 2.7962760925293-1.68249130249023 2.65761947631836-1.96442794799805 2.52392959594727-2.23897171020508 2.39520645141602-2.50612258911133 2.27145004272461-2.7658805847168 2.15266036987305-3.01824569702148 2.03883743286133-3.26321792602539 3.75607299804687-7.23178100585938 3.36038208007812-8.12295532226563 0.96063232421875-2.4093017578125 1.02618408203125-2.1522216796875 0.557701110839844-0.973526000976563 0.598121643066406-0.901840209960938 0.646553039550781-0.827682495117188 0.702995300292969-0.751052856445313 0.767448425292969-0.671951293945313 0.839912414550781-0.590377807617188 0.920387268066406-0.506332397460938 1.00887298583984-0.419815063476563 1.10536956787109-0.330825805664062 1.20987701416016-0.239364624023437 1.32239532470703-0.145431518554688 1.44292449951172-0.0490264892578125 1.67326736450195 0.0655059814453125 1.82590866088867 0.201461791992187 1.94259262084961 0.344833374023437 2.02331924438477 0.495620727539063 2.06808853149414 0.653823852539063 2.07690048217773 0.819442749023438 2.04975509643555 0.992477416992188 1.98665237426758 1.17292785644531 1.88759231567383 1.36079406738281 1.7525749206543 1.55607604980469 1.58160018920898 1.75877380371094 1.37466812133789 1.96888732910156 1.13177871704102 2.18641662597656 0.852931976318359 2.41136169433594 0.538127899169922 2.64372253417969 0.187366485595703 2.88349914550781-0.0814919471740723 1.82634878158569-0.243234157562256 1.8345513343811-0.964244842529297 3.67634963989258-1.58886337280273 3.65707778930664-2.19858169555664 3.60308456420898-2.79339981079102 3.51436996459961-3.37331771850586 3.39093399047852-3.93833541870117 3.2327766418457-4.48845291137695 3.03989791870117-5.0236701965332 2.81229782104492-5.54398727416992 2.54997634887695-6.04940414428711 2.25293350219727-6.53992080688477 1.92116928100586-7.01553726196289 1.55468368530273-7.47625350952148 1.15347671508789-7.92206954956055 0.717548370361328-8.35298538208008 0.246898651123047-13.8436660766602-0.625587463378906-12.6808090209961-1.82515716552734-11.5551681518555-2.94731903076172-10.4667434692383-3.99207305908203-9.41553497314453-4.95941925048828-8.40154266357422-5.84935760498047-7.42476654052734-6.66188812255859-6.48520660400391-7.39701080322266-5.58286285400391-8.05472564697266-4.71773529052734-8.63503265380859-3.88982391357422-9.13793182373047-3.09912872314453-9.56342315673828-2.34564971923828-9.91150665283203-1.62938690185547-10.1821823120117-0.950340270996094-10.3754501342773-0.308509826660156-10.4913101196289 0.405048370361328-12.8077087402344 1.2093620300293-11.9960021972656 2.00500106811523-11.1822814941406 2.79196548461914-10.3665466308594 3.57025527954102-9.54879760742188 4.33987045288086-8.72903442382813 5.10081100463867-7.90725708007813 5.85307693481445-7.08346557617188 6.5966682434082-6.25765991210938 7.33158493041992-5.42984008789063 8.05782699584961-4.60000610351563 8.77539443969727-3.76815795898437 9.48428726196289-2.93429565429687 10.1845054626465-2.09841918945312 10.876049041748-1.26052856445313 11.5589179992676-0.420623779296875 5.66147994995117 0.186679840087891 5.8437385559082 0.573604583740234 5.97021865844727 0.980876922607422 6.04092025756836 1.40849685668945 6.05584335327148 1.85646438598633 6.01498794555664 2.32477951049805 5.91835403442383 2.81344223022461 5.76594161987305 3.32245254516602 5.5577507019043 3.85181045532227 5.29378128051758 4.40151596069336 4.97403335571289 4.9715690612793 4.59850692749023 5.56196975708008 4.16720199584961 6.1727180480957 3.68011856079102 6.80381393432617 3.13725662231445 7.45525741577148 2.53861618041992 8.12704849243164-12.265625 5.90625-5.11968994140625-10.40087890625-2.73052215576172-4.69351196289063-2.86414337158203-4.35385131835938-3.01264190673828-4.01290893554688-3.17601776123047-3.67068481445312-3.35427093505859-3.32717895507812-3.54740142822266-2.98239135742187-3.75540924072266-2.63632202148437-3.97829437255859-2.28897094726562-4.21605682373047-1.94033813476563-4.46869659423828-1.59042358398438-4.73621368408203-1.23922729492188-5.01860809326172-0.886749267578125-5.31587982177734-0.532989501953125z"/>
          <dr3d:extrude draw:style-name="gr8" draw:layer="layout" svg:viewBox="10070.21875 -12778.5 201.34375 217" svg:d="M10194.578125-12713.046875l-0.298477172851562-6.11478805541992-0.860336303710938-5.54594802856445-1.36955261230469-5.00116348266602-1.82612609863281-4.48043441772461-2.23005676269531-3.98376083374023-2.58134460449219-3.51114273071289-2.87998962402344-3.06258010864258-3.12599182128906-2.6380729675293-3.31935119628906-2.23762130737305-3.46006774902344-1.86122512817383-3.54814147949219-1.50888442993164-3.58357238769531-1.18059921264648-3.56636047363281-0.876369476318359-3.49650573730469-0.596195220947266-3.37400817871094-0.340076446533203-3.19886779785156-0.108013153076172-4.75782775878906 0.214717864990234-4.44224548339844 0.632175445556641-4.12785339355469 1.03166580200195-3.81465148925781 1.41318893432617-3.50263977050781 1.7767448425293-3.19181823730469 2.12233352661133-2.88218688964844 2.44995498657227-2.57374572753906 2.75960922241211-2.26649475097656 3.05129623413086-1.96043395996094 3.32501602172852-1.65556335449219 3.58076858520508-1.35188293457031 3.81855392456055-1.04939270019531 4.03837203979492-0.748092651367188 4.2402229309082-0.447982788085938 4.42410659790039-0.149063110351563 4.59002304077148 0.110366821289063 3.6088752746582 0.336044311523437 3.39347457885742 0.569137573242188 3.19045639038086 0.809646606445313 2.99982070922852 1.05757141113281 2.82156753540039 1.31291198730469 2.65569686889648 1.57566833496094 2.5022087097168 1.84584045410156 2.36110305786133 2.12342834472656 2.23237991333008 2.40843200683594 2.11603927612305 2.70085144042969 2.01208114624023 3.00068664550781 1.92050552368164 3.30793762207031 1.84131240844727 3.62260437011719 1.77450180053711 8.2188720703125 3.39810180664062 27.1796875 10.283203125 12.318359375 5.200927734375 5.077392578125 2.45956420898437 4.065185546875 2.30630493164062zM10232.65625-12617.671875l-0.361083984375 9.44332885742188-0.567535400390625 4.83247756958008-0.928802490234375 4.83039474487305-1.36752319335938 4.77134323120117-1.88369750976563 4.65532302856445-2.47732543945312 4.48233413696289-3.14840698242187 4.25237655639648-3.89694213867187 3.96545028686523-4.72293090820313 3.62155532836914-5.62637329101563 3.2206916809082-6.60726928710938 2.76285934448242-7.66561889648438 2.2480583190918-8.80142211914063 1.67628860473633-10.0146789550781 1.04755020141602-11.3053894042969 0.361843109130859-8.83636093139648-0.285728454589844-8.55838394165039-0.831153869628906-8.2401008605957-1.33753204345703-7.88151168823242-1.80486297607422-7.48261642456055-2.23314666748047-7.04341506958008-2.62238311767578-6.56390762329102-2.97257232666016-6.04409408569336-3.28371429443359-5.48397445678711-3.55580902099609-4.88354873657227-3.78885650634766-4.24281692504883-3.98285675048828-3.5617790222168-4.13780975341797-2.84043502807617-4.25371551513672-2.07878494262695-4.33057403564453-0.741178035736084-2.18190670013428-0.535650730133057-2.18647861480713-0.325085163116455-2.18616962432861-0.109481334686279-2.18097972869873 0.177787780761719-2.44741058349609 0.510627746582031-2.28055572509766 0.809364318847656-2.11493682861328 1.07399749755859-1.95055389404297 1.30452728271484-1.78740692138672 1.50095367431641-1.62549591064453 1.66327667236328-1.46482086181641 1.79149627685547-1.30538177490234 1.88561248779297-1.14717864990234 1.94562530517578-0.990211486816406 1.97153472900391-0.834480285644531 1.96334075927734-0.679985046386719 1.92104339599609-0.526725769042969 1.84464263916016-0.374702453613281 1.73413848876953-0.223915100097656 1.58953094482422-0.0743637084960938 1.59392166137695 0.0538673400878906 1.45359420776367 0.159542083740234 1.32198715209961 0.262126922607422 1.19910049438477 0.361621856689453 1.08493423461914 0.458026885986328 0.979488372802734 0.551342010498047 0.882762908935547 0.641567230224609 0.794757843017578 0.728702545166016 0.715473175048828 0.812747955322266 0.644908905029297 0.893703460693359 0.583065032958984 0.971569061279297 0.529941558837891 1.04634475708008 0.935394287109375 2.30465698242187 0.827545166015625 2.56668090820312 1.83539581298828 5.61175155639648 2.01158905029297 5.13309097290039 2.17537689208984 4.6705207824707 2.32675933837891 4.22404098510742 2.46573638916016 3.79365158081055 2.59230804443359 3.37935256958008 2.70647430419922 2.98114395141602 2.80823516845703 2.59902572631836 2.89759063720703 2.23299789428711 2.97454071044922 1.88306045532227 3.03908538818359 1.54921340942383 3.09122467041016 1.2314567565918 3.13095855712891 0.929790496826172 3.15828704833984 0.644214630126953 3.17321014404297 0.374729156494141 3.17572784423828 0.121334075927734 3.12288665771484-0.103000640869141 3.15927886962891-0.325496673583984 3.16284942626953-0.572734832763672 3.13359832763672-0.844715118408203 3.07152557373047-1.14143753051758 2.97663116455078-1.4629020690918 2.84891510009766-1.80910873413086 2.68837738037109-2.18005752563477 2.49501800537109-2.57574844360352 2.26883697509766-2.99618148803711 2.00983428955078-3.44135665893555 1.71800994873047-3.91127395629883 1.39336395263672-4.40593338012695 1.03589630126953-4.92533493041992 0.645606994628906-5.46947860717773 0.222496032714844-6.03836441040039v-17.71875l-2.33097457885742-2.05197525024414-2.98894119262695-2.04302597045898-3.59112930297852-2.03464889526367-4.13753890991211-2.0268440246582-9.69119262695313-4.03256225585938-11.2074890136719-4.00820922851563-51.068359375-15.880859375-5.46036911010742-1.87547302246094-4.97356033325195-2.13319396972656-4.50531387329102-2.37178039550781-4.05562973022461-2.59123229980469-3.62450790405273-2.79154968261719-3.21194839477539-2.97273254394531-2.81795120239258-3.13478088378906-2.4425163269043-3.27769470214844-2.08564376831055-3.40147399902344-1.74733352661133-3.50611877441406-1.42758560180664-3.59162902832031-1.12639999389648-3.65800476074219-0.843776702880859-3.70524597167969-0.579715728759766-3.73335266113281-0.334217071533203-3.74232482910156-0.107280731201172-3.73216247558594 0.247299194335937-5.89026641845703 0.739395141601563-5.77532196044922 1.22773742675781-5.62380218505859 1.71232604980469-5.43570709228516 2.19316101074219-5.21103668212891 2.67024230957031-4.94979095458984 3.14356994628906-4.65196990966797 3.61314392089844-4.31757354736328 4.07896423339844-3.94660186767578 4.54103088378906-3.53905487060547 4.99934387207031-3.09493255615234 5.45390319824219-2.61423492431641 5.90470886230469-2.09696197509766 6.35176086425781-1.54311370849609 6.79505920410156-0.952690124511719 7.23460388183594-0.325691223144531 4.88250350952148 0.326339721679687 4.80301284790039 0.641555786132813 4.7136116027832 0.925186157226563 4.61429977416992 1.17723083496094 8.89102172851563 2.9842529296875 8.37484741210938 3.6134033203125 7.77938842773438 3.9898681640625 7.10464477539063 4.1136474609375 11.867919921875 7.587890625 2.27432250976562-5.58023071289063 2.43783569335937-4.98056030273438 1.30661392211914-2.25149917602539 1.37914657592773-2.08489608764648 1.46223068237305-1.9127311706543 1.55586624145508-1.73500442504883 1.66005325317383-1.55171585083008 1.7747917175293-1.36286544799805 1.90008163452148-1.16845321655273 2.03592300415039-0.968479156494141 2.18231582641602-0.762943267822266 2.33926010131836-0.551845550537109 2.50675582885742-0.335186004638672 2.6848030090332-0.112964630126953 5.98065185546875 0.215118408203125 6.16339111328125 0.635711669921875 6.29156494140625 1.04183959960938 6.36517333984375 1.43350219726563 6.38421630859375 1.81069946289063 6.34869384765625 2.17343139648437 6.25860595703125 2.52169799804687 6.11395263671875 2.85549926757812-2.53125 10.140625-2.36721801757812-0.450714111328125-2.61056518554687-0.386444091796875-2.77938842773437-0.297454833984375-2.87368774414062-0.183746337890625-2.89346313476562-0.045318603515625-2.83871459960937 0.117828369140625-2.70944213867187 0.305694580078125-1.28295516967773 0.231021881103516-1.22269058227539 0.287258148193359-1.42016220092773 0.393726348876953-1.40036392211914 0.560283660888672-1.37065505981445 0.744716644287109-1.33103561401367 0.947025299072266-1.2815055847168 1.16720962524414-1.22206497192383 1.40526962280273-1.15271377563477 1.66120529174805-1.07345199584961 1.93501663208008-0.984279632568359 2.22670364379883-0.885196685791016 2.5362663269043-0.776203155517578 2.86370468139648-0.657299041748047 3.20901870727539-0.918243408203125 7.52548217773438-0.323699951171875 9.12124633789063z"/>
          <dr3d:extrude draw:style-name="gr8" draw:layer="layout" svg:viewBox="10277.953125 -12773.5 103.21875 314" svg:d="M10349.4375-12462.046875l-2.953125 2.546875-66.421875-10.59375v-10.578125l16.078125-1.6875 3.7396240234375-0.54046630859375 1.59382629394531-0.348396301269531 1.42143249511719-0.426078796386719 1.25773620605469-0.522941589355469 1.10273742675781-0.638984680175781 0.495962142944336-0.369002342224121 0.460474014282227-0.405205726623535 0.42607307434082-0.443806648254395 0.392759323120117-0.484805107116699 0.689926147460938-1.10219573974609 0.569717407226563-1.29496002197266 0.458206176757813-1.50690460205078 0.355392456054687-1.73802947998047 0.261276245117187-1.98833465576172 0.175857543945313-2.25782012939453 0.1302490234375-5.40081787109375v-234.875l-0.113861083984375-7.162841796875-0.203678131103516-2.93304443359375-0.356044769287109-2.54376220703125-0.549312591552734-2.18670654296875-0.359913349151611-0.969528198242188-0.423568248748779-0.892349243164063-0.492335796356201-0.819198608398438-0.566215991973877-0.750076293945313-0.645208835601807-0.684982299804688-0.72931432723999-0.623916625976563-0.818532466888428-0.566879272460938-0.912863254547119-0.513870239257813-2.12916946411133-0.88482666015625-2.56784439086914-0.72113037109375-3.04742050170898-0.58966064453125-7.69717407226563-0.913818359375-10.1062927246094-0.774658203125v-12.265625h103.21875v12.265625l-9.99032592773438 0.774658203125-7.64419555664063 0.913818359375-3.03997421264648 0.58966064453125-2.57065200805664 0.72113037109375-2.14039993286133 0.88482666015625-0.921064853668213 0.513870239257813-0.828153133392334 0.566879272460938-0.740125179290772 0.623916625976563-0.656980991363525 0.684982299804688-0.578720569610596 0.750076293945313-0.505343914031982 0.819198608398438-0.436851024627686 0.892349243164063-0.373241901397705 0.969528198242188-0.575191497802734 2.18670654296875-0.379360198974609 2.54376220703125-0.222599029541016 2.93304443359375-0.131195068359375 7.162841796875z"/>
          <dr3d:extrude draw:style-name="gr8" draw:layer="layout" svg:viewBox="10409.21875 -12778.5 182.734375 217" svg:d="M10575.03125-12662.5l3.27969360351562 0.117889404296875 1.58337020874023 0.168750762939453 1.53171157836914 0.260967254638672 1.46954727172852 0.367443084716797 1.39687728881836 0.488178253173828 1.31370162963867 0.623172760009766 1.22002029418945 0.772426605224609 1.1158332824707 0.935939788818359 1.00114059448242 1.11371231079102 0.875942230224609 1.30574417114258 0.740238189697266 1.51203536987305 0.594028472900391 1.73258590698242 0.437313079833984 1.9673957824707 0.270092010498047 2.21646499633789 0.0923652648925781 2.47979354858398-0.49627685546875 10.8049621582031-0.755134582519531 6.28794479370117-1.21294403076172 6.6924934387207-1.76061248779297 6.95772171020508-2.39813995361328 7.0836296081543-3.12552642822266 7.07021713256836-3.94277191162109 6.91748428344727-4.84987640380859 6.62543106079102-5.84683990478516 6.19405746459961-6.93366241455078 5.62336349487305-8.11034393310547 4.91334915161133-9.37688446044922 4.06401443481445-10.733283996582 3.07535934448242-12.1795425415039 1.94738388061523-13.7156600952148 0.680088043212891-11.9691543579102-0.542423248291016-11.1607894897461-1.59749984741211-10.3574142456055-2.6079216003418-9.55902862548828-3.57368850708008-8.76563262939453-4.49480056762695-7.97722625732422-5.37125778198242-7.19380950927734-6.20306015014648-6.41538238525391-6.99020767211914-5.64194488525391-7.73270034790039-4.87349700927734-8.43053817749023-4.11003875732422-9.08372116088867-3.35157012939453-9.6922492980957-2.59809112548828-10.2561225891113-1.84960174560547-10.7753410339355-1.10610198974609-11.2499046325684-0.367591857910156-11.6798133850098 0.339885711669922-12.1848297119141 1.03081130981445-11.5601654052734 1.73846817016602-10.9117889404297 2.46285629272461-10.2397003173828 3.20397567749023-9.54389953613281 3.96182632446289-8.82438659667969 4.73640823364258-8.08116149902344 5.5277214050293-7.31422424316406 6.33576583862305-6.52357482910156 7.16054153442383-5.70921325683594 8.00204849243164-4.87113952636719 8.86028671264648-4.00935363769531 9.73525619506836-3.12385559082031 10.6269569396973-2.21464538574219 11.5353889465332-1.28172302246094 12.4605522155762-0.325088500976562 8.53849029541016 0.371925354003906 8.01796722412109 0.940147399902344 7.51232147216797 1.48223114013672 7.02155303955078 1.99817657470703 6.54566192626953 2.48798370361328 6.08464813232422 2.95165252685547 5.63851165771484 3.38918304443359 5.20725250244141 3.80057525634766 4.79087066650391 4.18582916259766 4.38936614990234 4.54494476318359 4.00273895263672 4.87792205810547 3.63098907470703 5.18476104736328 3.27411651611328 5.46546173095703 2.93212127685547 5.72002410888672 2.60500335693359 5.94844818115234 2.29276275634766 6.15073394775391-12.6875 6.75-4.66549682617188-8.94088745117188-5.21609497070313-8.35769653320313-2.86252975463867-3.9015007019043-3.05778884887695-3.68532180786133-3.27225112915039-3.44568252563477-3.50591659545898-3.18258285522461-3.75878524780273-2.89602279663086-4.03085708618164-2.58600234985352-4.3221321105957-2.25252151489258-4.63261032104492-1.89558029174805-4.9622917175293-1.51517868041992-5.31117630004883-1.1113166809082-5.67926406860352-0.683994293212891-6.06655502319336-0.233211517333984-9.35166931152344 0.578895568847656-8.41481018066406 1.68068695068359-7.52253723144531 2.69847869873047-6.67485046386719 3.63227081298828-5.87174987792969 4.48206329345703-5.11323547363281 5.24785614013672-4.39930725097656 5.92964935302734-3.72996520996094 6.52744293212891-3.10520935058594 7.04123687744141-2.52503967285156 7.47103118896484-1.98945617675781 7.81682586669922-1.49845886230469 8.07862091064453-1.7022705078125 16.6066284179688-0.2733154296875 16.6458129882813zM10453.640625-12646.4375l0.358489990234375 7.98825073242188 1.31997680664063 10.2790832519531 1.13515853881836 5.67536544799805 1.51306533813477 5.86018753051758 1.93681716918945 5.91571426391602 2.40641403198242 5.84194564819336 2.92185592651367 5.63888168334961 3.4831428527832 5.30652236938477 4.09027481079102 4.84486770629883 4.74325180053711 4.2539176940918 2.63081884384155 1.86494779586792 2.81125497817993 1.66872453689575 2.9974217414856 1.45633935928345 3.18931913375854 1.22779226303101 3.38694715499878 0.983083248138428 3.5903058052063 0.722212314605713 7.8136100769043 0.597164154052734 6.97779083251953-0.454647064208984 6.20879364013672-1.30167007446289 5.48378753662109-2.0552864074707 4.80277252197266-2.71549606323242 4.16574859619141-3.28229904174805 3.57271575927734-3.75569534301758 3.02367401123047-4.13568496704102 2.51862335205078-4.42226791381836 2.05756378173828-4.61544418334961 1.64049530029297-4.71521377563477 1.26741790771484-4.72157669067383 0.938331604003906-4.6345329284668 1.06536865234375-8.63430786132813 0.27691650390625-7.16525268554688-0.031494140625-1.47272109985352-0.10107421875-1.40938949584961-0.1805419921875-1.3416862487793-0.2698974609375-1.26961135864258-0.369140625-1.19316482543945-0.478271484375-1.11234664916992-0.5972900390625-1.02715682983398-0.7261962890625-0.937595367431641-0.864990234375-0.843662261962891-1.013671875-0.745357513427734-1.1722412109375-0.642681121826172-1.3406982421875-0.535633087158203-1.51904296875-0.424213409423828-1.707275390625-0.308422088623047-1.9053955078125-0.188259124755859-2.1134033203125-0.0637245178222656z"/>
        </dr3d:scene>
        <dr3d:scene draw:style-name="gr4" svg:width="2.696cm" svg:height="0.638cm" svg:x="8.365cm" svg:y="13.332cm" dr3d:transform="matrix (1 0 0 0 0.939692620785931 0.342020143325607 0 -0.342020143325607 0.939692620785931 -9.636cm 13.8351133916085cm 4.82645852995069cm)" dr3d:vrp="(0 0 7653)" dr3d:vpn="(0 0 7260)" dr3d:projection="perspective" dr3d:distance="0.39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dr3d:transform="matrix (1 0 0 0 1 0 0 0 1 0.0000349586826905579cm 0cm 0cm)" svg:viewBox="8366 -14969 2540 635" svg:d="M8366-14969v635h2540v-635z"/>
          <dr3d:extrude draw:style-name="gr12" draw:layer="layout" svg:viewBox="8814.953125 -14792 223.765625 319" svg:d="M8852.171875-14792l16.921875 16.484375 5.714599609375-3.13528442382812 6.120361328125-3.00656127929687 6.655029296875-2.78866577148437 7.318603515625-2.48159790039062 8.111083984375-2.08535766601562 9.032470703125-1.59994506835938 10.082763671875-1.02536010742188 11.261962890625-0.361602783203125 10.4551734924316 0.324592590332031 10.2250328063965 1.00505828857422 9.93357467651367 1.73244476318359 9.5807991027832 2.50675201416016 9.16670608520508 3.32798004150391 8.6912956237793 4.19612884521484 8.15456771850586 5.11119842529297 7.55652236938477 6.07318878173828 6.89715957641602 7.08209991455078 6.17647933959961 8.13793182373047 5.39448165893555 9.24068450927734 4.55116653442383 10.3903579711914 3.64653396606445 11.5869522094727 2.68058395385742 12.8304672241211 1.65331649780273 14.1209030151367 0.564731597900391 15.4582595825195-0.385040283203125 11.9775695800781-1.66403198242188 15.2941589355469-1.55018997192383 8.41753005981445-2.15620040893555 8.67875289916992-2.85763168334961 8.75066757202148-3.65448379516602 8.63327407836914-4.54675674438477 8.32657241821289-5.53445053100586 7.83056259155273-6.6175651550293 7.14524459838867-7.79610061645508 6.2706184387207-9.0700569152832 5.20668411254883-10.4394340515137 3.95344161987305-11.9042320251465 2.51089096069336-13.4644508361816 0.879032135009766-5.94179534912109-0.235122680664062-5.77054595947266-0.673934936523438-5.59613800048828-1.06559753417969-5.41857147216797-1.41011047363281-5.23784637451172-1.70747375488281-5.05396270751953-1.95768737792969-9.54364013671875-4.4774169921875-8.77020263671875-4.9124755859375-7.97149658203125-4.9703369140625-13.44580078125-8.60546875v129.453125l-2.96875 2.5625-66.40625-10.625v-10.625l16.078125-1.703125 3.7396240234375-0.545745849609375 1.59382629394531-0.350772857666016 1.42143249511719-0.428432464599609 1.25773620605469-0.525386810302734 1.10273742675781-0.641635894775391 0.495962142944336-0.37044095993042 0.460474014282227-0.406738758087158 0.42607307434082-0.445448398590088 0.392759323120117-0.486569881439209 0.689926147460938-1.10615158081055 0.569717407226563-1.29957962036133 0.458206176757813-1.51230239868164 0.355392456054687-1.74431991577148 0.261276245117187-1.99563217163086 0.175857543945313-2.26623916625977 0.1302490234375-5.42147827148438v-273.5zM8884.328125-14651.5625l0.184814453125 7.2783203125 0.260955810546875 3.2147216796875 0.399932861328125 2.9913330078125 0.558868408203125 2.8126220703125 0.737762451171875 2.6785888671875 0.936614990234375 2.5892333984375 1.15542602539063 2.5445556640625 1.99030685424805 3.67734909057617 2.16652297973633 3.4223518371582 2.34024429321289 3.16980361938477 2.51147079467773 2.91970443725586 2.68020248413086 2.67205429077148 2.84643936157227 2.42685317993164 3.01018142700195 2.18410110473633 3.17142868041992 1.94379806518555 3.33018112182617 1.7059440612793 3.4864387512207 1.47053909301758 3.64020156860352 1.23758316040039 3.79146957397461 1.00707626342773 3.94024276733398 0.779018402099609 4.08652114868164 0.553409576416016 4.23030471801758 0.330249786376953 4.3715934753418 0.109539031982422 3.47109985351562-0.132026672363281 3.85360717773437-0.448112487792969 4.15243530273438-0.842247009277344 4.36758422851563-1.31443023681641 4.49905395507813-1.86466217041016 4.54684448242188-2.49294281005859 4.51095581054688-3.19927215576172 4.39138793945313-3.98365020751953 4.18814086914063-4.84607696533203 3.90121459960937-5.78655242919922 3.53060913085937-6.80507659912109 3.07632446289062-7.90164947509766 2.53836059570312-9.07627105712891 1.91671752929688-10.3289413452148 1.21139526367188-11.6596603393555 0.422393798828125-13.0684280395508-0.90020751953125-21.8641357421875-1.13356781005859-9.92411804199219-1.59659576416016-9.24104309082031-2.06516265869141-8.54963684082031-2.53926849365234-7.84989929199219-3.01891326904297-7.14183044433594-3.50409698486328-6.42543029785156-3.99481964111328-5.70069885253906-4.49108123779297-4.96763610839844-4.99288177490234-4.22624206542969-5.50022125244141-3.47651672363281-6.01309967041016-2.71846008300781-6.53151702880859-1.95207214355469-7.05547332763672-1.17735290527344-7.58496856689453-0.394302368164062-4.13380813598633 0.133075714111328-3.9903678894043 0.397594451904297-3.84264755249023 0.659664154052734-3.69064712524414 0.919284820556641-3.53436660766602 1.17645645141602-3.37380599975586 1.43117904663086-3.20896530151367 1.68345260620117-3.03984451293945 1.93327713012695-2.8664436340332 2.1806526184082-2.68876266479492 2.42557907104492-2.50680160522461 2.66805648803711-2.32056045532227 2.90808486938477-2.13003921508789 3.14566421508789-1.93523788452148 3.38079452514648-1.73615646362305 3.61347579956055-1.53279495239258 3.84370803833008-0.8536376953125 2.906982421875-0.6756591796875 3.025634765625-0.5174560546875 3.144287109375-0.3790283203125 3.262939453125-0.421875 6.8818359375-0.10546875 7.3564453125z"/>
          <dr3d:extrude draw:style-name="gr12" draw:layer="layout" svg:viewBox="9074.03125 -14787 103.203125 302" svg:d="M9076.140625-14585.5625v-10.5625l16.078125-2.109375 3.7396240234375-0.677337646484375 1.59382629394531-0.399906158447266 1.42143249511719-0.465480804443359 1.25773620605469-0.549617767333984 1.10273742675781-0.652317047119141 0.956436157226563-0.773578643798828 0.42607307434082-0.438063144683838 0.392759323120117-0.475339412689209 0.689926147460938-1.0717887878418 0.569717407226563-1.24873733520508 0.458206176757813-1.44424819946289 0.355392456054687-1.65832138061523 0.261276245117187-1.89095687866211 0.175857543945313-2.14215469360352 0.1302490234375-5.11215209960938v-133.015625l-0.113861083984375-7.14736938476563-0.203678131103516-2.92678451538086-0.356044769287109-2.53839492797852-0.549312591552734-2.18216323852539-0.359913349151611-0.967544078826904-0.423568248748779-0.89054536819458-0.492335796356201-0.817566394805908-0.566215991973877-0.748607158660889-0.645208835601807-0.683667659759522-0.72931432723999-0.622747898101807-0.818532466888428-0.565847873687744-0.912863254547119-0.512967586517334-2.12916946411133-0.883373260498047-2.56784439086914-0.720088958740234-3.04742050170898-0.588962554931641-7.69717407226563-0.913177490234375-10.1062927246094-0.774566650390625v-12.265625h103.203125v12.265625l-9.98516845703125 0.774566650390625-7.64031982421875 0.913177490234375-3.03845977783203 0.588962554931641-2.56938934326172 0.720088958740234-2.13936614990234 0.883373260498047-0.920626640319824 0.512967586517334-0.827763557434082 0.565847873687744-0.739781379699707 0.622747898101807-0.656680107116699 0.683667659759522-0.578459739685059 0.748607158660889-0.505120277404785 0.817566394805908-0.436661720275879 0.89054536819458-0.37308406829834 0.967544078826904-0.574958801269531 2.18216323852539-0.379219055175781 2.53839492797852-0.222526550292969 2.92678451538086-0.13116455078125 7.14736938476563v173.25l-2.953125 2.484375zM9125.21875-14485l-2.80043411254883-0.127254486083984-2.6826286315918-0.375156402587891-2.55614852905273-0.613147735595703-2.42099380493164-0.841228485107422-2.27716445922852-1.05939865112305-2.12466049194336-1.26765823364258-1.96348190307617-1.46600723266602-1.79362869262695-1.65444564819336-1.6151008605957-1.83297348022461-1.42789840698242-2.00159072875977-1.23202133178711-2.16029739379883-1.02746963500977-2.3090934753418-0.814243316650391-2.44797897338867-0.592342376708984-2.57695388793945-0.361766815185547-2.69601821899414-0.122516632080078-2.80517196655273 0.122516632080078-2.72599792480469 0.361766815185547-2.61714172363281 0.592342376708984-2.49903869628906 0.814243316650391-2.37168884277344 1.02746963500977-2.23509216308594 1.23202133178711-2.08924865722656 1.42789840698242-1.93415832519531 1.6151008605957-1.76982116699219 1.79362869262695-1.59623718261719 1.96348190307617-1.41340637207031 2.12466049194336-1.22132873535156 2.27716445922852-1.02000427246094 2.42099380493164-0.809432983398438 2.55614852905273-0.589614868164063 2.6826286315918-0.360549926757812 2.80043411254883-0.122238159179688 2.86257171630859 0.122238159179688 2.71915435791016 0.360549926757812 2.57074737548828 0.589614868164063 2.41735076904297 0.809432983398438 2.25896453857422 1.02000427246094 2.09558868408203 1.22132873535156 1.92722320556641 1.41340637207031 1.75386810302734 1.59623718261719 1.57552337646484 1.76982116699219 1.39218902587891 1.93415832519531 1.20386505126953 2.08924865722656 1.01055145263672 2.23509216308594 0.812248229980469 2.37168884277344 0.608955383300781 2.49903869628906 0.400672912597656 2.61714172363281 0.187400817871094 2.72599792480469-0.117877960205078 2.80517196655273-0.349071502685547 2.69601821899414-0.573421478271484 2.57695388793945-0.790927886962891 2.44797897338867-1.00159072875977 2.3090934753418-1.20541000366211 2.16029739379883-1.40238571166992 2.00159072875977-1.5925178527832 1.83297348022461-1.77580642700195 1.65444564819336-1.95225143432617 1.46600723266602-2.12185287475586 1.26765823364258-2.28461074829102 1.05939865112305-2.44052505493164 0.841228485107422-2.58959579467773 0.613147735595703-2.7318229675293 0.375156402587891z"/>
          <dr3d:extrude draw:style-name="gr12" draw:layer="layout" svg:viewBox="9197.03125 -14787 241.953125 212" svg:d="M9407.265625-14642.171875l-0.270786285400391 7.78133010864258-0.804927825927734 7.34748458862305-1.32792282104492 6.90423202514648-1.83977127075195 6.45157241821289-2.34047317504883 5.98950576782227-2.83002853393555 5.51803207397461-3.30843734741211 5.03715133666992-3.77569961547852 4.5468635559082-4.23181533813477 4.04716873168945-4.67678451538086 3.53806686401367-5.1106071472168 3.01955795288086-5.53328323364258 2.49164199829102-5.9448127746582 1.95431900024414-6.34519577026367 1.40758895874023-6.73443222045898 0.851451873779297-7.11252212524414 0.285907745361328-5.73408889770508-0.175216674804688-5.48408126831055-0.512405395507813-5.26128768920898-0.829727172851563-5.06570816040039-1.12718200683594-4.89734268188477-1.40476989746094-4.75619125366211-1.66249084472656-9.19778442382813-4.0186767578125-8.95974731445313-4.8111572265625-8.93942260742188-5.4447021484375-18.688720703125-12.154296875-5.921875 32.140625-63.03125-10.578125v-10.578125l16.078125-2.109375 3.7396240234375-0.677337646484375 1.59382629394531-0.399906158447266 1.42143249511719-0.465480804443359 1.25773620605469-0.549617767333984 1.10273742675781-0.652317047119141 0.956436157226563-0.773578643798828 0.42607307434082-0.438063144683838 0.392759323120117-0.475339412689209 0.689926147460938-1.0717887878418 0.569717407226563-1.24873733520508 0.458206176757813-1.44424819946289 0.355392456054687-1.65832138061523 0.261276245117187-1.89095687866211 0.175857543945313-2.14215469360352 0.1302490234375-5.11215209960938v-132.984375l-0.113861083984375-7.14736938476563-0.203678131103516-2.92678451538086-0.356044769287109-2.53839492797852-0.549312591552734-2.18216323852539-0.359913349151611-0.967544078826904-0.423568248748779-0.89054536819458-0.492335796356201-0.817566394805908-0.566215991973877-0.748607158660889-0.645208835601807-0.683667659759522-0.72931432723999-0.622747898101807-0.818532466888428-0.565847873687744-0.912863254547119-0.512967586517334-2.12916946411133-0.883373260498047-2.56784439086914-0.720088958740234-3.04742050170898-0.588962554931641-7.69717407226563-0.913177490234375-10.1062927246094-0.774566650390625v-12.265625h103.203125v12.265625l-9.98516845703125 0.774566650390625-7.64031982421875 0.913177490234375-3.03845977783203 0.588962554931641-2.56938934326172 0.720088958740234-2.13936614990234 0.883373260498047-0.920626640319824 0.512967586517334-0.827763557434082 0.565847873687744-0.739781379699707 0.622747898101807-0.656680107116699 0.683667659759522-0.578459739685059 0.748607158660889-0.505120277404785 0.817566394805908-0.436661720275879 0.89054536819458-0.37308406829834 0.967544078826904-0.574958801269531 2.18216323852539-0.379219055175781 2.53839492797852-0.222526550292969 2.92678451538086-0.13116455078125 7.14736938476563v98.78125l0.184814453125 7.134765625 0.260955810546875 3.07373046875 0.399932861328125 2.83056640625 0.558868408203125 2.65185546875 0.737762451171875 2.53759765625 0.936614990234375 2.48779296875 1.15542602539063 2.50244140625 1.78160095214844 3.05544281005859 2.01002502441406 2.97940826416016 2.22846984863281 2.88666534423828 2.43693542480469 2.77721405029297 2.63542175292969 2.65105438232422 2.82392883300781 2.50818634033203 3.00245666503906 2.34860992431641 3.17100524902344 2.17232513427734 3.32957458496094 1.97933197021484 3.47816467285156 1.76963043212891 3.61677551269531 1.54322052001953 3.74540710449219 1.30010223388672 3.86405944824219 1.04027557373047 3.97273254394531 0.763740539550781 4.07142639160156 0.470497131347656 4.16014099121094 0.160545349121094 5.23930740356445-0.189182281494141 4.92832565307617-0.572078704833984 4.61361312866211-0.961772918701172 4.29516983032227-1.3582649230957 3.97299575805664-1.76155471801758 3.64709091186523-2.1716423034668 3.31745529174805-2.58852767944336 2.98408889770508-3.01221084594727 2.64699172973633-3.44269180297852 2.3061637878418-3.87997055053711 1.96160507202148-4.32404708862305 1.61331558227539-4.77492141723633 1.26129531860352-5.23259353637695 0.905544281005859-5.69706344604492 0.546062469482422-6.16833114624023 0.182849884033203-6.64639663696289v-99.625l-0.113861083984375-7.14736938476563-0.203678131103516-2.92678451538086-0.356044769287109-2.53839492797852-0.549312591552734-2.18216323852539-0.359913349151611-0.967544078826904-0.423568248748779-0.89054536819458-0.492335796356201-0.817566394805908-0.566215991973877-0.748607158660889-0.645208835601807-0.683667659759522-0.72931432723999-0.622747898101807-0.818532466888428-0.565847873687744-0.912863254547119-0.512967586517334-2.12916946411133-0.883373260498047-2.56784439086914-0.720088958740234-3.04742050170898-0.588962554931641-7.69717407226563-0.913177490234375-10.1062927246094-0.774566650390625v-12.265625h103.203125v12.265625l-9.98516845703125 0.774566650390625-7.64031982421875 0.913177490234375-3.03845977783203 0.588962554931641-2.56938934326172 0.720088958740234-2.13936614990234 0.883373260498047-0.920626640319824 0.512967586517334-0.827763557434082 0.565847873687744-0.739781379699707 0.622747898101807-0.656680107116699 0.683667659759522-0.578459739685059 0.748607158660889-0.505120277404785 0.817566394805908-0.436661720275879 0.89054536819458-0.37308406829834 0.967544078826904-0.574958801269531 2.18216323852539-0.379219055175781 2.53839492797852-0.222526550292969 2.92678451538086-0.13116455078125 7.14736938476563z"/>
          <dr3d:extrude draw:style-name="gr12" draw:layer="layout" svg:viewBox="9552.375 -14787 241.53125 314" svg:d="M9762.1875-14642.171875l-0.270889282226562 7.78133010864258-0.805648803710938 7.34748458862305-1.32987976074219 6.90423202514648-1.84358215332031 6.45157241821289-2.34675598144531 5.98950576782227-2.83940124511719 5.51803207397461-3.32151794433594 5.03715133666992-3.79310607910156 4.5468635559082-4.25416564941406 4.04716873168945-4.70469665527344 3.53806686401367-5.14469909667969 3.01955795288086-5.57417297363281 2.49164199829102-5.99311828613281 1.95431900024414-6.40153503417969 1.40758895874023-6.79942321777344 0.851451873779297-7.18678283691406 0.285907745361328-5.65502166748047-0.165946960449219-5.40595245361328-0.487068176269531-5.18540191650391-0.792030334472656-4.99337005615234-1.08083343505859-4.82985687255859-1.35347747802734-4.69486236572266-1.60996246337891-9.09881591796875-3.92474365234375-8.90106201171875-4.75677490234375-8.93145751953125-5.45953369140625-18.86669921875-12.51025390625v131.578125l-2.953125 2.5625-66-10.625v-10.625l16.078125-2.125 3.7396240234375-0.683349609375 1.59382629394531-0.4031982421875 1.42143249511719-0.4691162109375 1.25773620605469-0.5537109375 1.10273742675781-0.656982421875 0.956436157226563-0.7789306640625 0.42607307434082-0.441032409667969 0.392759323120117-0.478523254394531 0.689926147460938-1.078857421875 0.569717407226563-1.2568359375 0.458206176757813-1.4534912109375 0.355392456054687-1.6688232421875 0.261276245117187-1.90283203125 0.175857543945313-2.155517578125 0.1302490234375-5.143798828125v-234.75l-0.00921630859375-6.90512084960938-0.185035705566406-2.85571670532227-0.354087829589844-2.49575424194336-0.559715270996094-2.16424179077148-0.36839771270752-0.966694355010986-0.433520317077637-0.894484996795654-0.503214836120606-0.825831890106201-0.577481269836426-0.760735034942627-0.656319618225098-0.699194431304932-0.739729881286621-0.641210079193115-0.827712059020996-0.586781978607178-0.920266151428223-0.535910129547119-2.13648223876953-0.933429718017578-2.56156158447266-0.772617340087891-3.02321624755859-0.640254974365234-7.57769775390625-0.997222900390625-9.86322021484375-0.809173583984375v-12.265625h102.796875v12.265625l-9.74359130859375 0.809173583984375-7.52838134765625 0.997222900390625-3.02172088623047 0.640254974365234-2.57379913330078 0.772617340087891-2.16117095947266 0.933429718017578-0.93687915802002 0.535910129547119-0.846957206726074 0.586781978607178-0.761446952819824 0.641210079193115-0.68034839630127 0.699194431304932-0.60366153717041 0.760735034942627-0.531386375427246 0.825831890106201-0.463522911071777 0.894484996795654-0.400071144104004 0.966694355010986-0.627433776855469 2.16424179077148-0.426567077636719 2.49575424194336-0.260993957519531 2.85571670532227-0.16644287109375 6.90512084960938v98.78125l0.118896484375 7.128173828125 0.193389892578125 3.05807495117187 0.322479248046875 2.80007934570312 0.481414794921875 2.60159301757812 0.670196533203125 2.46261596679687 0.888824462890625 2.38314819335937 1.13729858398438 2.36318969726562 1.78633880615234 3.12970352172852 2.02341461181641 3.04439926147461 2.24927520751953 2.9430046081543 2.46392059326172 2.82551956176758 2.66735076904297 2.69194412231445 2.85956573486328 2.54227828979492 3.04056549072266 2.37652206420898 3.21035003662109 2.19467544555664 3.36891937255859 1.99673843383789 3.51627349853516 1.78271102905273 3.65241241455078 1.55259323120117 3.77733612060547 1.3063850402832 3.89104461669922 1.04408645629883 3.99353790283203 0.765697479248047 4.08481597900391 0.471218109130859 4.16487884521484 0.160648345947266 5.23930740356445-0.189182281494141 4.92832565307617-0.572078704833984 4.61361312866211-0.961772918701172 4.29516983032227-1.3582649230957 3.97299575805664-1.76155471801758 3.64709091186523-2.1716423034668 3.31745529174805-2.58852767944336 2.98408889770508-3.01221084594727 2.64699172973633-3.44269180297852 2.3061637878418-3.87997055053711 1.96160507202148-4.32404708862305 1.61331558227539-4.77492141723633 1.26129531860352-5.23259353637695 0.905544281005859-5.69706344604492 0.546062469482422-6.16833114624023 0.182849884033203-6.64639663696289v-99.625l-0.148468017578125-6.90512084960938-0.241374969482422-2.85571670532227-0.402393341064453-2.49575424194336-0.600605010986328-2.16424179077148-0.386254787445068-0.966694355010986-0.449755191802979-0.894484996795654-0.517904758453369-0.825831890106201-0.59070348739624-0.760735034942627-0.668151378631592-0.699194431304932-0.750248432159424-0.641210079193115-0.836994647979736-0.586781978607178-0.928390026092529-0.535910129547119-2.14956283569336-0.933429718017578-2.5709342956543-0.772617340087891-3.02949905395508-0.640254974365234-7.58346557617188-0.997222900390625-9.86404418945313-0.809173583984375v-12.265625h103.203125v12.265625l-9.742919921875 0.809173583984375-7.526611328125 0.997222900390625-3.02053833007812 0.640254974365234-2.57247924804687 0.772617340087891-2.15975952148437 0.933429718017578-0.936153411865234 0.535910129547119-0.846225738525391 0.586781978607178-0.760715484619141 0.641210079193115-0.679622650146484 0.699194431304932-0.602947235107422 0.760735034942627-0.530689239501953 0.825831890106201-0.462848663330078 0.894484996795654-0.399425506591797 0.966694355010986-0.626251220703125 2.16424179077148-0.425567626953125 2.49575424194336-0.260223388671875 2.85571670532227-0.165771484375 6.90512084960938z"/>
          <dr3d:extrude draw:style-name="gr12" draw:layer="layout" svg:viewBox="9822.21875 -14792 201.34375 217" svg:d="M9946.578125-14726.546875l-0.298477172851562-6.11478805541992-0.860336303710938-5.54594802856445-1.36955261230469-5.00116348266602-1.82612609863281-4.48043441772461-2.23005676269531-3.98376083374023-2.58134460449219-3.51114273071289-2.87998962402344-3.06258010864258-3.12599182128906-2.6380729675293-3.31935119628906-2.23762130737305-3.46006774902344-1.86122512817383-3.54814147949219-1.50888442993164-3.58357238769531-1.18059921264648-3.56636047363281-0.876369476318359-3.49650573730469-0.596195220947266-3.37400817871094-0.340076446533203-3.19886779785156-0.108013153076172-4.75782775878906 0.214717864990234-4.44224548339844 0.632175445556641-4.12785339355469 1.03166580200195-3.81465148925781 1.41318893432617-3.50263977050781 1.7767448425293-3.19181823730469 2.12233352661133-2.88218688964844 2.44995498657227-2.57374572753906 2.75960922241211-2.26649475097656 3.05129623413086-1.96043395996094 3.32501602172852-1.65556335449219 3.58076858520508-1.35188293457031 3.81855392456055-1.04939270019531 4.03837203979492-0.748092651367188 4.2402229309082-0.447982788085938 4.42410659790039-0.149063110351563 4.59002304077148 0.110366821289063 3.6088752746582 0.336044311523437 3.39347457885742 0.569137573242188 3.19045639038086 0.809646606445313 2.99982070922852 1.05757141113281 2.82156753540039 1.31291198730469 2.65569686889648 1.57566833496094 2.5022087097168 1.84584045410156 2.36110305786133 2.12342834472656 2.23237991333008 2.40843200683594 2.11603927612305 2.70085144042969 2.01208114624023 3.00068664550781 1.92050552368164 3.30793762207031 1.84131240844727 3.62260437011719 1.77450180053711 8.2188720703125 3.39810180664062 27.1796875 10.283203125 12.318359375 5.200927734375 5.077392578125 2.45956420898437 4.065185546875 2.30630493164062zM9984.65625-14631.171875l-0.361083984375 9.44332885742188-0.567535400390625 4.83247756958008-0.928802490234375 4.83039474487305-1.36752319335938 4.77134323120117-1.88369750976563 4.65532302856445-2.47732543945312 4.48233413696289-3.14840698242187 4.25237655639648-3.89694213867187 3.96545028686523-4.72293090820313 3.62155532836914-5.62637329101563 3.2206916809082-6.60726928710938 2.76285934448242-7.66561889648438 2.2480583190918-8.80142211914063 1.67628860473633-10.0146789550781 1.04755020141602-11.3053894042969 0.361843109130859-8.83636093139648-0.285728454589844-8.55838394165039-0.831153869628906-8.2401008605957-1.33753204345703-7.88151168823242-1.80486297607422-7.48261642456055-2.23314666748047-7.04341506958008-2.62238311767578-6.56390762329102-2.97257232666016-6.04409408569336-3.28371429443359-5.48397445678711-3.55580902099609-4.88354873657227-3.78885650634766-4.24281692504883-3.98285675048828-3.5617790222168-4.13780975341797-2.84043502807617-4.25371551513672-2.07878494262695-4.33057403564453-0.741178035736084-2.18190670013428-0.535650730133057-2.18647861480713-0.325085163116455-2.18616962432861-0.109481334686279-2.18097972869873 0.177787780761719-2.44741058349609 0.510627746582031-2.28055572509766 0.809364318847656-2.11493682861328 1.07399749755859-1.95055389404297 1.30452728271484-1.78740692138672 1.50095367431641-1.62549591064453 1.66327667236328-1.46482086181641 1.79149627685547-1.30538177490234 1.88561248779297-1.14717864990234 1.94562530517578-0.990211486816406 1.97153472900391-0.834480285644531 1.96334075927734-0.679985046386719 1.92104339599609-0.526725769042969 1.84464263916016-0.374702453613281 1.73413848876953-0.223915100097656 1.58953094482422-0.0743637084960938 1.59392166137695 0.0538673400878906 1.45359420776367 0.159542083740234 1.32198715209961 0.262126922607422 1.19910049438477 0.361621856689453 1.08493423461914 0.458026885986328 0.979488372802734 0.551342010498047 0.882762908935547 0.641567230224609 0.794757843017578 0.728702545166016 0.715473175048828 0.812747955322266 0.644908905029297 0.893703460693359 0.583065032958984 0.971569061279297 0.529941558837891 1.04634475708008 0.935394287109375 2.30465698242187 0.827545166015625 2.56668090820312 1.83539581298828 5.61175155639648 2.01158905029297 5.13309097290039 2.17537689208984 4.6705207824707 2.32675933837891 4.22404098510742 2.46573638916016 3.79365158081055 2.59230804443359 3.37935256958008 2.70647430419922 2.98114395141602 2.80823516845703 2.59902572631836 2.89759063720703 2.23299789428711 2.97454071044922 1.88306045532227 3.03908538818359 1.54921340942383 3.09122467041016 1.2314567565918 3.13095855712891 0.929790496826172 3.15828704833984 0.644214630126953 3.17321014404297 0.374729156494141 3.17572784423828 0.121334075927734 3.12288665771484-0.103000640869141 3.15927886962891-0.325496673583984 3.16284942626953-0.572734832763672 3.13359832763672-0.844715118408203 3.07152557373047-1.14143753051758 2.97663116455078-1.4629020690918 2.84891510009766-1.80910873413086 2.68837738037109-2.18005752563477 2.49501800537109-2.57574844360352 2.26883697509766-2.99618148803711 2.00983428955078-3.44135665893555 1.71800994873047-3.91127395629883 1.39336395263672-4.40593338012695 1.03589630126953-4.92533493041992 0.645606994628906-5.46947860717773 0.222496032714844-6.03836441040039v-17.71875l-2.33097457885742-2.05197525024414-2.98894119262695-2.04302597045898-3.59112930297852-2.03464889526367-4.13753890991211-2.0268440246582-9.69119262695313-4.03256225585938-11.2074890136719-4.00820922851563-51.068359375-15.880859375-5.46036911010742-1.87547302246094-4.97356033325195-2.13319396972656-4.50531387329102-2.37178039550781-4.05562973022461-2.59123229980469-3.62450790405273-2.79154968261719-3.21194839477539-2.97273254394531-2.81795120239258-3.13478088378906-2.4425163269043-3.27769470214844-2.08564376831055-3.40147399902344-1.74733352661133-3.50611877441406-1.42758560180664-3.59162902832031-1.12639999389648-3.65800476074219-0.843776702880859-3.70524597167969-0.579715728759766-3.73335266113281-0.334217071533203-3.74232482910156-0.107280731201172-3.73216247558594 0.247299194335937-5.89026641845703 0.739395141601563-5.77532196044922 1.22773742675781-5.62380218505859 1.71232604980469-5.43570709228516 2.19316101074219-5.21103668212891 2.67024230957031-4.94979095458984 3.14356994628906-4.65196990966797 3.61314392089844-4.31757354736328 4.07896423339844-3.94660186767578 4.54103088378906-3.53905487060547 4.99934387207031-3.09493255615234 5.45390319824219-2.61423492431641 5.90470886230469-2.09696197509766 6.35176086425781-1.54311370849609 6.79505920410156-0.952690124511719 7.23460388183594-0.325691223144531 4.88250350952148 0.326339721679687 4.80301284790039 0.641555786132813 4.7136116027832 0.925186157226563 4.61429977416992 1.17723083496094 8.89102172851563 2.9842529296875 8.37484741210938 3.6134033203125 7.77938842773438 3.9898681640625 7.10464477539063 4.1136474609375 11.867919921875 7.587890625 2.27432250976562-5.58023071289063 2.43783569335937-4.98056030273438 1.30661392211914-2.25149917602539 1.37914657592773-2.08489608764648 1.46223068237305-1.9127311706543 1.55586624145508-1.73500442504883 1.66005325317383-1.55171585083008 1.7747917175293-1.36286544799805 1.90008163452148-1.16845321655273 2.03592300415039-0.968479156494141 2.18231582641602-0.762943267822266 2.33926010131836-0.551845550537109 2.50675582885742-0.335186004638672 2.6848030090332-0.112964630126953 5.98065185546875 0.215118408203125 6.16339111328125 0.635711669921875 6.29156494140625 1.04183959960938 6.36517333984375 1.43350219726563 6.38421630859375 1.81069946289063 6.34869384765625 2.17343139648437 6.25860595703125 2.52169799804687 6.11395263671875 2.85549926757812-2.53125 10.140625-2.36721801757812-0.450714111328125-2.61056518554687-0.386444091796875-2.77938842773437-0.297454833984375-2.87368774414062-0.183746337890625-2.89346313476562-0.045318603515625-2.83871459960937 0.117828369140625-2.70944213867187 0.305694580078125-1.28295516967773 0.231021881103516-1.22269058227539 0.287258148193359-1.42016220092773 0.393726348876953-1.40036392211914 0.560283660888672-1.37065505981445 0.744716644287109-1.33103561401367 0.947025299072266-1.2815055847168 1.16720962524414-1.22206497192383 1.40526962280273-1.15271377563477 1.66120529174805-1.07345199584961 1.93501663208008-0.984279632568359 2.22670364379883-0.885196685791016 2.5362663269043-0.776203155517578 2.86370468139648-0.657299041748047 3.20901870727539-0.918243408203125 7.52548217773438-0.323699951171875 9.12124633789063z"/>
          <dr3d:extrude draw:style-name="gr12" draw:layer="layout" svg:viewBox="10041.375 -14792 149.3125 217" svg:d="M10176.734375-14638.765625v49.375l-2.70308303833008 1.83531188964844-2.86689376831055 1.69898986816406-3.01580429077148 1.56513977050781-3.14981460571289 1.43376159667969-6.64205932617188 2.4832763671875-6.99929809570313 1.9874267578125-7.23733520507813 1.5113525390625-7.35617065429688 1.0550537109375-7.35580444335938 0.6185302734375-7.23623657226563 0.2017822265625-8.38900375366211-0.251945495605469-8.01892471313477-0.752876281738281-7.62593460083008-1.24936676025391-7.21003341674805-1.74141693115234-6.77122116088867-2.22902679443359-6.30949783325195-2.71219635009766-5.82486343383789-3.19092559814453-5.31731796264648-3.66521453857422-4.78686141967773-4.13506317138672-4.23349380493164-4.60047149658203-3.6572151184082-5.06143951416016-3.05802536010742-5.51796722412109-2.4359245300293-5.97005462646484-1.79091262817383-6.41770172119141-1.12298965454102-6.86090850830078-0.432155609130859-7.29967498779297 0.400970458984375-6.34444046020508 1.02407836914063-5.91059494018555 1.61624145507813-5.49773788452148 2.17745971679687-5.10586929321289 2.70773315429687-4.73498916625977 3.20706176757812-4.38509750366211 3.67544555664062-4.05619430541992 4.11288452148438-3.7482795715332 4.51937866210938-3.46135330200195 4.89492797851563-3.19541549682617 5.23953247070313-2.95046615600586 5.55319213867188-2.72650527954102 11.923583984375-4.86508178710938 12.806884765625-4.22109985351563 7.43167114257813-2.42251586914062 7.74240112304688-2.95663452148437 7.65194702148438-3.66891479492187 3.66668319702148-2.1572380065918 3.49362564086914-2.40211868286133 3.27042007446289-2.66926956176758 2.99706649780273-2.95869064331055 2.67356491088867-3.27038192749023 2.2999153137207-3.60434341430664 1.87611770629883-3.96057510375977 1.40217208862305-4.33907699584961 0.878078460693359-4.73984909057617 0.303836822509766-5.16289138793945-0.195510864257813-3.94165802001953-0.575363159179688-3.74541473388672-0.938461303710938-3.54116058349609-1.28480529785156-3.32889556884766-1.61439514160156-3.10861968994141-1.92723083496094-2.88033294677734-2.22331237792969-2.64403533935547-2.50263977050781-2.39972686767578-2.76521301269531-2.14740753173828-3.01103210449219-1.88707733154297-3.24009704589844-1.61873626708984-3.45240783691406-1.34238433837891-3.64796447753906-1.05802154541016-3.82676696777344-0.765647888183594-3.98881530761719-0.465263366699219-4.13410949707031-0.156867980957031-6.24758911132813 0.288467407226562-5.89767456054688 0.851791381835938-5.55453491210938 1.39469909667969-5.21817016601563 1.91719055175781-4.88858032226563 2.41926574707031-4.56576538085938 2.90092468261719-4.24972534179688 3.36216735839844-3.94046020507812 3.80299377441406-3.63796997070312 4.22340393066406-3.34225463867187 4.62339782714844-3.05331420898437 5.00297546386719-2.77114868164062 5.36213684082031-2.49575805664062 5.70088195800781-2.22714233398437 6.01921081542969-3.675537109375 12.9117431640625h-12.265625l4.234375-55.296875 2.9748649597168-2.45507431030273 3.20637893676758-2.29684829711914 3.42111587524414-2.13859939575195 3.61907577514648-1.98032760620117 7.76492309570313-3.48574829101562 8.35543823242188-2.85238647460937 8.81173706054688-2.21884155273437 9.13381958007813-1.58511352539063 9.32168579101563-0.951202392578125 9.37533569335938-0.317108154296875 9.18207931518555 0.307594299316406 8.66615676879883 0.905845642089844 8.13968276977539 1.47869110107422 7.60265731811523 2.02613067626953 7.05508041381836 2.54816436767578 6.49695205688477 3.04479217529297 5.92827224731445 3.51601409912109 5.34904098510742 3.96183013916016 4.75925827026367 4.38224029541016 4.1589241027832 4.77724456787109 3.54803848266602 5.14684295654297 2.92660140991211 5.49103546142578 2.29461288452148 5.80982208251953 1.65207290649414 6.10320281982422 0.998981475830078 6.37117767333984 0.335338592529297 6.61374664306641-0.267009735107422 6.73067855834961-0.798999786376953 6.28076553344727-1.32794570922852 5.85554885864258-1.85384750366211 5.45502853393555-2.37670516967773 5.07920455932617-2.89651870727539 4.72807693481445-3.41328811645508 4.40164566040039-3.9270133972168 4.09991073608398-4.43769454956055 3.82287216186523-4.94533157348633 3.57052993774414-5.44992446899414 3.3428840637207-5.95147323608398 3.13993453979492-13.3954162597656 5.76980590820313-15.3650817871094 5.25436401367188-6.924560546875 2.23712158203125-7.465087890625 2.68719482421875-7.554443359375 3.27093505859375-3.66973876953125 1.89614105224609-3.52288818359375 2.09220123291016-3.31964111328125 2.30496978759766-3.05999755859375 2.53444671630859-2.74395751953125 2.78063201904297-2.37152099609375 3.04352569580078-1.94268798828125 3.32312774658203-1.45745849609375 3.61943817138672-0.91583251953125 3.93245697021484-0.31781005859375 4.26218414306641 0.264728546142578 3.99913024902344 0.624828338623047 3.76832580566406 0.968196868896484 3.53376770019531 1.29483413696289 3.29545593261719 1.60474014282227 3.05339050292969 1.89791488647461 2.80757141113281 2.17435836791992 2.55799865722656 2.4340705871582 2.30467224121094 2.67705154418945 2.04759216308594 2.90330123901367 1.78675842285156 3.11281967163086 1.52217102050781 3.30560684204102 1.25382995605469 3.48166275024414 0.981735229492188 3.64098739624023 0.705886840820313 3.7835807800293 0.426284790039063 3.90944290161133 0.142929077148438 5.44842529296875-0.267040252685547 5.08770751953125-0.780902862548828 4.73321533203125-1.26443862915039 4.38494873046875-1.71764755249023 4.04290771484375-2.14052963256836 3.70709228515625-2.53308486938477 3.37750244140625-2.89531326293945 3.05413818359375-3.22721481323242 2.73699951171875-3.52878952026367 2.42608642578125-3.8000373840332 2.12139892578125-4.04095840454102 1.82293701171875-4.25155258178711 1.53070068359375-4.43181991577148 1.24468994140625-4.58176040649414 0.96490478515625-4.70137405395508 0.69134521484375-4.7906608581543z"/>
          <dr3d:extrude draw:style-name="gr12" draw:layer="layout" svg:viewBox="10216.375 -14787 241.53125 314" svg:d="M10426.1875-14642.171875l-0.270889282226562 7.78133010864258-0.805648803710938 7.34748458862305-1.32987976074219 6.90423202514648-1.84358215332031 6.45157241821289-2.34675598144531 5.98950576782227-2.83940124511719 5.51803207397461-3.32151794433594 5.03715133666992-3.79310607910156 4.5468635559082-4.25416564941406 4.04716873168945-4.70469665527344 3.53806686401367-5.14469909667969 3.01955795288086-5.57417297363281 2.49164199829102-5.99311828613281 1.95431900024414-6.40153503417969 1.40758895874023-6.79942321777344 0.851451873779297-7.18678283691406 0.285907745361328-5.65502166748047-0.165946960449219-5.40595245361328-0.487068176269531-5.18540191650391-0.792030334472656-4.99337005615234-1.08083343505859-4.82985687255859-1.35347747802734-4.69486236572266-1.60996246337891-9.09881591796875-3.92474365234375-8.90106201171875-4.75677490234375-8.93145751953125-5.45953369140625-18.86669921875-12.51025390625v131.578125l-2.953125 2.5625-66-10.625v-10.625l16.078125-2.125 3.7396240234375-0.683349609375 1.59382629394531-0.4031982421875 1.42143249511719-0.4691162109375 1.25773620605469-0.5537109375 1.10273742675781-0.656982421875 0.956436157226563-0.7789306640625 0.42607307434082-0.441032409667969 0.392759323120117-0.478523254394531 0.689926147460938-1.078857421875 0.569717407226563-1.2568359375 0.458206176757813-1.4534912109375 0.355392456054687-1.6688232421875 0.261276245117187-1.90283203125 0.175857543945313-2.155517578125 0.1302490234375-5.143798828125v-234.75l-0.00921630859375-6.90512084960938-0.185035705566406-2.85571670532227-0.354087829589844-2.49575424194336-0.559715270996094-2.16424179077148-0.36839771270752-0.966694355010986-0.433520317077637-0.894484996795654-0.503214836120606-0.825831890106201-0.577481269836426-0.760735034942627-0.656319618225098-0.699194431304932-0.739729881286621-0.641210079193115-0.827712059020996-0.586781978607178-0.920266151428223-0.535910129547119-2.13648223876953-0.933429718017578-2.56156158447266-0.772617340087891-3.02321624755859-0.640254974365234-7.57769775390625-0.997222900390625-9.86322021484375-0.809173583984375v-12.265625h102.796875v12.265625l-9.74359130859375 0.809173583984375-7.52838134765625 0.997222900390625-3.02172088623047 0.640254974365234-2.57379913330078 0.772617340087891-2.16117095947266 0.933429718017578-0.93687915802002 0.535910129547119-0.846957206726074 0.586781978607178-0.761446952819824 0.641210079193115-0.68034839630127 0.699194431304932-0.60366153717041 0.760735034942627-0.531386375427246 0.825831890106201-0.463522911071777 0.894484996795654-0.400071144104004 0.966694355010986-0.627433776855469 2.16424179077148-0.426567077636719 2.49575424194336-0.260993957519531 2.85571670532227-0.16644287109375 6.90512084960938v98.78125l0.118896484375 7.128173828125 0.193389892578125 3.05807495117187 0.322479248046875 2.80007934570312 0.481414794921875 2.60159301757812 0.670196533203125 2.46261596679687 0.888824462890625 2.38314819335937 1.13729858398438 2.36318969726562 1.78633880615234 3.12970352172852 2.02341461181641 3.04439926147461 2.24927520751953 2.9430046081543 2.46392059326172 2.82551956176758 2.66735076904297 2.69194412231445 2.85956573486328 2.54227828979492 3.04056549072266 2.37652206420898 3.21035003662109 2.19467544555664 3.36891937255859 1.99673843383789 3.51627349853516 1.78271102905273 3.65241241455078 1.55259323120117 3.77733612060547 1.3063850402832 3.89104461669922 1.04408645629883 3.99353790283203 0.765697479248047 4.08481597900391 0.471218109130859 4.16487884521484 0.160648345947266 5.23930740356445-0.189182281494141 4.92832565307617-0.572078704833984 4.61361312866211-0.961772918701172 4.29516983032227-1.3582649230957 3.97299575805664-1.76155471801758 3.64709091186523-2.1716423034668 3.31745529174805-2.58852767944336 2.98408889770508-3.01221084594727 2.64699172973633-3.44269180297852 2.3061637878418-3.87997055053711 1.96160507202148-4.32404708862305 1.61331558227539-4.77492141723633 1.26129531860352-5.23259353637695 0.905544281005859-5.69706344604492 0.546062469482422-6.16833114624023 0.182849884033203-6.64639663696289v-99.625l-0.148468017578125-6.90512084960938-0.241374969482422-2.85571670532227-0.402393341064453-2.49575424194336-0.600605010986328-2.16424179077148-0.386254787445068-0.966694355010986-0.449755191802979-0.894484996795654-0.517904758453369-0.825831890106201-0.59070348739624-0.760735034942627-0.668151378631592-0.699194431304932-0.750248432159424-0.641210079193115-0.836994647979736-0.586781978607178-0.928390026092529-0.535910129547119-2.14956283569336-0.933429718017578-2.5709342956543-0.772617340087891-3.02949905395508-0.640254974365234-7.58346557617188-0.997222900390625-9.86404418945313-0.809173583984375v-12.265625h103.203125v12.265625l-9.742919921875 0.809173583984375-7.526611328125 0.997222900390625-3.02053833007812 0.640254974365234-2.57247924804687 0.772617340087891-2.15975952148437 0.933429718017578-0.936153411865234 0.535910129547119-0.846225738525391 0.586781978607178-0.760715484619141 0.641210079193115-0.679622650146484 0.699194431304932-0.602947235107422 0.760735034942627-0.530689239501953 0.825831890106201-0.462848663330078 0.894484996795654-0.399425506591797 0.966694355010986-0.626251220703125 2.16424179077148-0.425567626953125 2.49575424194336-0.260223388671875 2.85571670532227-0.165771484375 6.90512084960938z"/>
        </dr3d:scene>
        <dr3d:scene draw:style-name="gr4" svg:width="2.694cm" svg:height="0.635cm" svg:x="11.766cm" svg:y="13.336cm" dr3d:transform="matrix (1 0 0 0 0.939692620785931 0.342020143325607 0 -0.342020143325607 0.939692620785931 -9.636cm 13.8351133916085cm 4.82645852995069cm)" dr3d:vrp="(0 0 7653)" dr3d:vpn="(0 0 7260)" dr3d:projection="perspective" dr3d:distance="0.39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8366 -14969 2540 635" svg:d="M8366-14969v635h2540v-635z"/>
          <dr3d:extrude draw:style-name="gr12" draw:layer="layout" svg:viewBox="8814.953125 -14792 223.765625 319" svg:d="M8852.171875-14792l16.921875 16.484375 5.714599609375-3.13528442382812 6.120361328125-3.00656127929687 6.655029296875-2.78866577148437 7.318603515625-2.48159790039062 8.111083984375-2.08535766601562 9.032470703125-1.59994506835938 10.082763671875-1.02536010742188 11.261962890625-0.361602783203125 10.4551734924316 0.324592590332031 10.2250328063965 1.00505828857422 9.93357467651367 1.73244476318359 9.5807991027832 2.50675201416016 9.16670608520508 3.32798004150391 8.6912956237793 4.19612884521484 8.15456771850586 5.11119842529297 7.55652236938477 6.07318878173828 6.89715957641602 7.08209991455078 6.17647933959961 8.13793182373047 5.39448165893555 9.24068450927734 4.55116653442383 10.3903579711914 3.64653396606445 11.5869522094727 2.68058395385742 12.8304672241211 1.65331649780273 14.1209030151367 0.564731597900391 15.4582595825195-0.385040283203125 11.9775695800781-1.66403198242188 15.2941589355469-1.55018997192383 8.41753005981445-2.15620040893555 8.67875289916992-2.85763168334961 8.75066757202148-3.65448379516602 8.63327407836914-4.54675674438477 8.32657241821289-5.53445053100586 7.83056259155273-6.6175651550293 7.14524459838867-7.79610061645508 6.2706184387207-9.0700569152832 5.20668411254883-10.4394340515137 3.95344161987305-11.9042320251465 2.51089096069336-13.4644508361816 0.879032135009766-5.94179534912109-0.235122680664062-5.77054595947266-0.673934936523438-5.59613800048828-1.06559753417969-5.41857147216797-1.41011047363281-5.23784637451172-1.70747375488281-5.05396270751953-1.95768737792969-9.54364013671875-4.4774169921875-8.77020263671875-4.9124755859375-7.97149658203125-4.9703369140625-13.44580078125-8.60546875v129.453125l-2.96875 2.5625-66.40625-10.625v-10.625l16.078125-1.703125 3.7396240234375-0.545745849609375 1.59382629394531-0.350772857666016 1.42143249511719-0.428432464599609 1.25773620605469-0.525386810302734 1.10273742675781-0.641635894775391 0.495962142944336-0.37044095993042 0.460474014282227-0.406738758087158 0.42607307434082-0.445448398590088 0.392759323120117-0.486569881439209 0.689926147460938-1.10615158081055 0.569717407226563-1.29957962036133 0.458206176757813-1.51230239868164 0.355392456054687-1.74431991577148 0.261276245117187-1.99563217163086 0.175857543945313-2.26623916625977 0.1302490234375-5.42147827148438v-273.5zM8884.328125-14651.5625l0.184814453125 7.2783203125 0.260955810546875 3.2147216796875 0.399932861328125 2.9913330078125 0.558868408203125 2.8126220703125 0.737762451171875 2.6785888671875 0.936614990234375 2.5892333984375 1.15542602539063 2.5445556640625 1.99030685424805 3.67734909057617 2.16652297973633 3.4223518371582 2.34024429321289 3.16980361938477 2.51147079467773 2.91970443725586 2.68020248413086 2.67205429077148 2.84643936157227 2.42685317993164 3.01018142700195 2.18410110473633 3.17142868041992 1.94379806518555 3.33018112182617 1.7059440612793 3.4864387512207 1.47053909301758 3.64020156860352 1.23758316040039 3.79146957397461 1.00707626342773 3.94024276733398 0.779018402099609 4.08652114868164 0.553409576416016 4.23030471801758 0.330249786376953 4.3715934753418 0.109539031982422 3.47109985351562-0.132026672363281 3.85360717773437-0.448112487792969 4.15243530273438-0.842247009277344 4.36758422851563-1.31443023681641 4.49905395507813-1.86466217041016 4.54684448242188-2.49294281005859 4.51095581054688-3.19927215576172 4.39138793945313-3.98365020751953 4.18814086914063-4.84607696533203 3.90121459960937-5.78655242919922 3.53060913085937-6.80507659912109 3.07632446289062-7.90164947509766 2.53836059570312-9.07627105712891 1.91671752929688-10.3289413452148 1.21139526367188-11.6596603393555 0.422393798828125-13.0684280395508-0.90020751953125-21.8641357421875-1.13356781005859-9.92411804199219-1.59659576416016-9.24104309082031-2.06516265869141-8.54963684082031-2.53926849365234-7.84989929199219-3.01891326904297-7.14183044433594-3.50409698486328-6.42543029785156-3.99481964111328-5.70069885253906-4.49108123779297-4.96763610839844-4.99288177490234-4.22624206542969-5.50022125244141-3.47651672363281-6.01309967041016-2.71846008300781-6.53151702880859-1.95207214355469-7.05547332763672-1.17735290527344-7.58496856689453-0.394302368164062-4.13380813598633 0.133075714111328-3.9903678894043 0.397594451904297-3.84264755249023 0.659664154052734-3.69064712524414 0.919284820556641-3.53436660766602 1.17645645141602-3.37380599975586 1.43117904663086-3.20896530151367 1.68345260620117-3.03984451293945 1.93327713012695-2.8664436340332 2.1806526184082-2.68876266479492 2.42557907104492-2.50680160522461 2.66805648803711-2.32056045532227 2.90808486938477-2.13003921508789 3.14566421508789-1.93523788452148 3.38079452514648-1.73615646362305 3.61347579956055-1.53279495239258 3.84370803833008-0.8536376953125 2.906982421875-0.6756591796875 3.025634765625-0.5174560546875 3.144287109375-0.3790283203125 3.262939453125-0.421875 6.8818359375-0.10546875 7.3564453125z"/>
          <dr3d:extrude draw:style-name="gr12" draw:layer="layout" svg:viewBox="9074.03125 -14787 103.203125 302" svg:d="M9076.140625-14585.5625v-10.5625l16.078125-2.109375 3.7396240234375-0.677337646484375 1.59382629394531-0.399906158447266 1.42143249511719-0.465480804443359 1.25773620605469-0.549617767333984 1.10273742675781-0.652317047119141 0.956436157226563-0.773578643798828 0.42607307434082-0.438063144683838 0.392759323120117-0.475339412689209 0.689926147460938-1.0717887878418 0.569717407226563-1.24873733520508 0.458206176757813-1.44424819946289 0.355392456054687-1.65832138061523 0.261276245117187-1.89095687866211 0.175857543945313-2.14215469360352 0.1302490234375-5.11215209960938v-133.015625l-0.113861083984375-7.14736938476563-0.203678131103516-2.92678451538086-0.356044769287109-2.53839492797852-0.549312591552734-2.18216323852539-0.359913349151611-0.967544078826904-0.423568248748779-0.89054536819458-0.492335796356201-0.817566394805908-0.566215991973877-0.748607158660889-0.645208835601807-0.683667659759522-0.72931432723999-0.622747898101807-0.818532466888428-0.565847873687744-0.912863254547119-0.512967586517334-2.12916946411133-0.883373260498047-2.56784439086914-0.720088958740234-3.04742050170898-0.588962554931641-7.69717407226563-0.913177490234375-10.1062927246094-0.774566650390625v-12.265625h103.203125v12.265625l-9.98516845703125 0.774566650390625-7.64031982421875 0.913177490234375-3.03845977783203 0.588962554931641-2.56938934326172 0.720088958740234-2.13936614990234 0.883373260498047-0.920626640319824 0.512967586517334-0.827763557434082 0.565847873687744-0.739781379699707 0.622747898101807-0.656680107116699 0.683667659759522-0.578459739685059 0.748607158660889-0.505120277404785 0.817566394805908-0.436661720275879 0.89054536819458-0.37308406829834 0.967544078826904-0.574958801269531 2.18216323852539-0.379219055175781 2.53839492797852-0.222526550292969 2.92678451538086-0.13116455078125 7.14736938476563v173.25l-2.953125 2.484375zM9125.21875-14485l-2.80043411254883-0.127254486083984-2.6826286315918-0.375156402587891-2.55614852905273-0.613147735595703-2.42099380493164-0.841228485107422-2.27716445922852-1.05939865112305-2.12466049194336-1.26765823364258-1.96348190307617-1.46600723266602-1.79362869262695-1.65444564819336-1.6151008605957-1.83297348022461-1.42789840698242-2.00159072875977-1.23202133178711-2.16029739379883-1.02746963500977-2.3090934753418-0.814243316650391-2.44797897338867-0.592342376708984-2.57695388793945-0.361766815185547-2.69601821899414-0.122516632080078-2.80517196655273 0.122516632080078-2.72599792480469 0.361766815185547-2.61714172363281 0.592342376708984-2.49903869628906 0.814243316650391-2.37168884277344 1.02746963500977-2.23509216308594 1.23202133178711-2.08924865722656 1.42789840698242-1.93415832519531 1.6151008605957-1.76982116699219 1.79362869262695-1.59623718261719 1.96348190307617-1.41340637207031 2.12466049194336-1.22132873535156 2.27716445922852-1.02000427246094 2.42099380493164-0.809432983398438 2.55614852905273-0.589614868164063 2.6826286315918-0.360549926757812 2.80043411254883-0.122238159179688 2.86257171630859 0.122238159179688 2.71915435791016 0.360549926757812 2.57074737548828 0.589614868164063 2.41735076904297 0.809432983398438 2.25896453857422 1.02000427246094 2.09558868408203 1.22132873535156 1.92722320556641 1.41340637207031 1.75386810302734 1.59623718261719 1.57552337646484 1.76982116699219 1.39218902587891 1.93415832519531 1.20386505126953 2.08924865722656 1.01055145263672 2.23509216308594 0.812248229980469 2.37168884277344 0.608955383300781 2.49903869628906 0.400672912597656 2.61714172363281 0.187400817871094 2.72599792480469-0.117877960205078 2.80517196655273-0.349071502685547 2.69601821899414-0.573421478271484 2.57695388793945-0.790927886962891 2.44797897338867-1.00159072875977 2.3090934753418-1.20541000366211 2.16029739379883-1.40238571166992 2.00159072875977-1.5925178527832 1.83297348022461-1.77580642700195 1.65444564819336-1.95225143432617 1.46600723266602-2.12185287475586 1.26765823364258-2.28461074829102 1.05939865112305-2.44052505493164 0.841228485107422-2.58959579467773 0.613147735595703-2.7318229675293 0.375156402587891z"/>
          <dr3d:extrude draw:style-name="gr12" draw:layer="layout" svg:viewBox="9197.03125 -14787 241.953125 212" svg:d="M9407.265625-14642.171875l-0.270786285400391 7.78133010864258-0.804927825927734 7.34748458862305-1.32792282104492 6.90423202514648-1.83977127075195 6.45157241821289-2.34047317504883 5.98950576782227-2.83002853393555 5.51803207397461-3.30843734741211 5.03715133666992-3.77569961547852 4.5468635559082-4.23181533813477 4.04716873168945-4.67678451538086 3.53806686401367-5.1106071472168 3.01955795288086-5.53328323364258 2.49164199829102-5.9448127746582 1.95431900024414-6.34519577026367 1.40758895874023-6.73443222045898 0.851451873779297-7.11252212524414 0.285907745361328-5.73408889770508-0.175216674804688-5.48408126831055-0.512405395507813-5.26128768920898-0.829727172851563-5.06570816040039-1.12718200683594-4.89734268188477-1.40476989746094-4.75619125366211-1.66249084472656-9.19778442382813-4.0186767578125-8.95974731445313-4.8111572265625-8.93942260742188-5.4447021484375-18.688720703125-12.154296875-5.921875 32.140625-63.03125-10.578125v-10.578125l16.078125-2.109375 3.7396240234375-0.677337646484375 1.59382629394531-0.399906158447266 1.42143249511719-0.465480804443359 1.25773620605469-0.549617767333984 1.10273742675781-0.652317047119141 0.956436157226563-0.773578643798828 0.42607307434082-0.438063144683838 0.392759323120117-0.475339412689209 0.689926147460938-1.0717887878418 0.569717407226563-1.24873733520508 0.458206176757813-1.44424819946289 0.355392456054687-1.65832138061523 0.261276245117187-1.89095687866211 0.175857543945313-2.14215469360352 0.1302490234375-5.11215209960938v-132.984375l-0.113861083984375-7.14736938476563-0.203678131103516-2.92678451538086-0.356044769287109-2.53839492797852-0.549312591552734-2.18216323852539-0.359913349151611-0.967544078826904-0.423568248748779-0.89054536819458-0.492335796356201-0.817566394805908-0.566215991973877-0.748607158660889-0.645208835601807-0.683667659759522-0.72931432723999-0.622747898101807-0.818532466888428-0.565847873687744-0.912863254547119-0.512967586517334-2.12916946411133-0.883373260498047-2.56784439086914-0.720088958740234-3.04742050170898-0.588962554931641-7.69717407226563-0.913177490234375-10.1062927246094-0.774566650390625v-12.265625h103.203125v12.265625l-9.98516845703125 0.774566650390625-7.64031982421875 0.913177490234375-3.03845977783203 0.588962554931641-2.56938934326172 0.720088958740234-2.13936614990234 0.883373260498047-0.920626640319824 0.512967586517334-0.827763557434082 0.565847873687744-0.739781379699707 0.622747898101807-0.656680107116699 0.683667659759522-0.578459739685059 0.748607158660889-0.505120277404785 0.817566394805908-0.436661720275879 0.89054536819458-0.37308406829834 0.967544078826904-0.574958801269531 2.18216323852539-0.379219055175781 2.53839492797852-0.222526550292969 2.92678451538086-0.13116455078125 7.14736938476563v98.78125l0.184814453125 7.134765625 0.260955810546875 3.07373046875 0.399932861328125 2.83056640625 0.558868408203125 2.65185546875 0.737762451171875 2.53759765625 0.936614990234375 2.48779296875 1.15542602539063 2.50244140625 1.78160095214844 3.05544281005859 2.01002502441406 2.97940826416016 2.22846984863281 2.88666534423828 2.43693542480469 2.77721405029297 2.63542175292969 2.65105438232422 2.82392883300781 2.50818634033203 3.00245666503906 2.34860992431641 3.17100524902344 2.17232513427734 3.32957458496094 1.97933197021484 3.47816467285156 1.76963043212891 3.61677551269531 1.54322052001953 3.74540710449219 1.30010223388672 3.86405944824219 1.04027557373047 3.97273254394531 0.763740539550781 4.07142639160156 0.470497131347656 4.16014099121094 0.160545349121094 5.23930740356445-0.189182281494141 4.92832565307617-0.572078704833984 4.61361312866211-0.961772918701172 4.29516983032227-1.3582649230957 3.97299575805664-1.76155471801758 3.64709091186523-2.1716423034668 3.31745529174805-2.58852767944336 2.98408889770508-3.01221084594727 2.64699172973633-3.44269180297852 2.3061637878418-3.87997055053711 1.96160507202148-4.32404708862305 1.61331558227539-4.77492141723633 1.26129531860352-5.23259353637695 0.905544281005859-5.69706344604492 0.546062469482422-6.16833114624023 0.182849884033203-6.64639663696289v-99.625l-0.113861083984375-7.14736938476563-0.203678131103516-2.92678451538086-0.356044769287109-2.53839492797852-0.549312591552734-2.18216323852539-0.359913349151611-0.967544078826904-0.423568248748779-0.89054536819458-0.492335796356201-0.817566394805908-0.566215991973877-0.748607158660889-0.645208835601807-0.683667659759522-0.72931432723999-0.622747898101807-0.818532466888428-0.565847873687744-0.912863254547119-0.512967586517334-2.12916946411133-0.883373260498047-2.56784439086914-0.720088958740234-3.04742050170898-0.588962554931641-7.69717407226563-0.913177490234375-10.1062927246094-0.774566650390625v-12.265625h103.203125v12.265625l-9.98516845703125 0.774566650390625-7.64031982421875 0.913177490234375-3.03845977783203 0.588962554931641-2.56938934326172 0.720088958740234-2.13936614990234 0.883373260498047-0.920626640319824 0.512967586517334-0.827763557434082 0.565847873687744-0.739781379699707 0.622747898101807-0.656680107116699 0.683667659759522-0.578459739685059 0.748607158660889-0.505120277404785 0.817566394805908-0.436661720275879 0.89054536819458-0.37308406829834 0.967544078826904-0.574958801269531 2.18216323852539-0.379219055175781 2.53839492797852-0.222526550292969 2.92678451538086-0.13116455078125 7.14736938476563z"/>
          <dr3d:extrude draw:style-name="gr12" draw:layer="layout" svg:viewBox="9552.375 -14787 241.53125 314" svg:d="M9762.1875-14642.171875l-0.270889282226562 7.78133010864258-0.805648803710938 7.34748458862305-1.32987976074219 6.90423202514648-1.84358215332031 6.45157241821289-2.34675598144531 5.98950576782227-2.83940124511719 5.51803207397461-3.32151794433594 5.03715133666992-3.79310607910156 4.5468635559082-4.25416564941406 4.04716873168945-4.70469665527344 3.53806686401367-5.14469909667969 3.01955795288086-5.57417297363281 2.49164199829102-5.99311828613281 1.95431900024414-6.40153503417969 1.40758895874023-6.79942321777344 0.851451873779297-7.18678283691406 0.285907745361328-5.65502166748047-0.165946960449219-5.40595245361328-0.487068176269531-5.18540191650391-0.792030334472656-4.99337005615234-1.08083343505859-4.82985687255859-1.35347747802734-4.69486236572266-1.60996246337891-9.09881591796875-3.92474365234375-8.90106201171875-4.75677490234375-8.93145751953125-5.45953369140625-18.86669921875-12.51025390625v131.578125l-2.953125 2.5625-66-10.625v-10.625l16.078125-2.125 3.7396240234375-0.683349609375 1.59382629394531-0.4031982421875 1.42143249511719-0.4691162109375 1.25773620605469-0.5537109375 1.10273742675781-0.656982421875 0.956436157226563-0.7789306640625 0.42607307434082-0.441032409667969 0.392759323120117-0.478523254394531 0.689926147460938-1.078857421875 0.569717407226563-1.2568359375 0.458206176757813-1.4534912109375 0.355392456054687-1.6688232421875 0.261276245117187-1.90283203125 0.175857543945313-2.155517578125 0.1302490234375-5.143798828125v-234.75l-0.00921630859375-6.90512084960938-0.185035705566406-2.85571670532227-0.354087829589844-2.49575424194336-0.559715270996094-2.16424179077148-0.36839771270752-0.966694355010986-0.433520317077637-0.894484996795654-0.503214836120606-0.825831890106201-0.577481269836426-0.760735034942627-0.656319618225098-0.699194431304932-0.739729881286621-0.641210079193115-0.827712059020996-0.586781978607178-0.920266151428223-0.535910129547119-2.13648223876953-0.933429718017578-2.56156158447266-0.772617340087891-3.02321624755859-0.640254974365234-7.57769775390625-0.997222900390625-9.86322021484375-0.809173583984375v-12.265625h102.796875v12.265625l-9.74359130859375 0.809173583984375-7.52838134765625 0.997222900390625-3.02172088623047 0.640254974365234-2.57379913330078 0.772617340087891-2.16117095947266 0.933429718017578-0.93687915802002 0.535910129547119-0.846957206726074 0.586781978607178-0.761446952819824 0.641210079193115-0.68034839630127 0.699194431304932-0.60366153717041 0.760735034942627-0.531386375427246 0.825831890106201-0.463522911071777 0.894484996795654-0.400071144104004 0.966694355010986-0.627433776855469 2.16424179077148-0.426567077636719 2.49575424194336-0.260993957519531 2.85571670532227-0.16644287109375 6.90512084960938v98.78125l0.118896484375 7.128173828125 0.193389892578125 3.05807495117187 0.322479248046875 2.80007934570312 0.481414794921875 2.60159301757812 0.670196533203125 2.46261596679687 0.888824462890625 2.38314819335937 1.13729858398438 2.36318969726562 1.78633880615234 3.12970352172852 2.02341461181641 3.04439926147461 2.24927520751953 2.9430046081543 2.46392059326172 2.82551956176758 2.66735076904297 2.69194412231445 2.85956573486328 2.54227828979492 3.04056549072266 2.37652206420898 3.21035003662109 2.19467544555664 3.36891937255859 1.99673843383789 3.51627349853516 1.78271102905273 3.65241241455078 1.55259323120117 3.77733612060547 1.3063850402832 3.89104461669922 1.04408645629883 3.99353790283203 0.765697479248047 4.08481597900391 0.471218109130859 4.16487884521484 0.160648345947266 5.23930740356445-0.189182281494141 4.92832565307617-0.572078704833984 4.61361312866211-0.961772918701172 4.29516983032227-1.3582649230957 3.97299575805664-1.76155471801758 3.64709091186523-2.1716423034668 3.31745529174805-2.58852767944336 2.98408889770508-3.01221084594727 2.64699172973633-3.44269180297852 2.3061637878418-3.87997055053711 1.96160507202148-4.32404708862305 1.61331558227539-4.77492141723633 1.26129531860352-5.23259353637695 0.905544281005859-5.69706344604492 0.546062469482422-6.16833114624023 0.182849884033203-6.64639663696289v-99.625l-0.148468017578125-6.90512084960938-0.241374969482422-2.85571670532227-0.402393341064453-2.49575424194336-0.600605010986328-2.16424179077148-0.386254787445068-0.966694355010986-0.449755191802979-0.894484996795654-0.517904758453369-0.825831890106201-0.59070348739624-0.760735034942627-0.668151378631592-0.699194431304932-0.750248432159424-0.641210079193115-0.836994647979736-0.586781978607178-0.928390026092529-0.535910129547119-2.14956283569336-0.933429718017578-2.5709342956543-0.772617340087891-3.02949905395508-0.640254974365234-7.58346557617188-0.997222900390625-9.86404418945313-0.809173583984375v-12.265625h103.203125v12.265625l-9.742919921875 0.809173583984375-7.526611328125 0.997222900390625-3.02053833007812 0.640254974365234-2.57247924804687 0.772617340087891-2.15975952148437 0.933429718017578-0.936153411865234 0.535910129547119-0.846225738525391 0.586781978607178-0.760715484619141 0.641210079193115-0.679622650146484 0.699194431304932-0.602947235107422 0.760735034942627-0.530689239501953 0.825831890106201-0.462848663330078 0.894484996795654-0.399425506591797 0.966694355010986-0.626251220703125 2.16424179077148-0.425567626953125 2.49575424194336-0.260223388671875 2.85571670532227-0.165771484375 6.90512084960938z"/>
          <dr3d:extrude draw:style-name="gr12" draw:layer="layout" svg:viewBox="9822.21875 -14792 201.34375 217" svg:d="M9946.578125-14726.546875l-0.298477172851562-6.11478805541992-0.860336303710938-5.54594802856445-1.36955261230469-5.00116348266602-1.82612609863281-4.48043441772461-2.23005676269531-3.98376083374023-2.58134460449219-3.51114273071289-2.87998962402344-3.06258010864258-3.12599182128906-2.6380729675293-3.31935119628906-2.23762130737305-3.46006774902344-1.86122512817383-3.54814147949219-1.50888442993164-3.58357238769531-1.18059921264648-3.56636047363281-0.876369476318359-3.49650573730469-0.596195220947266-3.37400817871094-0.340076446533203-3.19886779785156-0.108013153076172-4.75782775878906 0.214717864990234-4.44224548339844 0.632175445556641-4.12785339355469 1.03166580200195-3.81465148925781 1.41318893432617-3.50263977050781 1.7767448425293-3.19181823730469 2.12233352661133-2.88218688964844 2.44995498657227-2.57374572753906 2.75960922241211-2.26649475097656 3.05129623413086-1.96043395996094 3.32501602172852-1.65556335449219 3.58076858520508-1.35188293457031 3.81855392456055-1.04939270019531 4.03837203979492-0.748092651367188 4.2402229309082-0.447982788085938 4.42410659790039-0.149063110351563 4.59002304077148 0.110366821289063 3.6088752746582 0.336044311523437 3.39347457885742 0.569137573242188 3.19045639038086 0.809646606445313 2.99982070922852 1.05757141113281 2.82156753540039 1.31291198730469 2.65569686889648 1.57566833496094 2.5022087097168 1.84584045410156 2.36110305786133 2.12342834472656 2.23237991333008 2.40843200683594 2.11603927612305 2.70085144042969 2.01208114624023 3.00068664550781 1.92050552368164 3.30793762207031 1.84131240844727 3.62260437011719 1.77450180053711 8.2188720703125 3.39810180664062 27.1796875 10.283203125 12.318359375 5.200927734375 5.077392578125 2.45956420898437 4.065185546875 2.30630493164062zM9984.65625-14631.171875l-0.361083984375 9.44332885742188-0.567535400390625 4.83247756958008-0.928802490234375 4.83039474487305-1.36752319335938 4.77134323120117-1.88369750976563 4.65532302856445-2.47732543945312 4.48233413696289-3.14840698242187 4.25237655639648-3.89694213867187 3.96545028686523-4.72293090820313 3.62155532836914-5.62637329101563 3.2206916809082-6.60726928710938 2.76285934448242-7.66561889648438 2.2480583190918-8.80142211914063 1.67628860473633-10.0146789550781 1.04755020141602-11.3053894042969 0.361843109130859-8.83636093139648-0.285728454589844-8.55838394165039-0.831153869628906-8.2401008605957-1.33753204345703-7.88151168823242-1.80486297607422-7.48261642456055-2.23314666748047-7.04341506958008-2.62238311767578-6.56390762329102-2.97257232666016-6.04409408569336-3.28371429443359-5.48397445678711-3.55580902099609-4.88354873657227-3.78885650634766-4.24281692504883-3.98285675048828-3.5617790222168-4.13780975341797-2.84043502807617-4.25371551513672-2.07878494262695-4.33057403564453-0.741178035736084-2.18190670013428-0.535650730133057-2.18647861480713-0.325085163116455-2.18616962432861-0.109481334686279-2.18097972869873 0.177787780761719-2.44741058349609 0.510627746582031-2.28055572509766 0.809364318847656-2.11493682861328 1.07399749755859-1.95055389404297 1.30452728271484-1.78740692138672 1.50095367431641-1.62549591064453 1.66327667236328-1.46482086181641 1.79149627685547-1.30538177490234 1.88561248779297-1.14717864990234 1.94562530517578-0.990211486816406 1.97153472900391-0.834480285644531 1.96334075927734-0.679985046386719 1.92104339599609-0.526725769042969 1.84464263916016-0.374702453613281 1.73413848876953-0.223915100097656 1.58953094482422-0.0743637084960938 1.59392166137695 0.0538673400878906 1.45359420776367 0.159542083740234 1.32198715209961 0.262126922607422 1.19910049438477 0.361621856689453 1.08493423461914 0.458026885986328 0.979488372802734 0.551342010498047 0.882762908935547 0.641567230224609 0.794757843017578 0.728702545166016 0.715473175048828 0.812747955322266 0.644908905029297 0.893703460693359 0.583065032958984 0.971569061279297 0.529941558837891 1.04634475708008 0.935394287109375 2.30465698242187 0.827545166015625 2.56668090820312 1.83539581298828 5.61175155639648 2.01158905029297 5.13309097290039 2.17537689208984 4.6705207824707 2.32675933837891 4.22404098510742 2.46573638916016 3.79365158081055 2.59230804443359 3.37935256958008 2.70647430419922 2.98114395141602 2.80823516845703 2.59902572631836 2.89759063720703 2.23299789428711 2.97454071044922 1.88306045532227 3.03908538818359 1.54921340942383 3.09122467041016 1.2314567565918 3.13095855712891 0.929790496826172 3.15828704833984 0.644214630126953 3.17321014404297 0.374729156494141 3.17572784423828 0.121334075927734 3.12288665771484-0.103000640869141 3.15927886962891-0.325496673583984 3.16284942626953-0.572734832763672 3.13359832763672-0.844715118408203 3.07152557373047-1.14143753051758 2.97663116455078-1.4629020690918 2.84891510009766-1.80910873413086 2.68837738037109-2.18005752563477 2.49501800537109-2.57574844360352 2.26883697509766-2.99618148803711 2.00983428955078-3.44135665893555 1.71800994873047-3.91127395629883 1.39336395263672-4.40593338012695 1.03589630126953-4.92533493041992 0.645606994628906-5.46947860717773 0.222496032714844-6.03836441040039v-17.71875l-2.33097457885742-2.05197525024414-2.98894119262695-2.04302597045898-3.59112930297852-2.03464889526367-4.13753890991211-2.0268440246582-9.69119262695313-4.03256225585938-11.2074890136719-4.00820922851563-51.068359375-15.880859375-5.46036911010742-1.87547302246094-4.97356033325195-2.13319396972656-4.50531387329102-2.37178039550781-4.05562973022461-2.59123229980469-3.62450790405273-2.79154968261719-3.21194839477539-2.97273254394531-2.81795120239258-3.13478088378906-2.4425163269043-3.27769470214844-2.08564376831055-3.40147399902344-1.74733352661133-3.50611877441406-1.42758560180664-3.59162902832031-1.12639999389648-3.65800476074219-0.843776702880859-3.70524597167969-0.579715728759766-3.73335266113281-0.334217071533203-3.74232482910156-0.107280731201172-3.73216247558594 0.247299194335937-5.89026641845703 0.739395141601563-5.77532196044922 1.22773742675781-5.62380218505859 1.71232604980469-5.43570709228516 2.19316101074219-5.21103668212891 2.67024230957031-4.94979095458984 3.14356994628906-4.65196990966797 3.61314392089844-4.31757354736328 4.07896423339844-3.94660186767578 4.54103088378906-3.53905487060547 4.99934387207031-3.09493255615234 5.45390319824219-2.61423492431641 5.90470886230469-2.09696197509766 6.35176086425781-1.54311370849609 6.79505920410156-0.952690124511719 7.23460388183594-0.325691223144531 4.88250350952148 0.326339721679687 4.80301284790039 0.641555786132813 4.7136116027832 0.925186157226563 4.61429977416992 1.17723083496094 8.89102172851563 2.9842529296875 8.37484741210938 3.6134033203125 7.77938842773438 3.9898681640625 7.10464477539063 4.1136474609375 11.867919921875 7.587890625 2.27432250976562-5.58023071289063 2.43783569335937-4.98056030273438 1.30661392211914-2.25149917602539 1.37914657592773-2.08489608764648 1.46223068237305-1.9127311706543 1.55586624145508-1.73500442504883 1.66005325317383-1.55171585083008 1.7747917175293-1.36286544799805 1.90008163452148-1.16845321655273 2.03592300415039-0.968479156494141 2.18231582641602-0.762943267822266 2.33926010131836-0.551845550537109 2.50675582885742-0.335186004638672 2.6848030090332-0.112964630126953 5.98065185546875 0.215118408203125 6.16339111328125 0.635711669921875 6.29156494140625 1.04183959960938 6.36517333984375 1.43350219726563 6.38421630859375 1.81069946289063 6.34869384765625 2.17343139648437 6.25860595703125 2.52169799804687 6.11395263671875 2.85549926757812-2.53125 10.140625-2.36721801757812-0.450714111328125-2.61056518554687-0.386444091796875-2.77938842773437-0.297454833984375-2.87368774414062-0.183746337890625-2.89346313476562-0.045318603515625-2.83871459960937 0.117828369140625-2.70944213867187 0.305694580078125-1.28295516967773 0.231021881103516-1.22269058227539 0.287258148193359-1.42016220092773 0.393726348876953-1.40036392211914 0.560283660888672-1.37065505981445 0.744716644287109-1.33103561401367 0.947025299072266-1.2815055847168 1.16720962524414-1.22206497192383 1.40526962280273-1.15271377563477 1.66120529174805-1.07345199584961 1.93501663208008-0.984279632568359 2.22670364379883-0.885196685791016 2.5362663269043-0.776203155517578 2.86370468139648-0.657299041748047 3.20901870727539-0.918243408203125 7.52548217773438-0.323699951171875 9.12124633789063z"/>
          <dr3d:extrude draw:style-name="gr12" draw:layer="layout" svg:viewBox="10041.375 -14792 149.3125 217" svg:d="M10176.734375-14638.765625v49.375l-2.70308303833008 1.83531188964844-2.86689376831055 1.69898986816406-3.01580429077148 1.56513977050781-3.14981460571289 1.43376159667969-6.64205932617188 2.4832763671875-6.99929809570313 1.9874267578125-7.23733520507813 1.5113525390625-7.35617065429688 1.0550537109375-7.35580444335938 0.6185302734375-7.23623657226563 0.2017822265625-8.38900375366211-0.251945495605469-8.01892471313477-0.752876281738281-7.62593460083008-1.24936676025391-7.21003341674805-1.74141693115234-6.77122116088867-2.22902679443359-6.30949783325195-2.71219635009766-5.82486343383789-3.19092559814453-5.31731796264648-3.66521453857422-4.78686141967773-4.13506317138672-4.23349380493164-4.60047149658203-3.6572151184082-5.06143951416016-3.05802536010742-5.51796722412109-2.4359245300293-5.97005462646484-1.79091262817383-6.41770172119141-1.12298965454102-6.86090850830078-0.432155609130859-7.29967498779297 0.400970458984375-6.34444046020508 1.02407836914063-5.91059494018555 1.61624145507813-5.49773788452148 2.17745971679687-5.10586929321289 2.70773315429687-4.73498916625977 3.20706176757812-4.38509750366211 3.67544555664062-4.05619430541992 4.11288452148438-3.7482795715332 4.51937866210938-3.46135330200195 4.89492797851563-3.19541549682617 5.23953247070313-2.95046615600586 5.55319213867188-2.72650527954102 11.923583984375-4.86508178710938 12.806884765625-4.22109985351563 7.43167114257813-2.42251586914062 7.74240112304688-2.95663452148437 7.65194702148438-3.66891479492187 3.66668319702148-2.1572380065918 3.49362564086914-2.40211868286133 3.27042007446289-2.66926956176758 2.99706649780273-2.95869064331055 2.67356491088867-3.27038192749023 2.2999153137207-3.60434341430664 1.87611770629883-3.96057510375977 1.40217208862305-4.33907699584961 0.878078460693359-4.73984909057617 0.303836822509766-5.16289138793945-0.195510864257813-3.94165802001953-0.575363159179688-3.74541473388672-0.938461303710938-3.54116058349609-1.28480529785156-3.32889556884766-1.61439514160156-3.10861968994141-1.92723083496094-2.88033294677734-2.22331237792969-2.64403533935547-2.50263977050781-2.39972686767578-2.76521301269531-2.14740753173828-3.01103210449219-1.88707733154297-3.24009704589844-1.61873626708984-3.45240783691406-1.34238433837891-3.64796447753906-1.05802154541016-3.82676696777344-0.765647888183594-3.98881530761719-0.465263366699219-4.13410949707031-0.156867980957031-6.24758911132813 0.288467407226562-5.89767456054688 0.851791381835938-5.55453491210938 1.39469909667969-5.21817016601563 1.91719055175781-4.88858032226563 2.41926574707031-4.56576538085938 2.90092468261719-4.24972534179688 3.36216735839844-3.94046020507812 3.80299377441406-3.63796997070312 4.22340393066406-3.34225463867187 4.62339782714844-3.05331420898437 5.00297546386719-2.77114868164062 5.36213684082031-2.49575805664062 5.70088195800781-2.22714233398437 6.01921081542969-3.675537109375 12.9117431640625h-12.265625l4.234375-55.296875 2.9748649597168-2.45507431030273 3.20637893676758-2.29684829711914 3.42111587524414-2.13859939575195 3.61907577514648-1.98032760620117 7.76492309570313-3.48574829101562 8.35543823242188-2.85238647460937 8.81173706054688-2.21884155273437 9.13381958007813-1.58511352539063 9.32168579101563-0.951202392578125 9.37533569335938-0.317108154296875 9.18207931518555 0.307594299316406 8.66615676879883 0.905845642089844 8.13968276977539 1.47869110107422 7.60265731811523 2.02613067626953 7.05508041381836 2.54816436767578 6.49695205688477 3.04479217529297 5.92827224731445 3.51601409912109 5.34904098510742 3.96183013916016 4.75925827026367 4.38224029541016 4.1589241027832 4.77724456787109 3.54803848266602 5.14684295654297 2.92660140991211 5.49103546142578 2.29461288452148 5.80982208251953 1.65207290649414 6.10320281982422 0.998981475830078 6.37117767333984 0.335338592529297 6.61374664306641-0.267009735107422 6.73067855834961-0.798999786376953 6.28076553344727-1.32794570922852 5.85554885864258-1.85384750366211 5.45502853393555-2.37670516967773 5.07920455932617-2.89651870727539 4.72807693481445-3.41328811645508 4.40164566040039-3.9270133972168 4.09991073608398-4.43769454956055 3.82287216186523-4.94533157348633 3.57052993774414-5.44992446899414 3.3428840637207-5.95147323608398 3.13993453979492-13.3954162597656 5.76980590820313-15.3650817871094 5.25436401367188-6.924560546875 2.23712158203125-7.465087890625 2.68719482421875-7.554443359375 3.27093505859375-3.66973876953125 1.89614105224609-3.52288818359375 2.09220123291016-3.31964111328125 2.30496978759766-3.05999755859375 2.53444671630859-2.74395751953125 2.78063201904297-2.37152099609375 3.04352569580078-1.94268798828125 3.32312774658203-1.45745849609375 3.61943817138672-0.91583251953125 3.93245697021484-0.31781005859375 4.26218414306641 0.264728546142578 3.99913024902344 0.624828338623047 3.76832580566406 0.968196868896484 3.53376770019531 1.29483413696289 3.29545593261719 1.60474014282227 3.05339050292969 1.89791488647461 2.80757141113281 2.17435836791992 2.55799865722656 2.4340705871582 2.30467224121094 2.67705154418945 2.04759216308594 2.90330123901367 1.78675842285156 3.11281967163086 1.52217102050781 3.30560684204102 1.25382995605469 3.48166275024414 0.981735229492188 3.64098739624023 0.705886840820313 3.7835807800293 0.426284790039063 3.90944290161133 0.142929077148438 5.44842529296875-0.267040252685547 5.08770751953125-0.780902862548828 4.73321533203125-1.26443862915039 4.38494873046875-1.71764755249023 4.04290771484375-2.14052963256836 3.70709228515625-2.53308486938477 3.37750244140625-2.89531326293945 3.05413818359375-3.22721481323242 2.73699951171875-3.52878952026367 2.42608642578125-3.8000373840332 2.12139892578125-4.04095840454102 1.82293701171875-4.25155258178711 1.53070068359375-4.43181991577148 1.24468994140625-4.58176040649414 0.96490478515625-4.70137405395508 0.69134521484375-4.7906608581543z"/>
          <dr3d:extrude draw:style-name="gr12" draw:layer="layout" svg:viewBox="10216.375 -14787 241.53125 314" svg:d="M10426.1875-14642.171875l-0.270889282226562 7.78133010864258-0.805648803710938 7.34748458862305-1.32987976074219 6.90423202514648-1.84358215332031 6.45157241821289-2.34675598144531 5.98950576782227-2.83940124511719 5.51803207397461-3.32151794433594 5.03715133666992-3.79310607910156 4.5468635559082-4.25416564941406 4.04716873168945-4.70469665527344 3.53806686401367-5.14469909667969 3.01955795288086-5.57417297363281 2.49164199829102-5.99311828613281 1.95431900024414-6.40153503417969 1.40758895874023-6.79942321777344 0.851451873779297-7.18678283691406 0.285907745361328-5.65502166748047-0.165946960449219-5.40595245361328-0.487068176269531-5.18540191650391-0.792030334472656-4.99337005615234-1.08083343505859-4.82985687255859-1.35347747802734-4.69486236572266-1.60996246337891-9.09881591796875-3.92474365234375-8.90106201171875-4.75677490234375-8.93145751953125-5.45953369140625-18.86669921875-12.51025390625v131.578125l-2.953125 2.5625-66-10.625v-10.625l16.078125-2.125 3.7396240234375-0.683349609375 1.59382629394531-0.4031982421875 1.42143249511719-0.4691162109375 1.25773620605469-0.5537109375 1.10273742675781-0.656982421875 0.956436157226563-0.7789306640625 0.42607307434082-0.441032409667969 0.392759323120117-0.478523254394531 0.689926147460938-1.078857421875 0.569717407226563-1.2568359375 0.458206176757813-1.4534912109375 0.355392456054687-1.6688232421875 0.261276245117187-1.90283203125 0.175857543945313-2.155517578125 0.1302490234375-5.143798828125v-234.75l-0.00921630859375-6.90512084960938-0.185035705566406-2.85571670532227-0.354087829589844-2.49575424194336-0.559715270996094-2.16424179077148-0.36839771270752-0.966694355010986-0.433520317077637-0.894484996795654-0.503214836120606-0.825831890106201-0.577481269836426-0.760735034942627-0.656319618225098-0.699194431304932-0.739729881286621-0.641210079193115-0.827712059020996-0.586781978607178-0.920266151428223-0.535910129547119-2.13648223876953-0.933429718017578-2.56156158447266-0.772617340087891-3.02321624755859-0.640254974365234-7.57769775390625-0.997222900390625-9.86322021484375-0.809173583984375v-12.265625h102.796875v12.265625l-9.74359130859375 0.809173583984375-7.52838134765625 0.997222900390625-3.02172088623047 0.640254974365234-2.57379913330078 0.772617340087891-2.16117095947266 0.933429718017578-0.93687915802002 0.535910129547119-0.846957206726074 0.586781978607178-0.761446952819824 0.641210079193115-0.68034839630127 0.699194431304932-0.60366153717041 0.760735034942627-0.531386375427246 0.825831890106201-0.463522911071777 0.894484996795654-0.400071144104004 0.966694355010986-0.627433776855469 2.16424179077148-0.426567077636719 2.49575424194336-0.260993957519531 2.85571670532227-0.16644287109375 6.90512084960938v98.78125l0.118896484375 7.128173828125 0.193389892578125 3.05807495117187 0.322479248046875 2.80007934570312 0.481414794921875 2.60159301757812 0.670196533203125 2.46261596679687 0.888824462890625 2.38314819335937 1.13729858398438 2.36318969726562 1.78633880615234 3.12970352172852 2.02341461181641 3.04439926147461 2.24927520751953 2.9430046081543 2.46392059326172 2.82551956176758 2.66735076904297 2.69194412231445 2.85956573486328 2.54227828979492 3.04056549072266 2.37652206420898 3.21035003662109 2.19467544555664 3.36891937255859 1.99673843383789 3.51627349853516 1.78271102905273 3.65241241455078 1.55259323120117 3.77733612060547 1.3063850402832 3.89104461669922 1.04408645629883 3.99353790283203 0.765697479248047 4.08481597900391 0.471218109130859 4.16487884521484 0.160648345947266 5.23930740356445-0.189182281494141 4.92832565307617-0.572078704833984 4.61361312866211-0.961772918701172 4.29516983032227-1.3582649230957 3.97299575805664-1.76155471801758 3.64709091186523-2.1716423034668 3.31745529174805-2.58852767944336 2.98408889770508-3.01221084594727 2.64699172973633-3.44269180297852 2.3061637878418-3.87997055053711 1.96160507202148-4.32404708862305 1.61331558227539-4.77492141723633 1.26129531860352-5.23259353637695 0.905544281005859-5.69706344604492 0.546062469482422-6.16833114624023 0.182849884033203-6.64639663696289v-99.625l-0.148468017578125-6.90512084960938-0.241374969482422-2.85571670532227-0.402393341064453-2.49575424194336-0.600605010986328-2.16424179077148-0.386254787445068-0.966694355010986-0.449755191802979-0.894484996795654-0.517904758453369-0.825831890106201-0.59070348739624-0.760735034942627-0.668151378631592-0.699194431304932-0.750248432159424-0.641210079193115-0.836994647979736-0.586781978607178-0.928390026092529-0.535910129547119-2.14956283569336-0.933429718017578-2.5709342956543-0.772617340087891-3.02949905395508-0.640254974365234-7.58346557617188-0.997222900390625-9.86404418945313-0.809173583984375v-12.265625h103.203125v12.265625l-9.742919921875 0.809173583984375-7.526611328125 0.997222900390625-3.02053833007812 0.640254974365234-2.57247924804687 0.772617340087891-2.15975952148437 0.933429718017578-0.936153411865234 0.535910129547119-0.846225738525391 0.586781978607178-0.760715484619141 0.641210079193115-0.679622650146484 0.699194431304932-0.602947235107422 0.760735034942627-0.530689239501953 0.825831890106201-0.462848663330078 0.894484996795654-0.399425506591797 0.966694355010986-0.626251220703125 2.16424179077148-0.425567626953125 2.49575424194336-0.260223388671875 2.85571670532227-0.165771484375 6.90512084960938z"/>
        </dr3d:scene>
        <dr3d:scene draw:style-name="gr4" svg:width="2.722cm" svg:height="0.71cm" svg:x="18.257cm" svg:y="13.268cm" dr3d:transform="matrix (1 0 0 0 0.939692620785931 0.342020143325607 0 -0.342020143325607 0.939692620785931 -9.636cm 13.8351133916085cm 4.82645852995069cm)" dr3d:vrp="(0 0 7653)" dr3d:vpn="(0 0 7260)" dr3d:projection="perspective" dr3d:distance="0.39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dr3d:transform="matrix (1 0 0 0 1 0 0 0 1 -0.281979506252279cm -0.000504250487343597cm 0.000183532168007332cm)" svg:viewBox="8366 -14969 2540 635" svg:d="M8366-14969v635h2540v-635z"/>
          <dr3d:extrude draw:style-name="gr12" draw:layer="layout" dr3d:transform="matrix (1 0 0 0 1 0 0 0 1 -0.281561319728642cm -0.00186126695578241cm 0.000677445769928454cm)" svg:viewBox="8814.953125 -14792 223.765625 319" svg:d="M8852.171875-14792l16.921875 16.484375 5.714599609375-3.13528442382812 6.120361328125-3.00656127929687 6.655029296875-2.78866577148437 7.318603515625-2.48159790039062 8.111083984375-2.08535766601562 9.032470703125-1.59994506835938 10.082763671875-1.02536010742188 11.261962890625-0.361602783203125 10.4551734924316 0.324592590332031 10.2250328063965 1.00505828857422 9.93357467651367 1.73244476318359 9.5807991027832 2.50675201416016 9.16670608520508 3.32798004150391 8.6912956237793 4.19612884521484 8.15456771850586 5.11119842529297 7.55652236938477 6.07318878173828 6.89715957641602 7.08209991455078 6.17647933959961 8.13793182373047 5.39448165893555 9.24068450927734 4.55116653442383 10.3903579711914 3.64653396606445 11.5869522094727 2.68058395385742 12.8304672241211 1.65331649780273 14.1209030151367 0.564731597900391 15.4582595825195-0.385040283203125 11.9775695800781-1.66403198242188 15.2941589355469-1.55018997192383 8.41753005981445-2.15620040893555 8.67875289916992-2.85763168334961 8.75066757202148-3.65448379516602 8.63327407836914-4.54675674438477 8.32657241821289-5.53445053100586 7.83056259155273-6.6175651550293 7.14524459838867-7.79610061645508 6.2706184387207-9.0700569152832 5.20668411254883-10.4394340515137 3.95344161987305-11.9042320251465 2.51089096069336-13.4644508361816 0.879032135009766-5.94179534912109-0.235122680664062-5.77054595947266-0.673934936523438-5.59613800048828-1.06559753417969-5.41857147216797-1.41011047363281-5.23784637451172-1.70747375488281-5.05396270751953-1.95768737792969-9.54364013671875-4.4774169921875-8.77020263671875-4.9124755859375-7.97149658203125-4.9703369140625-13.44580078125-8.60546875v129.453125l-2.96875 2.5625-66.40625-10.625v-10.625l16.078125-1.703125 3.7396240234375-0.545745849609375 1.59382629394531-0.350772857666016 1.42143249511719-0.428432464599609 1.25773620605469-0.525386810302734 1.10273742675781-0.641635894775391 0.495962142944336-0.37044095993042 0.460474014282227-0.406738758087158 0.42607307434082-0.445448398590088 0.392759323120117-0.486569881439209 0.689926147460938-1.10615158081055 0.569717407226563-1.29957962036133 0.458206176757813-1.51230239868164 0.355392456054687-1.74431991577148 0.261276245117187-1.99563217163086 0.175857543945313-2.26623916625977 0.1302490234375-5.42147827148438v-273.5zM8884.328125-14651.5625l0.184814453125 7.2783203125 0.260955810546875 3.2147216796875 0.399932861328125 2.9913330078125 0.558868408203125 2.8126220703125 0.737762451171875 2.6785888671875 0.936614990234375 2.5892333984375 1.15542602539063 2.5445556640625 1.99030685424805 3.67734909057617 2.16652297973633 3.4223518371582 2.34024429321289 3.16980361938477 2.51147079467773 2.91970443725586 2.68020248413086 2.67205429077148 2.84643936157227 2.42685317993164 3.01018142700195 2.18410110473633 3.17142868041992 1.94379806518555 3.33018112182617 1.7059440612793 3.4864387512207 1.47053909301758 3.64020156860352 1.23758316040039 3.79146957397461 1.00707626342773 3.94024276733398 0.779018402099609 4.08652114868164 0.553409576416016 4.23030471801758 0.330249786376953 4.3715934753418 0.109539031982422 3.47109985351562-0.132026672363281 3.85360717773437-0.448112487792969 4.15243530273438-0.842247009277344 4.36758422851563-1.31443023681641 4.49905395507813-1.86466217041016 4.54684448242188-2.49294281005859 4.51095581054688-3.19927215576172 4.39138793945313-3.98365020751953 4.18814086914063-4.84607696533203 3.90121459960937-5.78655242919922 3.53060913085937-6.80507659912109 3.07632446289062-7.90164947509766 2.53836059570312-9.07627105712891 1.91671752929688-10.3289413452148 1.21139526367188-11.6596603393555 0.422393798828125-13.0684280395508-0.90020751953125-21.8641357421875-1.13356781005859-9.92411804199219-1.59659576416016-9.24104309082031-2.06516265869141-8.54963684082031-2.53926849365234-7.84989929199219-3.01891326904297-7.14183044433594-3.50409698486328-6.42543029785156-3.99481964111328-5.70069885253906-4.49108123779297-4.96763610839844-4.99288177490234-4.22624206542969-5.50022125244141-3.47651672363281-6.01309967041016-2.71846008300781-6.53151702880859-1.95207214355469-7.05547332763672-1.17735290527344-7.58496856689453-0.394302368164062-4.13380813598633 0.133075714111328-3.9903678894043 0.397594451904297-3.84264755249023 0.659664154052734-3.69064712524414 0.919284820556641-3.53436660766602 1.17645645141602-3.37380599975586 1.43117904663086-3.20896530151367 1.68345260620117-3.03984451293945 1.93327713012695-2.8664436340332 2.1806526184082-2.68876266479492 2.42557907104492-2.50680160522461 2.66805648803711-2.32056045532227 2.90808486938477-2.13003921508789 3.14566421508789-1.93523788452148 3.38079452514648-1.73615646362305 3.61347579956055-1.53279495239258 3.84370803833008-0.8536376953125 2.906982421875-0.6756591796875 3.025634765625-0.5174560546875 3.144287109375-0.3790283203125 3.262939453125-0.421875 6.8818359375-0.10546875 7.3564453125z"/>
          <dr3d:extrude draw:style-name="gr12" draw:layer="layout" dr3d:transform="matrix (1 0 0 0 1 0 0 0 1 -0.28159589255685cm -0.000365853619388872cm 0.000133159827556483cm)" svg:viewBox="9074.03125 -14787 103.203125 302" svg:d="M9076.140625-14585.5625v-10.5625l16.078125-2.109375 3.7396240234375-0.677337646484375 1.59382629394531-0.399906158447266 1.42143249511719-0.465480804443359 1.25773620605469-0.549617767333984 1.10273742675781-0.652317047119141 0.956436157226563-0.773578643798828 0.42607307434082-0.438063144683838 0.392759323120117-0.475339412689209 0.689926147460938-1.0717887878418 0.569717407226563-1.24873733520508 0.458206176757813-1.44424819946289 0.355392456054687-1.65832138061523 0.261276245117187-1.89095687866211 0.175857543945313-2.14215469360352 0.1302490234375-5.11215209960938v-133.015625l-0.113861083984375-7.14736938476563-0.203678131103516-2.92678451538086-0.356044769287109-2.53839492797852-0.549312591552734-2.18216323852539-0.359913349151611-0.967544078826904-0.423568248748779-0.89054536819458-0.492335796356201-0.817566394805908-0.566215991973877-0.748607158660889-0.645208835601807-0.683667659759522-0.72931432723999-0.622747898101807-0.818532466888428-0.565847873687744-0.912863254547119-0.512967586517334-2.12916946411133-0.883373260498047-2.56784439086914-0.720088958740234-3.04742050170898-0.588962554931641-7.69717407226563-0.913177490234375-10.1062927246094-0.774566650390625v-12.265625h103.203125v12.265625l-9.98516845703125 0.774566650390625-7.64031982421875 0.913177490234375-3.03845977783203 0.588962554931641-2.56938934326172 0.720088958740234-2.13936614990234 0.883373260498047-0.920626640319824 0.512967586517334-0.827763557434082 0.565847873687744-0.739781379699707 0.622747898101807-0.656680107116699 0.683667659759522-0.578459739685059 0.748607158660889-0.505120277404785 0.817566394805908-0.436661720275879 0.89054536819458-0.37308406829834 0.967544078826904-0.574958801269531 2.18216323852539-0.379219055175781 2.53839492797852-0.222526550292969 2.92678451538086-0.13116455078125 7.14736938476563v173.25l-2.953125 2.484375zM9125.21875-14485l-2.80043411254883-0.127254486083984-2.6826286315918-0.375156402587891-2.55614852905273-0.613147735595703-2.42099380493164-0.841228485107422-2.27716445922852-1.05939865112305-2.12466049194336-1.26765823364258-1.96348190307617-1.46600723266602-1.79362869262695-1.65444564819336-1.6151008605957-1.83297348022461-1.42789840698242-2.00159072875977-1.23202133178711-2.16029739379883-1.02746963500977-2.3090934753418-0.814243316650391-2.44797897338867-0.592342376708984-2.57695388793945-0.361766815185547-2.69601821899414-0.122516632080078-2.80517196655273 0.122516632080078-2.72599792480469 0.361766815185547-2.61714172363281 0.592342376708984-2.49903869628906 0.814243316650391-2.37168884277344 1.02746963500977-2.23509216308594 1.23202133178711-2.08924865722656 1.42789840698242-1.93415832519531 1.6151008605957-1.76982116699219 1.79362869262695-1.59623718261719 1.96348190307617-1.41340637207031 2.12466049194336-1.22132873535156 2.27716445922852-1.02000427246094 2.42099380493164-0.809432983398438 2.55614852905273-0.589614868164063 2.6826286315918-0.360549926757812 2.80043411254883-0.122238159179688 2.86257171630859 0.122238159179688 2.71915435791016 0.360549926757812 2.57074737548828 0.589614868164063 2.41735076904297 0.809432983398438 2.25896453857422 1.02000427246094 2.09558868408203 1.22132873535156 1.92722320556641 1.41340637207031 1.75386810302734 1.59623718261719 1.57552337646484 1.76982116699219 1.39218902587891 1.93415832519531 1.20386505126953 2.08924865722656 1.01055145263672 2.23509216308594 0.812248229980469 2.37168884277344 0.608955383300781 2.49903869628906 0.400672912597656 2.61714172363281 0.187400817871094 2.72599792480469-0.117877960205078 2.80517196655273-0.349071502685547 2.69601821899414-0.573421478271484 2.57695388793945-0.790927886962891 2.44797897338867-1.00159072875977 2.3090934753418-1.20541000366211 2.16029739379883-1.40238571166992 2.00159072875977-1.5925178527832 1.83297348022461-1.77580642700195 1.65444564819336-1.95225143432617 1.46600723266602-2.12185287475586 1.26765823364258-2.28461074829102 1.05939865112305-2.44052505493164 0.841228485107422-2.58959579467773 0.613147735595703-2.7318229675293 0.375156402587891z"/>
          <dr3d:extrude draw:style-name="gr12" draw:layer="layout" dr3d:transform="matrix (1 0 0 0 1 0 0 0 1 -0.281630439888871cm -0.000487109947182034cm 0.00017729352158949cm)" svg:viewBox="9197.03125 -14787 241.953125 212" svg:d="M9407.265625-14642.171875l-0.270786285400391 7.78133010864258-0.804927825927734 7.34748458862305-1.32792282104492 6.90423202514648-1.83977127075195 6.45157241821289-2.34047317504883 5.98950576782227-2.83002853393555 5.51803207397461-3.30843734741211 5.03715133666992-3.77569961547852 4.5468635559082-4.23181533813477 4.04716873168945-4.67678451538086 3.53806686401367-5.1106071472168 3.01955795288086-5.53328323364258 2.49164199829102-5.9448127746582 1.95431900024414-6.34519577026367 1.40758895874023-6.73443222045898 0.851451873779297-7.11252212524414 0.285907745361328-5.73408889770508-0.175216674804688-5.48408126831055-0.512405395507813-5.26128768920898-0.829727172851563-5.06570816040039-1.12718200683594-4.89734268188477-1.40476989746094-4.75619125366211-1.66249084472656-9.19778442382813-4.0186767578125-8.95974731445313-4.8111572265625-8.93942260742188-5.4447021484375-18.688720703125-12.154296875-5.921875 32.140625-63.03125-10.578125v-10.578125l16.078125-2.109375 3.7396240234375-0.677337646484375 1.59382629394531-0.399906158447266 1.42143249511719-0.465480804443359 1.25773620605469-0.549617767333984 1.10273742675781-0.652317047119141 0.956436157226563-0.773578643798828 0.42607307434082-0.438063144683838 0.392759323120117-0.475339412689209 0.689926147460938-1.0717887878418 0.569717407226563-1.24873733520508 0.458206176757813-1.44424819946289 0.355392456054687-1.65832138061523 0.261276245117187-1.89095687866211 0.175857543945313-2.14215469360352 0.1302490234375-5.11215209960938v-132.984375l-0.113861083984375-7.14736938476563-0.203678131103516-2.92678451538086-0.356044769287109-2.53839492797852-0.549312591552734-2.18216323852539-0.359913349151611-0.967544078826904-0.423568248748779-0.89054536819458-0.492335796356201-0.817566394805908-0.566215991973877-0.748607158660889-0.645208835601807-0.683667659759522-0.72931432723999-0.622747898101807-0.818532466888428-0.565847873687744-0.912863254547119-0.512967586517334-2.12916946411133-0.883373260498047-2.56784439086914-0.720088958740234-3.04742050170898-0.588962554931641-7.69717407226563-0.913177490234375-10.1062927246094-0.774566650390625v-12.265625h103.203125v12.265625l-9.98516845703125 0.774566650390625-7.64031982421875 0.913177490234375-3.03845977783203 0.588962554931641-2.56938934326172 0.720088958740234-2.13936614990234 0.883373260498047-0.920626640319824 0.512967586517334-0.827763557434082 0.565847873687744-0.739781379699707 0.622747898101807-0.656680107116699 0.683667659759522-0.578459739685059 0.748607158660889-0.505120277404785 0.817566394805908-0.436661720275879 0.89054536819458-0.37308406829834 0.967544078826904-0.574958801269531 2.18216323852539-0.379219055175781 2.53839492797852-0.222526550292969 2.92678451538086-0.13116455078125 7.14736938476563v98.78125l0.184814453125 7.134765625 0.260955810546875 3.07373046875 0.399932861328125 2.83056640625 0.558868408203125 2.65185546875 0.737762451171875 2.53759765625 0.936614990234375 2.48779296875 1.15542602539063 2.50244140625 1.78160095214844 3.05544281005859 2.01002502441406 2.97940826416016 2.22846984863281 2.88666534423828 2.43693542480469 2.77721405029297 2.63542175292969 2.65105438232422 2.82392883300781 2.50818634033203 3.00245666503906 2.34860992431641 3.17100524902344 2.17232513427734 3.32957458496094 1.97933197021484 3.47816467285156 1.76963043212891 3.61677551269531 1.54322052001953 3.74540710449219 1.30010223388672 3.86405944824219 1.04027557373047 3.97273254394531 0.763740539550781 4.07142639160156 0.470497131347656 4.16014099121094 0.160545349121094 5.23930740356445-0.189182281494141 4.92832565307617-0.572078704833984 4.61361312866211-0.961772918701172 4.29516983032227-1.3582649230957 3.97299575805664-1.76155471801758 3.64709091186523-2.1716423034668 3.31745529174805-2.58852767944336 2.98408889770508-3.01221084594727 2.64699172973633-3.44269180297852 2.3061637878418-3.87997055053711 1.96160507202148-4.32404708862305 1.61331558227539-4.77492141723633 1.26129531860352-5.23259353637695 0.905544281005859-5.69706344604492 0.546062469482422-6.16833114624023 0.182849884033203-6.64639663696289v-99.625l-0.113861083984375-7.14736938476563-0.203678131103516-2.92678451538086-0.356044769287109-2.53839492797852-0.549312591552734-2.18216323852539-0.359913349151611-0.967544078826904-0.423568248748779-0.89054536819458-0.492335796356201-0.817566394805908-0.566215991973877-0.748607158660889-0.645208835601807-0.683667659759522-0.72931432723999-0.622747898101807-0.818532466888428-0.565847873687744-0.912863254547119-0.512967586517334-2.12916946411133-0.883373260498047-2.56784439086914-0.720088958740234-3.04742050170898-0.588962554931641-7.69717407226563-0.913177490234375-10.1062927246094-0.774566650390625v-12.265625h103.203125v12.265625l-9.98516845703125 0.774566650390625-7.64031982421875 0.913177490234375-3.03845977783203 0.588962554931641-2.56938934326172 0.720088958740234-2.13936614990234 0.883373260498047-0.920626640319824 0.512967586517334-0.827763557434082 0.565847873687744-0.739781379699707 0.622747898101807-0.656680107116699 0.683667659759522-0.578459739685059 0.748607158660889-0.505120277404785 0.817566394805908-0.436661720275879 0.89054536819458-0.37308406829834 0.967544078826904-0.574958801269531 2.18216323852539-0.379219055175781 2.53839492797852-0.222526550292969 2.92678451538086-0.13116455078125 7.14736938476563z"/>
          <dr3d:extrude draw:style-name="gr12" draw:layer="layout" dr3d:transform="matrix (1 0 0 0 1 0 0 0 1 -0.2816649617529cm -0.000608021306759838cm 0.000221301657460572cm)" svg:viewBox="9552.375 -14787 241.53125 314" svg:d="M9762.1875-14642.171875l-0.270889282226562 7.78133010864258-0.805648803710938 7.34748458862305-1.32987976074219 6.90423202514648-1.84358215332031 6.45157241821289-2.34675598144531 5.98950576782227-2.83940124511719 5.51803207397461-3.32151794433594 5.03715133666992-3.79310607910156 4.5468635559082-4.25416564941406 4.04716873168945-4.70469665527344 3.53806686401367-5.14469909667969 3.01955795288086-5.57417297363281 2.49164199829102-5.99311828613281 1.95431900024414-6.40153503417969 1.40758895874023-6.79942321777344 0.851451873779297-7.18678283691406 0.285907745361328-5.65502166748047-0.165946960449219-5.40595245361328-0.487068176269531-5.18540191650391-0.792030334472656-4.99337005615234-1.08083343505859-4.82985687255859-1.35347747802734-4.69486236572266-1.60996246337891-9.09881591796875-3.92474365234375-8.90106201171875-4.75677490234375-8.93145751953125-5.45953369140625-18.86669921875-12.51025390625v131.578125l-2.953125 2.5625-66-10.625v-10.625l16.078125-2.125 3.7396240234375-0.683349609375 1.59382629394531-0.4031982421875 1.42143249511719-0.4691162109375 1.25773620605469-0.5537109375 1.10273742675781-0.656982421875 0.956436157226563-0.7789306640625 0.42607307434082-0.441032409667969 0.392759323120117-0.478523254394531 0.689926147460938-1.078857421875 0.569717407226563-1.2568359375 0.458206176757813-1.4534912109375 0.355392456054687-1.6688232421875 0.261276245117187-1.90283203125 0.175857543945313-2.155517578125 0.1302490234375-5.143798828125v-234.75l-0.00921630859375-6.90512084960938-0.185035705566406-2.85571670532227-0.354087829589844-2.49575424194336-0.559715270996094-2.16424179077148-0.36839771270752-0.966694355010986-0.433520317077637-0.894484996795654-0.503214836120606-0.825831890106201-0.577481269836426-0.760735034942627-0.656319618225098-0.699194431304932-0.739729881286621-0.641210079193115-0.827712059020996-0.586781978607178-0.920266151428223-0.535910129547119-2.13648223876953-0.933429718017578-2.56156158447266-0.772617340087891-3.02321624755859-0.640254974365234-7.57769775390625-0.997222900390625-9.86322021484375-0.809173583984375v-12.265625h102.796875v12.265625l-9.74359130859375 0.809173583984375-7.52838134765625 0.997222900390625-3.02172088623047 0.640254974365234-2.57379913330078 0.772617340087891-2.16117095947266 0.933429718017578-0.93687915802002 0.535910129547119-0.846957206726074 0.586781978607178-0.761446952819824 0.641210079193115-0.68034839630127 0.699194431304932-0.60366153717041 0.760735034942627-0.531386375427246 0.825831890106201-0.463522911071777 0.894484996795654-0.400071144104004 0.966694355010986-0.627433776855469 2.16424179077148-0.426567077636719 2.49575424194336-0.260993957519531 2.85571670532227-0.16644287109375 6.90512084960938v98.78125l0.118896484375 7.128173828125 0.193389892578125 3.05807495117187 0.322479248046875 2.80007934570312 0.481414794921875 2.60159301757812 0.670196533203125 2.46261596679687 0.888824462890625 2.38314819335937 1.13729858398438 2.36318969726562 1.78633880615234 3.12970352172852 2.02341461181641 3.04439926147461 2.24927520751953 2.9430046081543 2.46392059326172 2.82551956176758 2.66735076904297 2.69194412231445 2.85956573486328 2.54227828979492 3.04056549072266 2.37652206420898 3.21035003662109 2.19467544555664 3.36891937255859 1.99673843383789 3.51627349853516 1.78271102905273 3.65241241455078 1.55259323120117 3.77733612060547 1.3063850402832 3.89104461669922 1.04408645629883 3.99353790283203 0.765697479248047 4.08481597900391 0.471218109130859 4.16487884521484 0.160648345947266 5.23930740356445-0.189182281494141 4.92832565307617-0.572078704833984 4.61361312866211-0.961772918701172 4.29516983032227-1.3582649230957 3.97299575805664-1.76155471801758 3.64709091186523-2.1716423034668 3.31745529174805-2.58852767944336 2.98408889770508-3.01221084594727 2.64699172973633-3.44269180297852 2.3061637878418-3.87997055053711 1.96160507202148-4.32404708862305 1.61331558227539-4.77492141723633 1.26129531860352-5.23259353637695 0.905544281005859-5.69706344604492 0.546062469482422-6.16833114624023 0.182849884033203-6.64639663696289v-99.625l-0.148468017578125-6.90512084960938-0.241374969482422-2.85571670532227-0.402393341064453-2.49575424194336-0.600605010986328-2.16424179077148-0.386254787445068-0.966694355010986-0.449755191802979-0.894484996795654-0.517904758453369-0.825831890106201-0.59070348739624-0.760735034942627-0.668151378631592-0.699194431304932-0.750248432159424-0.641210079193115-0.836994647979736-0.586781978607178-0.928390026092529-0.535910129547119-2.14956283569336-0.933429718017578-2.5709342956543-0.772617340087891-3.02949905395508-0.640254974365234-7.58346557617188-0.997222900390625-9.86404418945313-0.809173583984375v-12.265625h103.203125v12.265625l-9.742919921875 0.809173583984375-7.526611328125 0.997222900390625-3.02053833007812 0.640254974365234-2.57247924804687 0.772617340087891-2.15975952148437 0.933429718017578-0.936153411865234 0.535910129547119-0.846225738525391 0.586781978607178-0.760715484619141 0.641210079193115-0.679622650146484 0.699194431304932-0.602947235107422 0.760735034942627-0.530689239501953 0.825831890106201-0.462848663330078 0.894484996795654-0.399425506591797 0.966694355010986-0.626251220703125 2.16424179077148-0.425567626953125 2.49575424194336-0.260223388671875 2.85571670532227-0.165771484375 6.90512084960938z"/>
          <dr3d:extrude draw:style-name="gr12" draw:layer="layout" dr3d:transform="matrix (1 0 0 0 1 0 0 0 1 -0.281699458177087cm -0.000728589168158578cm 0.000265184770218184cm)" svg:viewBox="9822.21875 -14792 201.34375 217" svg:d="M9946.578125-14726.546875l-0.298477172851562-6.11478805541992-0.860336303710938-5.54594802856445-1.36955261230469-5.00116348266602-1.82612609863281-4.48043441772461-2.23005676269531-3.98376083374023-2.58134460449219-3.51114273071289-2.87998962402344-3.06258010864258-3.12599182128906-2.6380729675293-3.31935119628906-2.23762130737305-3.46006774902344-1.86122512817383-3.54814147949219-1.50888442993164-3.58357238769531-1.18059921264648-3.56636047363281-0.876369476318359-3.49650573730469-0.596195220947266-3.37400817871094-0.340076446533203-3.19886779785156-0.108013153076172-4.75782775878906 0.214717864990234-4.44224548339844 0.632175445556641-4.12785339355469 1.03166580200195-3.81465148925781 1.41318893432617-3.50263977050781 1.7767448425293-3.19181823730469 2.12233352661133-2.88218688964844 2.44995498657227-2.57374572753906 2.75960922241211-2.26649475097656 3.05129623413086-1.96043395996094 3.32501602172852-1.65556335449219 3.58076858520508-1.35188293457031 3.81855392456055-1.04939270019531 4.03837203979492-0.748092651367188 4.2402229309082-0.447982788085938 4.42410659790039-0.149063110351563 4.59002304077148 0.110366821289063 3.6088752746582 0.336044311523437 3.39347457885742 0.569137573242188 3.19045639038086 0.809646606445313 2.99982070922852 1.05757141113281 2.82156753540039 1.31291198730469 2.65569686889648 1.57566833496094 2.5022087097168 1.84584045410156 2.36110305786133 2.12342834472656 2.23237991333008 2.40843200683594 2.11603927612305 2.70085144042969 2.01208114624023 3.00068664550781 1.92050552368164 3.30793762207031 1.84131240844727 3.62260437011719 1.77450180053711 8.2188720703125 3.39810180664062 27.1796875 10.283203125 12.318359375 5.200927734375 5.077392578125 2.45956420898437 4.065185546875 2.30630493164062zM9984.65625-14631.171875l-0.361083984375 9.44332885742188-0.567535400390625 4.83247756958008-0.928802490234375 4.83039474487305-1.36752319335938 4.77134323120117-1.88369750976563 4.65532302856445-2.47732543945312 4.48233413696289-3.14840698242187 4.25237655639648-3.89694213867187 3.96545028686523-4.72293090820313 3.62155532836914-5.62637329101563 3.2206916809082-6.60726928710938 2.76285934448242-7.66561889648438 2.2480583190918-8.80142211914063 1.67628860473633-10.0146789550781 1.04755020141602-11.3053894042969 0.361843109130859-8.83636093139648-0.285728454589844-8.55838394165039-0.831153869628906-8.2401008605957-1.33753204345703-7.88151168823242-1.80486297607422-7.48261642456055-2.23314666748047-7.04341506958008-2.62238311767578-6.56390762329102-2.97257232666016-6.04409408569336-3.28371429443359-5.48397445678711-3.55580902099609-4.88354873657227-3.78885650634766-4.24281692504883-3.98285675048828-3.5617790222168-4.13780975341797-2.84043502807617-4.25371551513672-2.07878494262695-4.33057403564453-0.741178035736084-2.18190670013428-0.535650730133057-2.18647861480713-0.325085163116455-2.18616962432861-0.109481334686279-2.18097972869873 0.177787780761719-2.44741058349609 0.510627746582031-2.28055572509766 0.809364318847656-2.11493682861328 1.07399749755859-1.95055389404297 1.30452728271484-1.78740692138672 1.50095367431641-1.62549591064453 1.66327667236328-1.46482086181641 1.79149627685547-1.30538177490234 1.88561248779297-1.14717864990234 1.94562530517578-0.990211486816406 1.97153472900391-0.834480285644531 1.96334075927734-0.679985046386719 1.92104339599609-0.526725769042969 1.84464263916016-0.374702453613281 1.73413848876953-0.223915100097656 1.58953094482422-0.0743637084960938 1.59392166137695 0.0538673400878906 1.45359420776367 0.159542083740234 1.32198715209961 0.262126922607422 1.19910049438477 0.361621856689453 1.08493423461914 0.458026885986328 0.979488372802734 0.551342010498047 0.882762908935547 0.641567230224609 0.794757843017578 0.728702545166016 0.715473175048828 0.812747955322266 0.644908905029297 0.893703460693359 0.583065032958984 0.971569061279297 0.529941558837891 1.04634475708008 0.935394287109375 2.30465698242187 0.827545166015625 2.56668090820312 1.83539581298828 5.61175155639648 2.01158905029297 5.13309097290039 2.17537689208984 4.6705207824707 2.32675933837891 4.22404098510742 2.46573638916016 3.79365158081055 2.59230804443359 3.37935256958008 2.70647430419922 2.98114395141602 2.80823516845703 2.59902572631836 2.89759063720703 2.23299789428711 2.97454071044922 1.88306045532227 3.03908538818359 1.54921340942383 3.09122467041016 1.2314567565918 3.13095855712891 0.929790496826172 3.15828704833984 0.644214630126953 3.17321014404297 0.374729156494141 3.17572784423828 0.121334075927734 3.12288665771484-0.103000640869141 3.15927886962891-0.325496673583984 3.16284942626953-0.572734832763672 3.13359832763672-0.844715118408203 3.07152557373047-1.14143753051758 2.97663116455078-1.4629020690918 2.84891510009766-1.80910873413086 2.68837738037109-2.18005752563477 2.49501800537109-2.57574844360352 2.26883697509766-2.99618148803711 2.00983428955078-3.44135665893555 1.71800994873047-3.91127395629883 1.39336395263672-4.40593338012695 1.03589630126953-4.92533493041992 0.645606994628906-5.46947860717773 0.222496032714844-6.03836441040039v-17.71875l-2.33097457885742-2.05197525024414-2.98894119262695-2.04302597045898-3.59112930297852-2.03464889526367-4.13753890991211-2.0268440246582-9.69119262695313-4.03256225585938-11.2074890136719-4.00820922851563-51.068359375-15.880859375-5.46036911010742-1.87547302246094-4.97356033325195-2.13319396972656-4.50531387329102-2.37178039550781-4.05562973022461-2.59123229980469-3.62450790405273-2.79154968261719-3.21194839477539-2.97273254394531-2.81795120239258-3.13478088378906-2.4425163269043-3.27769470214844-2.08564376831055-3.40147399902344-1.74733352661133-3.50611877441406-1.42758560180664-3.59162902832031-1.12639999389648-3.65800476074219-0.843776702880859-3.70524597167969-0.579715728759766-3.73335266113281-0.334217071533203-3.74232482910156-0.107280731201172-3.73216247558594 0.247299194335937-5.89026641845703 0.739395141601563-5.77532196044922 1.22773742675781-5.62380218505859 1.71232604980469-5.43570709228516 2.19316101074219-5.21103668212891 2.67024230957031-4.94979095458984 3.14356994628906-4.65196990966797 3.61314392089844-4.31757354736328 4.07896423339844-3.94660186767578 4.54103088378906-3.53905487060547 4.99934387207031-3.09493255615234 5.45390319824219-2.61423492431641 5.90470886230469-2.09696197509766 6.35176086425781-1.54311370849609 6.79505920410156-0.952690124511719 7.23460388183594-0.325691223144531 4.88250350952148 0.326339721679687 4.80301284790039 0.641555786132813 4.7136116027832 0.925186157226563 4.61429977416992 1.17723083496094 8.89102172851563 2.9842529296875 8.37484741210938 3.6134033203125 7.77938842773438 3.9898681640625 7.10464477539063 4.1136474609375 11.867919921875 7.587890625 2.27432250976562-5.58023071289063 2.43783569335937-4.98056030273438 1.30661392211914-2.25149917602539 1.37914657592773-2.08489608764648 1.46223068237305-1.9127311706543 1.55586624145508-1.73500442504883 1.66005325317383-1.55171585083008 1.7747917175293-1.36286544799805 1.90008163452148-1.16845321655273 2.03592300415039-0.968479156494141 2.18231582641602-0.762943267822266 2.33926010131836-0.551845550537109 2.50675582885742-0.335186004638672 2.6848030090332-0.112964630126953 5.98065185546875 0.215118408203125 6.16339111328125 0.635711669921875 6.29156494140625 1.04183959960938 6.36517333984375 1.43350219726563 6.38421630859375 1.81069946289063 6.34869384765625 2.17343139648437 6.25860595703125 2.52169799804687 6.11395263671875 2.85549926757812-2.53125 10.140625-2.36721801757812-0.450714111328125-2.61056518554687-0.386444091796875-2.77938842773437-0.297454833984375-2.87368774414062-0.183746337890625-2.89346313476562-0.045318603515625-2.83871459960937 0.117828369140625-2.70944213867187 0.305694580078125-1.28295516967773 0.231021881103516-1.22269058227539 0.287258148193359-1.42016220092773 0.393726348876953-1.40036392211914 0.560283660888672-1.37065505981445 0.744716644287109-1.33103561401367 0.947025299072266-1.2815055847168 1.16720962524414-1.22206497192383 1.40526962280273-1.15271377563477 1.66120529174805-1.07345199584961 1.93501663208008-0.984279632568359 2.22670364379883-0.885196685791016 2.5362663269043-0.776203155517578 2.86370468139648-0.657299041748047 3.20901870727539-0.918243408203125 7.52548217773438-0.323699951171875 9.12124633789063z"/>
          <dr3d:extrude draw:style-name="gr12" draw:layer="layout" dr3d:transform="matrix (1 0 0 0 1 0 0 0 1 -0.281733929189544cm -0.000848814993069027cm 0.0003089433918758cm)" svg:viewBox="10041.375 -14792 149.3125 217" svg:d="M10176.734375-14638.765625v49.375l-2.70308303833008 1.83531188964844-2.86689376831055 1.69898986816406-3.01580429077148 1.56513977050781-3.14981460571289 1.43376159667969-6.64205932617188 2.4832763671875-6.99929809570313 1.9874267578125-7.23733520507813 1.5113525390625-7.35617065429688 1.0550537109375-7.35580444335938 0.6185302734375-7.23623657226563 0.2017822265625-8.38900375366211-0.251945495605469-8.01892471313477-0.752876281738281-7.62593460083008-1.24936676025391-7.21003341674805-1.74141693115234-6.77122116088867-2.22902679443359-6.30949783325195-2.71219635009766-5.82486343383789-3.19092559814453-5.31731796264648-3.66521453857422-4.78686141967773-4.13506317138672-4.23349380493164-4.60047149658203-3.6572151184082-5.06143951416016-3.05802536010742-5.51796722412109-2.4359245300293-5.97005462646484-1.79091262817383-6.41770172119141-1.12298965454102-6.86090850830078-0.432155609130859-7.29967498779297 0.400970458984375-6.34444046020508 1.02407836914063-5.91059494018555 1.61624145507813-5.49773788452148 2.17745971679687-5.10586929321289 2.70773315429687-4.73498916625977 3.20706176757812-4.38509750366211 3.67544555664062-4.05619430541992 4.11288452148438-3.7482795715332 4.51937866210938-3.46135330200195 4.89492797851563-3.19541549682617 5.23953247070313-2.95046615600586 5.55319213867188-2.72650527954102 11.923583984375-4.86508178710938 12.806884765625-4.22109985351563 7.43167114257813-2.42251586914062 7.74240112304688-2.95663452148437 7.65194702148438-3.66891479492187 3.66668319702148-2.1572380065918 3.49362564086914-2.40211868286133 3.27042007446289-2.66926956176758 2.99706649780273-2.95869064331055 2.67356491088867-3.27038192749023 2.2999153137207-3.60434341430664 1.87611770629883-3.96057510375977 1.40217208862305-4.33907699584961 0.878078460693359-4.73984909057617 0.303836822509766-5.16289138793945-0.195510864257813-3.94165802001953-0.575363159179688-3.74541473388672-0.938461303710938-3.54116058349609-1.28480529785156-3.32889556884766-1.61439514160156-3.10861968994141-1.92723083496094-2.88033294677734-2.22331237792969-2.64403533935547-2.50263977050781-2.39972686767578-2.76521301269531-2.14740753173828-3.01103210449219-1.88707733154297-3.24009704589844-1.61873626708984-3.45240783691406-1.34238433837891-3.64796447753906-1.05802154541016-3.82676696777344-0.765647888183594-3.98881530761719-0.465263366699219-4.13410949707031-0.156867980957031-6.24758911132813 0.288467407226562-5.89767456054688 0.851791381835938-5.55453491210938 1.39469909667969-5.21817016601563 1.91719055175781-4.88858032226563 2.41926574707031-4.56576538085938 2.90092468261719-4.24972534179688 3.36216735839844-3.94046020507812 3.80299377441406-3.63796997070312 4.22340393066406-3.34225463867187 4.62339782714844-3.05331420898437 5.00297546386719-2.77114868164062 5.36213684082031-2.49575805664062 5.70088195800781-2.22714233398437 6.01921081542969-3.675537109375 12.9117431640625h-12.265625l4.234375-55.296875 2.9748649597168-2.45507431030273 3.20637893676758-2.29684829711914 3.42111587524414-2.13859939575195 3.61907577514648-1.98032760620117 7.76492309570313-3.48574829101562 8.35543823242188-2.85238647460937 8.81173706054688-2.21884155273437 9.13381958007813-1.58511352539063 9.32168579101563-0.951202392578125 9.37533569335938-0.317108154296875 9.18207931518555 0.307594299316406 8.66615676879883 0.905845642089844 8.13968276977539 1.47869110107422 7.60265731811523 2.02613067626953 7.05508041381836 2.54816436767578 6.49695205688477 3.04479217529297 5.92827224731445 3.51601409912109 5.34904098510742 3.96183013916016 4.75925827026367 4.38224029541016 4.1589241027832 4.77724456787109 3.54803848266602 5.14684295654297 2.92660140991211 5.49103546142578 2.29461288452148 5.80982208251953 1.65207290649414 6.10320281982422 0.998981475830078 6.37117767333984 0.335338592529297 6.61374664306641-0.267009735107422 6.73067855834961-0.798999786376953 6.28076553344727-1.32794570922852 5.85554885864258-1.85384750366211 5.45502853393555-2.37670516967773 5.07920455932617-2.89651870727539 4.72807693481445-3.41328811645508 4.40164566040039-3.9270133972168 4.09991073608398-4.43769454956055 3.82287216186523-4.94533157348633 3.57052993774414-5.44992446899414 3.3428840637207-5.95147323608398 3.13993453979492-13.3954162597656 5.76980590820313-15.3650817871094 5.25436401367188-6.924560546875 2.23712158203125-7.465087890625 2.68719482421875-7.554443359375 3.27093505859375-3.66973876953125 1.89614105224609-3.52288818359375 2.09220123291016-3.31964111328125 2.30496978759766-3.05999755859375 2.53444671630859-2.74395751953125 2.78063201904297-2.37152099609375 3.04352569580078-1.94268798828125 3.32312774658203-1.45745849609375 3.61943817138672-0.91583251953125 3.93245697021484-0.31781005859375 4.26218414306641 0.264728546142578 3.99913024902344 0.624828338623047 3.76832580566406 0.968196868896484 3.53376770019531 1.29483413696289 3.29545593261719 1.60474014282227 3.05339050292969 1.89791488647461 2.80757141113281 2.17435836791992 2.55799865722656 2.4340705871582 2.30467224121094 2.67705154418945 2.04759216308594 2.90330123901367 1.78675842285156 3.11281967163086 1.52217102050781 3.30560684204102 1.25382995605469 3.48166275024414 0.981735229492188 3.64098739624023 0.705886840820313 3.7835807800293 0.426284790039063 3.90944290161133 0.142929077148438 5.44842529296875-0.267040252685547 5.08770751953125-0.780902862548828 4.73321533203125-1.26443862915039 4.38494873046875-1.71764755249023 4.04290771484375-2.14052963256836 3.70709228515625-2.53308486938477 3.37750244140625-2.89531326293945 3.05413818359375-3.22721481323242 2.73699951171875-3.52878952026367 2.42608642578125-3.8000373840332 2.12139892578125-4.04095840454102 1.82293701171875-4.25155258178711 1.53070068359375-4.43181991577148 1.24468994140625-4.58176040649414 0.96490478515625-4.70137405395508 0.69134521484375-4.7906608581543z"/>
          <dr3d:extrude draw:style-name="gr12" draw:layer="layout" dr3d:transform="matrix (1 0 0 0 1 0 0 0 1 -0.281768374818339cm -0.000968700234907374cm 0.000352578051432829cm)" svg:viewBox="10216.375 -14787 241.53125 314" svg:d="M10426.1875-14642.171875l-0.270889282226562 7.78133010864258-0.805648803710938 7.34748458862305-1.32987976074219 6.90423202514648-1.84358215332031 6.45157241821289-2.34675598144531 5.98950576782227-2.83940124511719 5.51803207397461-3.32151794433594 5.03715133666992-3.79310607910156 4.5468635559082-4.25416564941406 4.04716873168945-4.70469665527344 3.53806686401367-5.14469909667969 3.01955795288086-5.57417297363281 2.49164199829102-5.99311828613281 1.95431900024414-6.40153503417969 1.40758895874023-6.79942321777344 0.851451873779297-7.18678283691406 0.285907745361328-5.65502166748047-0.165946960449219-5.40595245361328-0.487068176269531-5.18540191650391-0.792030334472656-4.99337005615234-1.08083343505859-4.82985687255859-1.35347747802734-4.69486236572266-1.60996246337891-9.09881591796875-3.92474365234375-8.90106201171875-4.75677490234375-8.93145751953125-5.45953369140625-18.86669921875-12.51025390625v131.578125l-2.953125 2.5625-66-10.625v-10.625l16.078125-2.125 3.7396240234375-0.683349609375 1.59382629394531-0.4031982421875 1.42143249511719-0.4691162109375 1.25773620605469-0.5537109375 1.10273742675781-0.656982421875 0.956436157226563-0.7789306640625 0.42607307434082-0.441032409667969 0.392759323120117-0.478523254394531 0.689926147460938-1.078857421875 0.569717407226563-1.2568359375 0.458206176757813-1.4534912109375 0.355392456054687-1.6688232421875 0.261276245117187-1.90283203125 0.175857543945313-2.155517578125 0.1302490234375-5.143798828125v-234.75l-0.00921630859375-6.90512084960938-0.185035705566406-2.85571670532227-0.354087829589844-2.49575424194336-0.559715270996094-2.16424179077148-0.36839771270752-0.966694355010986-0.433520317077637-0.894484996795654-0.503214836120606-0.825831890106201-0.577481269836426-0.760735034942627-0.656319618225098-0.699194431304932-0.739729881286621-0.641210079193115-0.827712059020996-0.586781978607178-0.920266151428223-0.535910129547119-2.13648223876953-0.933429718017578-2.56156158447266-0.772617340087891-3.02321624755859-0.640254974365234-7.57769775390625-0.997222900390625-9.86322021484375-0.809173583984375v-12.265625h102.796875v12.265625l-9.74359130859375 0.809173583984375-7.52838134765625 0.997222900390625-3.02172088623047 0.640254974365234-2.57379913330078 0.772617340087891-2.16117095947266 0.933429718017578-0.93687915802002 0.535910129547119-0.846957206726074 0.586781978607178-0.761446952819824 0.641210079193115-0.68034839630127 0.699194431304932-0.60366153717041 0.760735034942627-0.531386375427246 0.825831890106201-0.463522911071777 0.894484996795654-0.400071144104004 0.966694355010986-0.627433776855469 2.16424179077148-0.426567077636719 2.49575424194336-0.260993957519531 2.85571670532227-0.16644287109375 6.90512084960938v98.78125l0.118896484375 7.128173828125 0.193389892578125 3.05807495117187 0.322479248046875 2.80007934570312 0.481414794921875 2.60159301757812 0.670196533203125 2.46261596679687 0.888824462890625 2.38314819335937 1.13729858398438 2.36318969726562 1.78633880615234 3.12970352172852 2.02341461181641 3.04439926147461 2.24927520751953 2.9430046081543 2.46392059326172 2.82551956176758 2.66735076904297 2.69194412231445 2.85956573486328 2.54227828979492 3.04056549072266 2.37652206420898 3.21035003662109 2.19467544555664 3.36891937255859 1.99673843383789 3.51627349853516 1.78271102905273 3.65241241455078 1.55259323120117 3.77733612060547 1.3063850402832 3.89104461669922 1.04408645629883 3.99353790283203 0.765697479248047 4.08481597900391 0.471218109130859 4.16487884521484 0.160648345947266 5.23930740356445-0.189182281494141 4.92832565307617-0.572078704833984 4.61361312866211-0.961772918701172 4.29516983032227-1.3582649230957 3.97299575805664-1.76155471801758 3.64709091186523-2.1716423034668 3.31745529174805-2.58852767944336 2.98408889770508-3.01221084594727 2.64699172973633-3.44269180297852 2.3061637878418-3.87997055053711 1.96160507202148-4.32404708862305 1.61331558227539-4.77492141723633 1.26129531860352-5.23259353637695 0.905544281005859-5.69706344604492 0.546062469482422-6.16833114624023 0.182849884033203-6.64639663696289v-99.625l-0.148468017578125-6.90512084960938-0.241374969482422-2.85571670532227-0.402393341064453-2.49575424194336-0.600605010986328-2.16424179077148-0.386254787445068-0.966694355010986-0.449755191802979-0.894484996795654-0.517904758453369-0.825831890106201-0.59070348739624-0.760735034942627-0.668151378631592-0.699194431304932-0.750248432159424-0.641210079193115-0.836994647979736-0.586781978607178-0.928390026092529-0.535910129547119-2.14956283569336-0.933429718017578-2.5709342956543-0.772617340087891-3.02949905395508-0.640254974365234-7.58346557617188-0.997222900390625-9.86404418945313-0.809173583984375v-12.265625h103.203125v12.265625l-9.742919921875 0.809173583984375-7.526611328125 0.997222900390625-3.02053833007812 0.640254974365234-2.57247924804687 0.772617340087891-2.15975952148437 0.933429718017578-0.936153411865234 0.535910129547119-0.846225738525391 0.586781978607178-0.760715484619141 0.641210079193115-0.679622650146484 0.699194431304932-0.602947235107422 0.760735034942627-0.530689239501953 0.825831890106201-0.462848663330078 0.894484996795654-0.399425506591797 0.966694355010986-0.626251220703125 2.16424179077148-0.425567626953125 2.49575424194336-0.260223388671875 2.85571670532227-0.165771484375 6.90512084960938z"/>
        </dr3d:scene>
        <dr3d:scene draw:style-name="gr9" svg:width="0.508cm" svg:height="0.508cm" svg:x="15.097cm" svg:y="13.4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3d:scene draw:style-name="gr9" svg:width="0.508cm" svg:height="0.508cm" svg:x="16.097cm" svg:y="13.4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3d:scene draw:style-name="gr9" svg:width="0.508cm" svg:height="0.508cm" svg:x="17.097cm" svg:y="13.4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3d:scene draw:style-name="gr9" svg:width="1.143cm" svg:height="7.239cm" svg:x="12.43cm" svg:y="5.661cm" dr3d:transform="matrix (1 0 0 0 0.939692620785931 0.342020143325607 0 -0.342020143325607 0.939692620785931 -13.001cm 9.68107592509413cm 2.87341085342191cm)" dr3d:vrp="(0 0 4490.57142857143)" dr3d:vpn="(0 0 3268.57142857143)" dr3d:projection="perspective" dr3d:distance="1.22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12429 -13700 1144 7240" svg:d="M12715-6460v-5430h-286l572-1810 572 1810h-286v5430zM12429-6460zM13573-13700z"/>
        </dr3d:scene>
        <dr3d:scene draw:style-name="gr9" svg:width="1.143cm" svg:height="7.239cm" svg:x="18.93cm" svg:y="5.661cm" dr3d:transform="matrix (1 0 0 0 0.939692620785931 0.342020143325607 0 -0.342020143325607 0.939692620785931 -19.501cm 9.68107592509413cm 2.87341085342191cm)" dr3d:vrp="(0 0 4490.57142857143)" dr3d:vpn="(0 0 3268.57142857143)" dr3d:projection="perspective" dr3d:distance="1.22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18929 -13700 1144 7240" svg:d="M19215-6460v-5430h-286l572-1810 572 1810h-286v5430zM18929-6460zM20073-13700z"/>
        </dr3d:scene>
        <draw:frame draw:style-name="gr15" draw:text-style-name="P5" draw:layer="layout" svg:width="21.082cm" svg:height="2.615cm" svg:x="3.667cm" svg:y="14.198cm">
          <draw:text-box>
            <text:p text:style-name="P3"><text:span text:style-name="T1">Figure 1.</text:span></text:p>
            <text:p text:style-name="P4"><text:span text:style-name="T2">Audio fingerprinting extraction technique. <text:s/></text:span><text:span text:style-name="T2">Audio signal is processed into overlapping 0.40 </text:span><text:span text:style-name="T2">second frames. <text:s/>A short-time Fourier transform </text:span><text:span text:style-name="T2">is performed on each frame, keeping the most </text:span><text:span text:style-name="T2">perceptually significant frequency coefficients. <text:s/></text:span><text:span text:style-name="T2">Finally, differences between adjacent </text:span><text:span text:style-name="T2">frequencies form the basis for a binarized 32-bit </text:span><text:span text:style-name="T2">hash for each frame.</text:span></text:p>
            <text:p text:style-name="P4"><text:span text:style-name="T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8cm" fo:page-height="17.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3T16:11:24.593398498</meta:creation-date>
    <meta:editing-duration>PT15M35S</meta:editing-duration>
    <meta:editing-cycles>5</meta:editing-cycles>
    <meta:generator>LibreOffice/5.2.7.2$Linux_X86_64 LibreOffice_project/20m0$Build-2</meta:generator>
    <dc:date>2019-04-23T16:38:43.876020976</dc:date>
    <meta:document-statistic meta:object-count="90"/>
  </office:meta>
</office:document-meta>
</file>